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6362in"/>
    </style:style>
    <style:style style:name="co4" style:family="table-column">
      <style:table-column-properties fo:break-before="auto" style:column-width="1.722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1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1.2709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1.2437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 style:data-style-name="N125">
      <style:table-cell-properties fo:background-color="#ffff99"/>
    </style:style>
    <style:style style:name="ce6" style:family="table-cell" style:parent-style-name="Default" style:data-style-name="N43">
      <style:table-cell-properties fo:background-color="#ffff99"/>
    </style:style>
    <style:style style:name="ce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43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 style:data-style-name="N43">
      <style:table-cell-properties fo:background-color="#99ccff"/>
    </style:style>
    <style:style style:name="ce18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24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24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07.22.2014 a" table:style-name="ta1">
        <table:table-column table:style-name="co1" table:number-columns-repeated="4" table:default-cell-style-name="Default"/>
        <table:table-column table:style-name="co1" table:default-cell-style-name="ce9"/>
        <table:table-column table:style-name="co2" table:default-cell-style-name="ce11"/>
        <table:table-column table:style-name="co1" table:default-cell-style-name="ce13"/>
        <table:table-column table:style-name="co1" table:number-columns-repeated="5" table:default-cell-style-name="Default"/>
        <table:table-column table:style-name="co1" table:default-cell-style-name="ce9"/>
        <table:table-column table:style-name="co2" table:default-cell-style-name="ce11"/>
        <table:table-column table:style-name="co1" table:default-cell-style-name="ce13"/>
        <table:table-row table:style-name="ro1">
          <table:table-cell office:value-type="string">
            <text:p>Notes:</text:p>
          </table:table-cell>
          <table:table-cell office:value-type="string">
            <text:p>Tiny Tag 001 is with LP-80 #002 in RIL 63, and Tiny Tag 002 is with LP-80 #001 in RIL 73 on 07/22/14 (all other days in 2014 are TT001 with LP001 and TT002 with LP002).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3">
          <table:table-cell office:value-type="string">
            <text:p>RFM: 12.75 feet tall, senesce @ 6 feet</text:p>
          </table:table-cell>
          <table:table-cell table:number-columns-repeated="3"/>
          <table:table-cell table:style-name="Default" table:number-columns-repeated="3"/>
          <table:table-cell/>
          <table:table-cell office:value-type="string">
            <text:p>SKT: 10.2 feet tall, senesce @ 5 feet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1" office:value-type="string" table:number-columns-spanned="7" table:number-rows-spanned="1">
            <text:p>LP-80 #002 <text:s/>(RIL 63)</text:p>
          </table:table-cell>
          <table:covered-table-cell table:number-columns-repeated="3" table:style-name="ce2"/>
          <table:covered-table-cell table:number-columns-repeated="3" table:style-name="ce7"/>
          <table:table-cell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3" table:style-name="ce2"/>
          <table:covered-table-cell table:number-columns-repeated="3" table:style-name="ce7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5" table:formula="of:=100*((12.75 - [.A7])/12.75)" office:value-type="float" office:value="84.3137254901961">
            <text:p>84.3</text:p>
          </table:table-cell>
          <table:table-cell table:style-name="ce6" office:value-type="time" office:time-value="PT14H04M10S">
            <text:p>02:04:10 PM</text:p>
          </table:table-cell>
          <table:table-cell table:style-name="ce6" office:value-type="time" office:time-value="PT14H07M10S">
            <text:p>02:0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5:26">
            <text:p>7/22/2014 2:05:26 PM</text:p>
          </table:table-cell>
          <table:table-cell table:style-name="ce12" office:value-type="float" office:value="32.2">
            <text:p>32.2</text:p>
          </table:table-cell>
          <table:table-cell/>
          <table:table-cell table:style-name="ce3" office:value-type="float" office:value="2">
            <text:p>2</text:p>
          </table:table-cell>
          <table:table-cell table:style-name="ce5" table:formula="of:=100*((10.2 - [.I7])/10.2)" office:value-type="float" office:value="80.3921568627451">
            <text:p>80.4</text:p>
          </table:table-cell>
          <table:table-cell table:style-name="ce6" office:value-type="time" office:time-value="PT14H04M10S">
            <text:p>02:04:10 PM</text:p>
          </table:table-cell>
          <table:table-cell table:style-name="ce6" office:value-type="time" office:time-value="PT14H07M10S">
            <text:p>02:0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5:58">
            <text:p>7/22/2014 2:05:58 PM</text:p>
          </table:table-cell>
          <table:table-cell table:style-name="ce12" office:value-type="float" office:value="50.7">
            <text:p>50.7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06:26">
            <text:p>7/22/2014 2:06:26 PM</text:p>
          </table:table-cell>
          <table:table-cell table:style-name="ce12" office:value-type="float" office:value="32.2">
            <text:p>32.2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06:58">
            <text:p>7/22/2014 2:06:58 PM</text:p>
          </table:table-cell>
          <table:table-cell table:style-name="ce12" office:value-type="float" office:value="46.5">
            <text:p>46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07:26">
            <text:p>7/22/2014 2:07:26 PM</text:p>
          </table:table-cell>
          <table:table-cell office:value-type="float" office:value="30.9">
            <text:p>30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07:58">
            <text:p>7/22/2014 2:07:58 PM</text:p>
          </table:table-cell>
          <table:table-cell office:value-type="float" office:value="68">
            <text:p>68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08:26">
            <text:p>7/22/2014 2:08:26 PM</text:p>
          </table:table-cell>
          <table:table-cell office:value-type="float" office:value="32.4">
            <text:p>32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08:58">
            <text:p>7/22/2014 2:08:58 PM</text:p>
          </table:table-cell>
          <table:table-cell office:value-type="float" office:value="76">
            <text:p>76.0</text:p>
          </table:table-cell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5" table:formula="of:=100*((12.75 - [.A11])/12.75)" office:value-type="float" office:value="76.4705882352941">
            <text:p>76.5</text:p>
          </table:table-cell>
          <table:table-cell table:style-name="ce6" office:value-type="time" office:time-value="PT14H08M30S">
            <text:p>02:08:30 PM</text:p>
          </table:table-cell>
          <table:table-cell table:style-name="ce6" office:value-type="time" office:time-value="PT14H11M30S">
            <text:p>02:11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9:26">
            <text:p>7/22/2014 2:09:26 PM</text:p>
          </table:table-cell>
          <table:table-cell table:style-name="ce12" office:value-type="float" office:value="31.7">
            <text:p>31.7</text:p>
          </table:table-cell>
          <table:table-cell/>
          <table:table-cell table:style-name="ce3" office:value-type="float" office:value="3">
            <text:p>3</text:p>
          </table:table-cell>
          <table:table-cell table:style-name="ce5" table:formula="of:=100*((10.2 - [.I11])/10.2)" office:value-type="float" office:value="70.5882352941176">
            <text:p>70.6</text:p>
          </table:table-cell>
          <table:table-cell table:style-name="ce6" office:value-type="time" office:time-value="PT14H08M30S">
            <text:p>02:08:30 PM</text:p>
          </table:table-cell>
          <table:table-cell table:style-name="ce6" office:value-type="time" office:time-value="PT14H11M30S">
            <text:p>02:11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09:58">
            <text:p>7/22/2014 2:09:58 PM</text:p>
          </table:table-cell>
          <table:table-cell table:style-name="ce12" office:value-type="float" office:value="80.3">
            <text:p>80.3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0:26">
            <text:p>7/22/2014 2:10:26 PM</text:p>
          </table:table-cell>
          <table:table-cell table:style-name="ce12" office:value-type="float" office:value="31">
            <text:p>31.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0:58">
            <text:p>7/22/2014 2:10:58 PM</text:p>
          </table:table-cell>
          <table:table-cell table:style-name="ce12" office:value-type="float" office:value="59.2">
            <text:p>59.2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11:26">
            <text:p>7/22/2014 2:11:26 PM</text:p>
          </table:table-cell>
          <table:table-cell office:value-type="float" office:value="31.3">
            <text:p>3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11:58">
            <text:p>7/22/2014 2:11:58 PM</text:p>
          </table:table-cell>
          <table:table-cell office:value-type="float" office:value="60.4">
            <text:p>60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12:26">
            <text:p>7/22/2014 2:12:26 PM</text:p>
          </table:table-cell>
          <table:table-cell office:value-type="float" office:value="31.8">
            <text:p>31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12:58">
            <text:p>7/22/2014 2:12:58 PM</text:p>
          </table:table-cell>
          <table:table-cell office:value-type="float" office:value="55.6">
            <text:p>55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13:26">
            <text:p>7/22/2014 2:13:26 PM</text:p>
          </table:table-cell>
          <table:table-cell office:value-type="float" office:value="32.5">
            <text:p>3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13:58">
            <text:p>7/22/2014 2:13:58 PM</text:p>
          </table:table-cell>
          <table:table-cell office:value-type="float" office:value="78">
            <text:p>78.0</text:p>
          </table:table-cell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5" table:formula="of:=100*((12.75 - [.A16])/12.75)" office:value-type="float" office:value="68.6274509803922">
            <text:p>68.6</text:p>
          </table:table-cell>
          <table:table-cell table:style-name="ce6" office:value-type="time" office:time-value="PT14H13M37S">
            <text:p>02:13:37 PM</text:p>
          </table:table-cell>
          <table:table-cell table:style-name="ce6" office:value-type="time" office:time-value="PT14H16M37S">
            <text:p>02:16:37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14:26">
            <text:p>7/22/2014 2:14:26 PM</text:p>
          </table:table-cell>
          <table:table-cell table:style-name="ce12" office:value-type="float" office:value="32.1">
            <text:p>32.1</text:p>
          </table:table-cell>
          <table:table-cell/>
          <table:table-cell table:style-name="ce3" office:value-type="float" office:value="4">
            <text:p>4</text:p>
          </table:table-cell>
          <table:table-cell table:style-name="ce5" table:formula="of:=100*((10.2 - [.I16])/10.2)" office:value-type="float" office:value="60.7843137254902">
            <text:p>60.8</text:p>
          </table:table-cell>
          <table:table-cell table:style-name="ce6" office:value-type="time" office:time-value="PT14H13M37S">
            <text:p>02:13:37 PM</text:p>
          </table:table-cell>
          <table:table-cell table:style-name="ce6" office:value-type="time" office:time-value="PT14H16M37S">
            <text:p>02:16:37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14:58">
            <text:p>7/22/2014 2:14:58 PM</text:p>
          </table:table-cell>
          <table:table-cell table:style-name="ce12" office:value-type="float" office:value="78.6">
            <text:p>78.6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5:26">
            <text:p>7/22/2014 2:15:26 PM</text:p>
          </table:table-cell>
          <table:table-cell table:style-name="ce12" office:value-type="float" office:value="32.8">
            <text:p>32.8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5:58">
            <text:p>7/22/2014 2:15:58 PM</text:p>
          </table:table-cell>
          <table:table-cell table:style-name="ce12" office:value-type="float" office:value="72">
            <text:p>72.0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16:26">
            <text:p>7/22/2014 2:16:26 PM</text:p>
          </table:table-cell>
          <table:table-cell table:style-name="ce12" office:value-type="float" office:value="32">
            <text:p>32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16:58">
            <text:p>7/22/2014 2:16:58 PM</text:p>
          </table:table-cell>
          <table:table-cell office:value-type="float" office:value="58.6">
            <text:p>58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17:26">
            <text:p>7/22/2014 2:17:26 PM</text:p>
          </table:table-cell>
          <table:table-cell office:value-type="float" office:value="44.7">
            <text:p>44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17:58">
            <text:p>7/22/2014 2:17:58 PM</text:p>
          </table:table-cell>
          <table:table-cell office:value-type="float" office:value="127.4">
            <text:p>127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18:26">
            <text:p>7/22/2014 2:18:26 PM</text:p>
          </table:table-cell>
          <table:table-cell office:value-type="float" office:value="32.5">
            <text:p>3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18:58">
            <text:p>7/22/2014 2:18:58 PM</text:p>
          </table:table-cell>
          <table:table-cell office:value-type="float" office:value="97.7">
            <text:p>97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19:26">
            <text:p>7/22/2014 2:19:26 PM</text:p>
          </table:table-cell>
          <table:table-cell office:value-type="float" office:value="35.6">
            <text:p>35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19:58">
            <text:p>7/22/2014 2:19:58 PM</text:p>
          </table:table-cell>
          <table:table-cell office:value-type="float" office:value="195.4">
            <text:p>195.4</text:p>
          </table:table-cell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5" table:formula="of:=100*((12.75 - [.A22])/12.75)" office:value-type="float" office:value="60.7843137254902">
            <text:p>60.8</text:p>
          </table:table-cell>
          <table:table-cell table:style-name="ce6" office:value-type="time" office:time-value="PT14H19M10S">
            <text:p>02:19:10 PM</text:p>
          </table:table-cell>
          <table:table-cell table:style-name="ce6" office:value-type="time" office:time-value="PT14H22M10S">
            <text:p>02:22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0:26">
            <text:p>7/22/2014 2:20:26 PM</text:p>
          </table:table-cell>
          <table:table-cell table:style-name="ce12" office:value-type="float" office:value="34.2">
            <text:p>34.2</text:p>
          </table:table-cell>
          <table:table-cell/>
          <table:table-cell table:style-name="ce3" office:value-type="float" office:value="5">
            <text:p>5</text:p>
          </table:table-cell>
          <table:table-cell table:style-name="ce5" table:formula="of:=100*((10.2 - [.I22])/10.2)" office:value-type="float" office:value="50.9803921568627">
            <text:p>51.0</text:p>
          </table:table-cell>
          <table:table-cell table:style-name="ce6" office:value-type="time" office:time-value="PT14H19M10S">
            <text:p>02:19:10 PM</text:p>
          </table:table-cell>
          <table:table-cell table:style-name="ce6" office:value-type="time" office:time-value="PT14H22M10S">
            <text:p>02:22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0:58">
            <text:p>7/22/2014 2:20:58 PM</text:p>
          </table:table-cell>
          <table:table-cell table:style-name="ce12" office:value-type="float" office:value="54.7">
            <text:p>54.7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1:26">
            <text:p>7/22/2014 2:21:26 PM</text:p>
          </table:table-cell>
          <table:table-cell table:style-name="ce12" office:value-type="float" office:value="32.9">
            <text:p>32.9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1:58">
            <text:p>7/22/2014 2:21:58 PM</text:p>
          </table:table-cell>
          <table:table-cell table:style-name="ce12" office:value-type="float" office:value="60.1">
            <text:p>60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22:26">
            <text:p>7/22/2014 2:22:26 PM</text:p>
          </table:table-cell>
          <table:table-cell office:value-type="float" office:value="36.8">
            <text:p>36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22:58">
            <text:p>7/22/2014 2:22:58 PM</text:p>
          </table:table-cell>
          <table:table-cell office:value-type="float" office:value="167">
            <text:p>167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23:26">
            <text:p>7/22/2014 2:23:26 PM</text:p>
          </table:table-cell>
          <table:table-cell office:value-type="float" office:value="44.3">
            <text:p>4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23:58">
            <text:p>7/22/2014 2:23:58 PM</text:p>
          </table:table-cell>
          <table:table-cell office:value-type="float" office:value="247.3">
            <text:p>247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24:26">
            <text:p>7/22/2014 2:24:26 PM</text:p>
          </table:table-cell>
          <table:table-cell office:value-type="float" office:value="50.1">
            <text:p>50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24:58">
            <text:p>7/22/2014 2:24:58 PM</text:p>
          </table:table-cell>
          <table:table-cell office:value-type="float" office:value="192.5">
            <text:p>192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25:26">
            <text:p>7/22/2014 2:25:26 PM</text:p>
          </table:table-cell>
          <table:table-cell office:value-type="float" office:value="53">
            <text:p>53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25:58">
            <text:p>7/22/2014 2:25:58 PM</text:p>
          </table:table-cell>
          <table:table-cell office:value-type="float" office:value="248.3">
            <text:p>248.3</text:p>
          </table:table-cell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5" table:formula="of:=100*((12.75 - [.A28])/12.75)" office:value-type="float" office:value="52.9411764705882">
            <text:p>52.9</text:p>
          </table:table-cell>
          <table:table-cell table:style-name="ce6" office:value-type="time" office:time-value="PT14H25M10S">
            <text:p>02:25:10 PM</text:p>
          </table:table-cell>
          <table:table-cell table:style-name="ce6" office:value-type="time" office:time-value="PT14H28M10S">
            <text:p>02:2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6:26">
            <text:p>7/22/2014 2:26:26 PM</text:p>
          </table:table-cell>
          <table:table-cell table:style-name="ce12" office:value-type="float" office:value="120.7">
            <text:p>120.7</text:p>
          </table:table-cell>
          <table:table-cell/>
          <table:table-cell table:style-name="ce3" office:value-type="float" office:value="6">
            <text:p>6</text:p>
          </table:table-cell>
          <table:table-cell table:style-name="ce5" table:formula="of:=100*((10.2 - [.I28])/10.2)" office:value-type="float" office:value="41.1764705882353">
            <text:p>41.2</text:p>
          </table:table-cell>
          <table:table-cell table:style-name="ce6" office:value-type="time" office:time-value="PT14H25M10S">
            <text:p>02:25:10 PM</text:p>
          </table:table-cell>
          <table:table-cell table:style-name="ce6" office:value-type="time" office:time-value="PT14H28M10S">
            <text:p>02:2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26:58">
            <text:p>7/22/2014 2:26:58 PM</text:p>
          </table:table-cell>
          <table:table-cell table:style-name="ce12" office:value-type="float" office:value="206.5">
            <text:p>206.5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7:26">
            <text:p>7/22/2014 2:27:26 PM</text:p>
          </table:table-cell>
          <table:table-cell table:style-name="ce12" office:value-type="float" office:value="45.4">
            <text:p>45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27:58">
            <text:p>7/22/2014 2:27:58 PM</text:p>
          </table:table-cell>
          <table:table-cell table:style-name="ce12" office:value-type="float" office:value="136">
            <text:p>136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28:26">
            <text:p>7/22/2014 2:28:26 PM</text:p>
          </table:table-cell>
          <table:table-cell office:value-type="float" office:value="42.7">
            <text:p>4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28:58">
            <text:p>7/22/2014 2:28:58 PM</text:p>
          </table:table-cell>
          <table:table-cell office:value-type="float" office:value="364.6">
            <text:p>364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29:26">
            <text:p>7/22/2014 2:29:26 PM</text:p>
          </table:table-cell>
          <table:table-cell office:value-type="float" office:value="220.2">
            <text:p>220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29:58">
            <text:p>7/22/2014 2:29:58 PM</text:p>
          </table:table-cell>
          <table:table-cell office:value-type="float" office:value="440.3">
            <text:p>440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30:26">
            <text:p>7/22/2014 2:30:26 PM</text:p>
          </table:table-cell>
          <table:table-cell office:value-type="float" office:value="388.6">
            <text:p>388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30:58">
            <text:p>7/22/2014 2:30:58 PM</text:p>
          </table:table-cell>
          <table:table-cell office:value-type="float" office:value="300">
            <text:p>300.0</text:p>
          </table:table-cell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5" table:formula="of:=100*((12.75 - [.A33])/12.75)" office:value-type="float" office:value="45.0980392156863">
            <text:p>45.1</text:p>
          </table:table-cell>
          <table:table-cell table:style-name="ce6" office:value-type="time" office:time-value="PT14H30M40S">
            <text:p>02:30:40 PM</text:p>
          </table:table-cell>
          <table:table-cell table:style-name="ce6" office:value-type="time" office:time-value="PT14H33M40S">
            <text:p>02:33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1:26">
            <text:p>7/22/2014 2:31:26 PM</text:p>
          </table:table-cell>
          <table:table-cell table:style-name="ce12" office:value-type="float" office:value="110.6">
            <text:p>110.6</text:p>
          </table:table-cell>
          <table:table-cell/>
          <table:table-cell table:style-name="ce3" office:value-type="float" office:value="7">
            <text:p>7</text:p>
          </table:table-cell>
          <table:table-cell table:style-name="ce5" table:formula="of:=100*((10.2 - [.I33])/10.2)" office:value-type="float" office:value="31.3725490196078">
            <text:p>31.4</text:p>
          </table:table-cell>
          <table:table-cell table:style-name="ce6" office:value-type="time" office:time-value="PT14H30M40S">
            <text:p>02:30:40 PM</text:p>
          </table:table-cell>
          <table:table-cell table:style-name="ce6" office:value-type="time" office:time-value="PT14H33M40S">
            <text:p>02:33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1:58">
            <text:p>7/22/2014 2:31:58 PM</text:p>
          </table:table-cell>
          <table:table-cell table:style-name="ce12" office:value-type="float" office:value="168">
            <text:p>168.0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2:26">
            <text:p>7/22/2014 2:32:26 PM</text:p>
          </table:table-cell>
          <table:table-cell table:style-name="ce12" office:value-type="float" office:value="198.6">
            <text:p>198.6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2:58">
            <text:p>7/22/2014 2:32:58 PM</text:p>
          </table:table-cell>
          <table:table-cell table:style-name="ce12" office:value-type="float" office:value="236.1">
            <text:p>236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33:26">
            <text:p>7/22/2014 2:33:26 PM</text:p>
          </table:table-cell>
          <table:table-cell office:value-type="float" office:value="131.2">
            <text:p>131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33:58">
            <text:p>7/22/2014 2:33:58 PM</text:p>
          </table:table-cell>
          <table:table-cell office:value-type="float" office:value="233.9">
            <text:p>233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34:26">
            <text:p>7/22/2014 2:34:26 PM</text:p>
          </table:table-cell>
          <table:table-cell office:value-type="float" office:value="370.2">
            <text:p>370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34:58">
            <text:p>7/22/2014 2:34:58 PM</text:p>
          </table:table-cell>
          <table:table-cell office:value-type="float" office:value="610.8">
            <text:p>610.8</text:p>
          </table:table-cell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5" table:formula="of:=100*((12.75 - [.A37])/12.75)" office:value-type="float" office:value="37.2549019607843">
            <text:p>37.3</text:p>
          </table:table-cell>
          <table:table-cell table:style-name="ce6" office:value-type="time" office:time-value="PT14H34M35S">
            <text:p>02:34:35 PM</text:p>
          </table:table-cell>
          <table:table-cell table:style-name="ce6" office:value-type="time" office:time-value="PT14H37M35S">
            <text:p>02:37:3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5:26">
            <text:p>7/22/2014 2:35:26 PM</text:p>
          </table:table-cell>
          <table:table-cell table:style-name="ce12" office:value-type="float" office:value="229.4">
            <text:p>229.4</text:p>
          </table:table-cell>
          <table:table-cell/>
          <table:table-cell table:style-name="ce3" office:value-type="float" office:value="8">
            <text:p>8</text:p>
          </table:table-cell>
          <table:table-cell table:style-name="ce5" table:formula="of:=100*((10.2 - [.I37])/10.2)" office:value-type="float" office:value="21.5686274509804">
            <text:p>21.6</text:p>
          </table:table-cell>
          <table:table-cell table:style-name="ce6" office:value-type="time" office:time-value="PT14H34M35S">
            <text:p>02:34:35 PM</text:p>
          </table:table-cell>
          <table:table-cell table:style-name="ce6" office:value-type="time" office:time-value="PT14H37M35S">
            <text:p>02:37:3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35:58">
            <text:p>7/22/2014 2:35:58 PM</text:p>
          </table:table-cell>
          <table:table-cell table:style-name="ce12" office:value-type="float" office:value="513.3">
            <text:p>513.3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6:26">
            <text:p>7/22/2014 2:36:26 PM</text:p>
          </table:table-cell>
          <table:table-cell table:style-name="ce12" office:value-type="float" office:value="341.1">
            <text:p>341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6:58">
            <text:p>7/22/2014 2:36:58 PM</text:p>
          </table:table-cell>
          <table:table-cell table:style-name="ce12" office:value-type="float" office:value="598.9">
            <text:p>598.9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37:26">
            <text:p>7/22/2014 2:37:26 PM</text:p>
          </table:table-cell>
          <table:table-cell table:style-name="ce12" office:value-type="float" office:value="221.3">
            <text:p>22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37:58">
            <text:p>7/22/2014 2:37:58 PM</text:p>
          </table:table-cell>
          <table:table-cell office:value-type="float" office:value="393.3">
            <text:p>393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38:26">
            <text:p>7/22/2014 2:38:26 PM</text:p>
          </table:table-cell>
          <table:table-cell office:value-type="float" office:value="346.5">
            <text:p>346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38:58">
            <text:p>7/22/2014 2:38:58 PM</text:p>
          </table:table-cell>
          <table:table-cell office:value-type="float" office:value="691.1">
            <text:p>691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39:26">
            <text:p>7/22/2014 2:39:26 PM</text:p>
          </table:table-cell>
          <table:table-cell office:value-type="float" office:value="476.6">
            <text:p>476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39:58">
            <text:p>7/22/2014 2:39:58 PM</text:p>
          </table:table-cell>
          <table:table-cell office:value-type="float" office:value="1201.8">
            <text:p>1201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0:26">
            <text:p>7/22/2014 2:40:26 PM</text:p>
          </table:table-cell>
          <table:table-cell office:value-type="float" office:value="529">
            <text:p>529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0:58">
            <text:p>7/22/2014 2:40:58 PM</text:p>
          </table:table-cell>
          <table:table-cell office:value-type="float" office:value="617">
            <text:p>617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1:26">
            <text:p>7/22/2014 2:41:26 PM</text:p>
          </table:table-cell>
          <table:table-cell office:value-type="float" office:value="509.3">
            <text:p>509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1:58">
            <text:p>7/22/2014 2:41:58 PM</text:p>
          </table:table-cell>
          <table:table-cell office:value-type="float" office:value="1213.3">
            <text:p>1213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2:26">
            <text:p>7/22/2014 2:42:26 PM</text:p>
          </table:table-cell>
          <table:table-cell office:value-type="float" office:value="371.7">
            <text:p>371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2:58">
            <text:p>7/22/2014 2:42:58 PM</text:p>
          </table:table-cell>
          <table:table-cell office:value-type="float" office:value="982.9">
            <text:p>982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3:26">
            <text:p>7/22/2014 2:43:26 PM</text:p>
          </table:table-cell>
          <table:table-cell office:value-type="float" office:value="447.9">
            <text:p>447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3:58">
            <text:p>7/22/2014 2:43:58 PM</text:p>
          </table:table-cell>
          <table:table-cell office:value-type="float" office:value="1096.6">
            <text:p>1096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4:26">
            <text:p>7/22/2014 2:44:26 PM</text:p>
          </table:table-cell>
          <table:table-cell office:value-type="float" office:value="532.7">
            <text:p>53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4:58">
            <text:p>7/22/2014 2:44:58 PM</text:p>
          </table:table-cell>
          <table:table-cell office:value-type="float" office:value="294.8">
            <text:p>294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5:26">
            <text:p>7/22/2014 2:45:26 PM</text:p>
          </table:table-cell>
          <table:table-cell office:value-type="float" office:value="189.8">
            <text:p>189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5:58">
            <text:p>7/22/2014 2:45:58 PM</text:p>
          </table:table-cell>
          <table:table-cell office:value-type="float" office:value="826.9">
            <text:p>826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6:26">
            <text:p>7/22/2014 2:46:26 PM</text:p>
          </table:table-cell>
          <table:table-cell office:value-type="float" office:value="472.2">
            <text:p>472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6:58">
            <text:p>7/22/2014 2:46:58 PM</text:p>
          </table:table-cell>
          <table:table-cell office:value-type="float" office:value="450.5">
            <text:p>450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7:26">
            <text:p>7/22/2014 2:47:26 PM</text:p>
          </table:table-cell>
          <table:table-cell office:value-type="float" office:value="395.7">
            <text:p>395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7:58">
            <text:p>7/22/2014 2:47:58 PM</text:p>
          </table:table-cell>
          <table:table-cell office:value-type="float" office:value="797.1">
            <text:p>797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48:26">
            <text:p>7/22/2014 2:48:26 PM</text:p>
          </table:table-cell>
          <table:table-cell office:value-type="float" office:value="512.2">
            <text:p>512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48:58">
            <text:p>7/22/2014 2:48:58 PM</text:p>
          </table:table-cell>
          <table:table-cell office:value-type="float" office:value="1054.6">
            <text:p>1054.6</text:p>
          </table:table-cell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5" table:formula="of:=100*((12.75 - [.A51])/12.75)" office:value-type="float" office:value="29.4117647058824">
            <text:p>29.4</text:p>
          </table:table-cell>
          <table:table-cell table:style-name="ce6" office:value-type="time" office:time-value="PT14H48M27S">
            <text:p>02:48:27 PM</text:p>
          </table:table-cell>
          <table:table-cell table:style-name="ce6" office:value-type="time" office:time-value="PT14H51M44S">
            <text:p>02:51:44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49:26">
            <text:p>7/22/2014 2:49:26 PM</text:p>
          </table:table-cell>
          <table:table-cell table:style-name="ce12" office:value-type="float" office:value="142.8">
            <text:p>142.8</text:p>
          </table:table-cell>
          <table:table-cell/>
          <table:table-cell table:style-name="ce3" office:value-type="float" office:value="9">
            <text:p>9</text:p>
          </table:table-cell>
          <table:table-cell table:style-name="ce5" table:formula="of:=100*((10.2 - [.I51])/10.2)" office:value-type="float" office:value="11.7647058823529">
            <text:p>11.8</text:p>
          </table:table-cell>
          <table:table-cell table:style-name="ce6" office:value-type="time" office:time-value="PT14H48M27S">
            <text:p>02:48:27 PM</text:p>
          </table:table-cell>
          <table:table-cell table:style-name="ce6" office:value-type="time" office:time-value="PT14H51M44S">
            <text:p>02:51:44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49:58">
            <text:p>7/22/2014 2:49:58 PM</text:p>
          </table:table-cell>
          <table:table-cell table:style-name="ce12" office:value-type="float" office:value="1055.3">
            <text:p>1055.3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0:26">
            <text:p>7/22/2014 2:50:26 PM</text:p>
          </table:table-cell>
          <table:table-cell table:style-name="ce12" office:value-type="float" office:value="305.5">
            <text:p>305.5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0:58">
            <text:p>7/22/2014 2:50:58 PM</text:p>
          </table:table-cell>
          <table:table-cell table:style-name="ce12" office:value-type="float" office:value="1082">
            <text:p>1082.0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1:26">
            <text:p>7/22/2014 2:51:26 PM</text:p>
          </table:table-cell>
          <table:table-cell table:style-name="ce12" office:value-type="float" office:value="329.3">
            <text:p>329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51:58">
            <text:p>7/22/2014 2:51:58 PM</text:p>
          </table:table-cell>
          <table:table-cell office:value-type="float" office:value="916.3">
            <text:p>916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52:26">
            <text:p>7/22/2014 2:52:26 PM</text:p>
          </table:table-cell>
          <table:table-cell office:value-type="float" office:value="803">
            <text:p>803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52:58">
            <text:p>7/22/2014 2:52:58 PM</text:p>
          </table:table-cell>
          <table:table-cell office:value-type="float" office:value="1458.7">
            <text:p>1458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53:26">
            <text:p>7/22/2014 2:53:26 PM</text:p>
          </table:table-cell>
          <table:table-cell office:value-type="float" office:value="528.1">
            <text:p>528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53:58">
            <text:p>7/22/2014 2:53:58 PM</text:p>
          </table:table-cell>
          <table:table-cell office:value-type="float" office:value="1892.2">
            <text:p>1892.2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54:26">
            <text:p>7/22/2014 2:54:26 PM</text:p>
          </table:table-cell>
          <table:table-cell office:value-type="float" office:value="846.8">
            <text:p>846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54:58">
            <text:p>7/22/2014 2:54:58 PM</text:p>
          </table:table-cell>
          <table:table-cell office:value-type="float" office:value="1927.3">
            <text:p>1927.3</text:p>
          </table:table-cell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5" table:formula="of:=100*((12.75 - [.A57])/12.75)" office:value-type="float" office:value="21.5686274509804">
            <text:p>21.6</text:p>
          </table:table-cell>
          <table:table-cell table:style-name="ce6" office:value-type="time" office:time-value="PT14H54M15S">
            <text:p>02:54:15 PM</text:p>
          </table:table-cell>
          <table:table-cell table:style-name="ce6" office:value-type="time" office:time-value="PT14H57M50S">
            <text:p>02:57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55:26">
            <text:p>7/22/2014 2:55:26 PM</text:p>
          </table:table-cell>
          <table:table-cell table:style-name="ce12" office:value-type="float" office:value="564.3">
            <text:p>564.3</text:p>
          </table:table-cell>
          <table:table-cell/>
          <table:table-cell table:style-name="ce3" office:value-type="float" office:value="10">
            <text:p>10</text:p>
          </table:table-cell>
          <table:table-cell table:style-name="ce5" table:formula="of:=100*((10.2 - [.I57])/10.2)" office:value-type="float" office:value="1.96078431372548">
            <text:p>2.0</text:p>
          </table:table-cell>
          <table:table-cell table:style-name="ce6" office:value-type="time" office:time-value="PT14H54M15S">
            <text:p>02:54:15 PM</text:p>
          </table:table-cell>
          <table:table-cell table:style-name="ce6" office:value-type="time" office:time-value="PT14H57M50S">
            <text:p>02:57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4:55:58">
            <text:p>7/22/2014 2:55:58 PM</text:p>
          </table:table-cell>
          <table:table-cell table:style-name="ce12" office:value-type="float" office:value="1944.2">
            <text:p>1944.2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6:26">
            <text:p>7/22/2014 2:56:26 PM</text:p>
          </table:table-cell>
          <table:table-cell table:style-name="ce12" office:value-type="float" office:value="624.5">
            <text:p>624.5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6:58">
            <text:p>7/22/2014 2:56:58 PM</text:p>
          </table:table-cell>
          <table:table-cell table:style-name="ce12" office:value-type="float" office:value="1960.9">
            <text:p>1960.9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4:57:26">
            <text:p>7/22/2014 2:57:26 PM</text:p>
          </table:table-cell>
          <table:table-cell table:style-name="ce12" office:value-type="float" office:value="579.1">
            <text:p>579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57:58">
            <text:p>7/22/2014 2:57:58 PM</text:p>
          </table:table-cell>
          <table:table-cell office:value-type="float" office:value="1933.8">
            <text:p>1933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58:26">
            <text:p>7/22/2014 2:58:26 PM</text:p>
          </table:table-cell>
          <table:table-cell office:value-type="float" office:value="1080.6">
            <text:p>1080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58:58">
            <text:p>7/22/2014 2:58:58 PM</text:p>
          </table:table-cell>
          <table:table-cell office:value-type="float" office:value="1835">
            <text:p>1835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4:59:26">
            <text:p>7/22/2014 2:59:26 PM</text:p>
          </table:table-cell>
          <table:table-cell office:value-type="float" office:value="1207">
            <text:p>1207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4:59:58">
            <text:p>7/22/2014 2:59:58 PM</text:p>
          </table:table-cell>
          <table:table-cell office:value-type="float" office:value="1407.7">
            <text:p>1407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00:26">
            <text:p>7/22/2014 3:00:26 PM</text:p>
          </table:table-cell>
          <table:table-cell office:value-type="float" office:value="513.6">
            <text:p>513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00:58">
            <text:p>7/22/2014 3:00:58 PM</text:p>
          </table:table-cell>
          <table:table-cell office:value-type="float" office:value="689.8">
            <text:p>689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01:26">
            <text:p>7/22/2014 3:01:26 PM</text:p>
          </table:table-cell>
          <table:table-cell office:value-type="float" office:value="350.1">
            <text:p>350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01:58">
            <text:p>7/22/2014 3:01:58 PM</text:p>
          </table:table-cell>
          <table:table-cell office:value-type="float" office:value="596.8">
            <text:p>596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02:26">
            <text:p>7/22/2014 3:02:26 PM</text:p>
          </table:table-cell>
          <table:table-cell office:value-type="float" office:value="305.1">
            <text:p>305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02:57.99">
            <text:p>7/22/2014 3:02:58 PM</text:p>
          </table:table-cell>
          <table:table-cell office:value-type="float" office:value="573.3">
            <text:p>573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03:26">
            <text:p>7/22/2014 3:03:26 PM</text:p>
          </table:table-cell>
          <table:table-cell office:value-type="float" office:value="294">
            <text:p>294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03:58">
            <text:p>7/22/2014 3:03:58 PM</text:p>
          </table:table-cell>
          <table:table-cell office:value-type="float" office:value="557.3">
            <text:p>557.3</text:p>
          </table:table-cell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5" table:formula="of:=100*((12.75 - [.A66])/12.75)" office:value-type="float" office:value="13.7254901960784">
            <text:p>13.7</text:p>
          </table:table-cell>
          <table:table-cell table:style-name="ce6" office:value-type="time" office:time-value="PT15H03M30S">
            <text:p>03:03:30 PM</text:p>
          </table:table-cell>
          <table:table-cell table:style-name="ce6" office:value-type="time" office:time-value="PT15H09M53S">
            <text:p>03:09:53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04:26">
            <text:p>7/22/2014 3:04:26 PM</text:p>
          </table:table-cell>
          <table:table-cell table:style-name="ce12" office:value-type="float" office:value="289.3">
            <text:p>289.3</text:p>
          </table:table-cell>
          <table:table-cell/>
          <table:table-cell table:style-name="ce3" office:value-type="float" office:value="11">
            <text:p>11</text:p>
          </table:table-cell>
          <table:table-cell table:style-name="ce5" table:formula="of:=100*((10.2 - [.I66])/10.2)" office:value-type="float" office:value="-7.84313725490197">
            <text:p>-7.8</text:p>
          </table:table-cell>
          <table:table-cell table:style-name="ce6" office:value-type="time" office:time-value="PT15H03M30S">
            <text:p>03:03:30 PM</text:p>
          </table:table-cell>
          <table:table-cell table:style-name="ce6" office:value-type="time" office:time-value="PT15H09M53S">
            <text:p>03:09:53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04:58">
            <text:p>7/22/2014 3:04:58 PM</text:p>
          </table:table-cell>
          <table:table-cell table:style-name="ce12" office:value-type="float" office:value="603.9">
            <text:p>603.9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8" office:value-type="string">
            <text:p>SUM</text:p>
          </table:table-cell>
          <table:table-cell table:style-name="ce10" office:value-type="date" office:date-value="2014-07-22T15:05:26">
            <text:p>7/22/2014 3:05:26 PM</text:p>
          </table:table-cell>
          <table:table-cell table:style-name="ce12" office:value-type="float" office:value="361.4">
            <text:p>361.4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8" office:value-type="string">
            <text:p>SUM</text:p>
          </table:table-cell>
          <table:table-cell table:style-name="ce10" office:value-type="date" office:date-value="2014-07-22T15:05:57.99">
            <text:p>7/22/2014 3:05:58 PM</text:p>
          </table:table-cell>
          <table:table-cell table:style-name="ce12" office:value-type="float" office:value="604.9">
            <text:p>604.9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6:26">
            <text:p>7/22/2014 3:06:26 PM</text:p>
          </table:table-cell>
          <table:table-cell table:style-name="ce12" office:value-type="float" office:value="347.8">
            <text:p>347.8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6:58">
            <text:p>7/22/2014 3:06:58 PM</text:p>
          </table:table-cell>
          <table:table-cell table:style-name="ce12" office:value-type="float" office:value="540.6">
            <text:p>540.6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7:26">
            <text:p>7/22/2014 3:07:26 PM</text:p>
          </table:table-cell>
          <table:table-cell table:style-name="ce12" office:value-type="float" office:value="324">
            <text:p>324.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7:58">
            <text:p>7/22/2014 3:07:58 PM</text:p>
          </table:table-cell>
          <table:table-cell table:style-name="ce12" office:value-type="float" office:value="500.8">
            <text:p>500.8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8:26">
            <text:p>7/22/2014 3:08:26 PM</text:p>
          </table:table-cell>
          <table:table-cell table:style-name="ce12" office:value-type="float" office:value="322">
            <text:p>322.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8:58">
            <text:p>7/22/2014 3:08:58 PM</text:p>
          </table:table-cell>
          <table:table-cell table:style-name="ce12" office:value-type="float" office:value="593.7">
            <text:p>593.7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09:26">
            <text:p>7/22/2014 3:09:26 PM</text:p>
          </table:table-cell>
          <table:table-cell table:style-name="ce12" office:value-type="float" office:value="360.5">
            <text:p>360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09:58">
            <text:p>7/22/2014 3:09:58 PM</text:p>
          </table:table-cell>
          <table:table-cell office:value-type="float" office:value="612.4">
            <text:p>612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10:26">
            <text:p>7/22/2014 3:10:26 PM</text:p>
          </table:table-cell>
          <table:table-cell office:value-type="float" office:value="593.9">
            <text:p>593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10:58">
            <text:p>7/22/2014 3:10:58 PM</text:p>
          </table:table-cell>
          <table:table-cell office:value-type="float" office:value="523.2">
            <text:p>523.2</text:p>
          </table:table-cell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5" table:formula="of:=100*((12.75 - [.A73])/12.75)" office:value-type="float" office:value="5.88235294117647">
            <text:p>5.9</text:p>
          </table:table-cell>
          <table:table-cell table:style-name="ce6" office:value-type="time" office:time-value="PT15H10M25S">
            <text:p>03:10:25 PM</text:p>
          </table:table-cell>
          <table:table-cell table:style-name="ce6" office:value-type="time" office:time-value="PT15H13M25S">
            <text:p>03:1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1:26">
            <text:p>7/22/2014 3:11:26 PM</text:p>
          </table:table-cell>
          <table:table-cell table:style-name="ce12" office:value-type="float" office:value="521.6">
            <text:p>521.6</text:p>
          </table:table-cell>
          <table:table-cell/>
          <table:table-cell table:style-name="ce3" office:value-type="float" office:value="12">
            <text:p>12</text:p>
          </table:table-cell>
          <table:table-cell table:style-name="ce5" table:formula="of:=100*((10.2 - [.I73])/10.2)" office:value-type="float" office:value="-17.6470588235294">
            <text:p>-17.6</text:p>
          </table:table-cell>
          <table:table-cell table:style-name="ce6" office:value-type="time" office:time-value="PT15H10M25S">
            <text:p>03:10:25 PM</text:p>
          </table:table-cell>
          <table:table-cell table:style-name="ce6" office:value-type="time" office:time-value="PT15H13M25S">
            <text:p>03:1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1:58">
            <text:p>7/22/2014 3:11:58 PM</text:p>
          </table:table-cell>
          <table:table-cell table:style-name="ce12" office:value-type="float" office:value="543.4">
            <text:p>543.4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2:26">
            <text:p>7/22/2014 3:12:26 PM</text:p>
          </table:table-cell>
          <table:table-cell table:style-name="ce12" office:value-type="float" office:value="1225.5">
            <text:p>1225.5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2:58">
            <text:p>7/22/2014 3:12:58 PM</text:p>
          </table:table-cell>
          <table:table-cell table:style-name="ce12" office:value-type="float" office:value="1656.9">
            <text:p>1656.9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3:26">
            <text:p>7/22/2014 3:13:26 PM</text:p>
          </table:table-cell>
          <table:table-cell table:style-name="ce12" office:value-type="float" office:value="1608">
            <text:p>1608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13:58">
            <text:p>7/22/2014 3:13:58 PM</text:p>
          </table:table-cell>
          <table:table-cell office:value-type="float" office:value="1054">
            <text:p>1054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14:26">
            <text:p>7/22/2014 3:14:26 PM</text:p>
          </table:table-cell>
          <table:table-cell office:value-type="float" office:value="1989.6">
            <text:p>1989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14:58">
            <text:p>7/22/2014 3:14:58 PM</text:p>
          </table:table-cell>
          <table:table-cell office:value-type="float" office:value="1616.9">
            <text:p>1616.9</text:p>
          </table:table-cell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5" table:formula="of:=100*((12.75 - [.A77])/12.75)" office:value-type="float" office:value="-1.96078431372549">
            <text:p>-2.0</text:p>
          </table:table-cell>
          <table:table-cell table:style-name="ce6" office:value-type="time" office:time-value="PT15H14M10S">
            <text:p>03:14:10 PM</text:p>
          </table:table-cell>
          <table:table-cell table:style-name="ce6" office:value-type="time" office:time-value="PT15H17M10S">
            <text:p>03:1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5:26">
            <text:p>7/22/2014 3:15:26 PM</text:p>
          </table:table-cell>
          <table:table-cell table:style-name="ce12" office:value-type="float" office:value="2067.5">
            <text:p>2067.5</text:p>
          </table:table-cell>
          <table:table-cell/>
          <table:table-cell table:style-name="ce3" office:value-type="float" office:value="13">
            <text:p>13</text:p>
          </table:table-cell>
          <table:table-cell table:style-name="ce5" table:formula="of:=100*((10.2 - [.I77])/10.2)" office:value-type="float" office:value="-27.4509803921569">
            <text:p>-27.5</text:p>
          </table:table-cell>
          <table:table-cell table:style-name="ce6" office:value-type="time" office:time-value="PT15H14M10S">
            <text:p>03:14:10 PM</text:p>
          </table:table-cell>
          <table:table-cell table:style-name="ce6" office:value-type="time" office:time-value="PT15H17M10S">
            <text:p>03:17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15:58">
            <text:p>7/22/2014 3:15:58 PM</text:p>
          </table:table-cell>
          <table:table-cell table:style-name="ce12" office:value-type="float" office:value="1642.7">
            <text:p>1642.7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6:26">
            <text:p>7/22/2014 3:16:26 PM</text:p>
          </table:table-cell>
          <table:table-cell table:style-name="ce12" office:value-type="float" office:value="2145.4">
            <text:p>2145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16:58">
            <text:p>7/22/2014 3:16:58 PM</text:p>
          </table:table-cell>
          <table:table-cell table:style-name="ce12" office:value-type="float" office:value="1693.8">
            <text:p>1693.8</text:p>
          </table:table-cell>
        </table:table-row>
      </table:table>
      <table:table table:name="07.22.2014 b" table:style-name="ta1">
        <table:table-column table:style-name="co1" table:number-columns-repeated="4" table:default-cell-style-name="Default"/>
        <table:table-column table:style-name="co1" table:default-cell-style-name="ce9"/>
        <table:table-column table:style-name="co2" table:default-cell-style-name="ce11"/>
        <table:table-column table:style-name="co1" table:default-cell-style-name="ce13"/>
        <table:table-column table:style-name="co1" table:number-columns-repeated="5" table:default-cell-style-name="Default"/>
        <table:table-column table:style-name="co1" table:default-cell-style-name="ce9"/>
        <table:table-column table:style-name="co2" table:default-cell-style-name="ce11"/>
        <table:table-column table:style-name="co1" table:default-cell-style-name="ce13"/>
        <table:table-row table:style-name="ro1">
          <table:table-cell office:value-type="string">
            <text:p>Notes:</text:p>
          </table:table-cell>
          <table:table-cell office:value-type="string">
            <text:p>Tiny Tag 001 is with LP-80 #002 in RIL 63, and Tiny Tag 002 is with LP-80 #001 in RIL 73 on 07/22/14 (all other days in 2014 are TT001 with LP001 and TT002 with LP002).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3">
          <table:table-cell office:value-type="string">
            <text:p>RFM: 12.75 feet tall, senesce @ 6 feet</text:p>
          </table:table-cell>
          <table:table-cell table:number-columns-repeated="3"/>
          <table:table-cell table:style-name="Default" table:number-columns-repeated="3"/>
          <table:table-cell/>
          <table:table-cell office:value-type="string">
            <text:p>SKT: 10.2 feet tall, senesce @ 5 feet</text:p>
          </table:table-cell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1" office:value-type="string" table:number-columns-spanned="7" table:number-rows-spanned="1">
            <text:p>LP-80 #002 <text:s/>(RIL 63)</text:p>
          </table:table-cell>
          <table:covered-table-cell table:number-columns-repeated="3" table:style-name="ce2"/>
          <table:covered-table-cell table:number-columns-repeated="3" table:style-name="ce7"/>
          <table:table-cell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3" table:style-name="ce2"/>
          <table:covered-table-cell table:number-columns-repeated="3" table:style-name="ce7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5" table:formula="of:=100*((12.75 - [.A7])/12.75)" office:value-type="float" office:value="-9.80392156862745">
            <text:p>-9.8</text:p>
          </table:table-cell>
          <table:table-cell table:style-name="ce6" office:value-type="time" office:time-value="PT15H30M00S">
            <text:p>03:30:00 PM</text:p>
          </table:table-cell>
          <table:table-cell table:style-name="ce6" office:value-type="time" office:time-value="PT15H33M00S">
            <text:p>03:33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1:26">
            <text:p>7/22/2014 3:31:26 PM</text:p>
          </table:table-cell>
          <table:table-cell table:style-name="ce12" office:value-type="float" office:value="938.6">
            <text:p>938.6</text:p>
          </table:table-cell>
          <table:table-cell/>
          <table:table-cell table:style-name="ce3" office:value-type="float" office:value="14">
            <text:p>14</text:p>
          </table:table-cell>
          <table:table-cell table:style-name="ce5" table:formula="of:=100*((10.2 - [.I7])/10.2)" office:value-type="float" office:value="-37.2549019607843">
            <text:p>-37.3</text:p>
          </table:table-cell>
          <table:table-cell table:style-name="ce6" office:value-type="time" office:time-value="PT15H30M00S">
            <text:p>03:30:00 PM</text:p>
          </table:table-cell>
          <table:table-cell table:style-name="ce6" office:value-type="time" office:time-value="PT15H33M00S">
            <text:p>03:33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1:58">
            <text:p>7/22/2014 3:31:58 PM</text:p>
          </table:table-cell>
          <table:table-cell table:style-name="ce12" office:value-type="float" office:value="673.7">
            <text:p>673.7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2:26">
            <text:p>7/22/2014 3:32:26 PM</text:p>
          </table:table-cell>
          <table:table-cell table:style-name="ce12" office:value-type="float" office:value="751.3">
            <text:p>751.3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2:58">
            <text:p>7/22/2014 3:32:58 PM</text:p>
          </table:table-cell>
          <table:table-cell table:style-name="ce12" office:value-type="float" office:value="650.6">
            <text:p>650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33:26">
            <text:p>7/22/2014 3:33:26 PM</text:p>
          </table:table-cell>
          <table:table-cell office:value-type="float" office:value="824.3">
            <text:p>82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33:58">
            <text:p>7/22/2014 3:33:58 PM</text:p>
          </table:table-cell>
          <table:table-cell office:value-type="float" office:value="678.6">
            <text:p>678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34:26">
            <text:p>7/22/2014 3:34:26 PM</text:p>
          </table:table-cell>
          <table:table-cell office:value-type="float" office:value="796.3">
            <text:p>796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34:57.99">
            <text:p>7/22/2014 3:34:58 PM</text:p>
          </table:table-cell>
          <table:table-cell office:value-type="float" office:value="707.2">
            <text:p>707.2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35:26">
            <text:p>7/22/2014 3:35:26 PM</text:p>
          </table:table-cell>
          <table:table-cell office:value-type="float" office:value="826.8">
            <text:p>826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35:58">
            <text:p>7/22/2014 3:35:58 PM</text:p>
          </table:table-cell>
          <table:table-cell office:value-type="float" office:value="829.2">
            <text:p>829.2</text:p>
          </table:table-cell>
        </table:table-row>
        <table:table-row table:style-name="ro5">
          <table:table-cell table:style-name="ce14" table:number-columns-repeated="4"/>
          <table:table-cell office:value-type="string">
            <text:p>SUM</text:p>
          </table:table-cell>
          <table:table-cell office:value-type="date" office:date-value="2014-07-22T15:36:26">
            <text:p>7/22/2014 3:36:26 PM</text:p>
          </table:table-cell>
          <table:table-cell office:value-type="float" office:value="1006.9">
            <text:p>1006.9</text:p>
          </table:table-cell>
          <table:table-cell/>
          <table:table-cell table:style-name="ce3" office:value-type="float" office:value="13">
            <text:p>13</text:p>
          </table:table-cell>
          <table:table-cell table:style-name="ce5" table:formula="of:=100*((10.2 - [.I12])/10.2)" office:value-type="float" office:value="-27.4509803921569">
            <text:p>-27.5</text:p>
          </table:table-cell>
          <table:table-cell table:style-name="ce6" office:value-type="time" office:time-value="PT15H35M45S">
            <text:p>03:35:45 PM</text:p>
          </table:table-cell>
          <table:table-cell table:style-name="ce6" office:value-type="time" office:time-value="PT15H38M45S">
            <text:p>03:38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6:58">
            <text:p>7/22/2014 3:36:58 PM</text:p>
          </table:table-cell>
          <table:table-cell table:style-name="ce12" office:value-type="float" office:value="1519.3">
            <text:p>1519.3</text:p>
          </table:table-cell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5" table:formula="of:=100*((12.75 - [.A13])/12.75)" office:value-type="float" office:value="-1.96078431372549">
            <text:p>-2.0</text:p>
          </table:table-cell>
          <table:table-cell table:style-name="ce6" office:value-type="time" office:time-value="PT15H35M45S">
            <text:p>03:35:45 PM</text:p>
          </table:table-cell>
          <table:table-cell table:style-name="ce6" office:value-type="time" office:time-value="PT15H38M45S">
            <text:p>03:38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37:25.99">
            <text:p>7/22/2014 3:37:26 PM</text:p>
          </table:table-cell>
          <table:table-cell table:style-name="ce12" office:value-type="float" office:value="1750.4">
            <text:p>1750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7:57.99">
            <text:p>7/22/2014 3:37:58 PM</text:p>
          </table:table-cell>
          <table:table-cell table:style-name="ce12" office:value-type="float" office:value="1670.5">
            <text:p>1670.5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38:26">
            <text:p>7/22/2014 3:38:26 PM</text:p>
          </table:table-cell>
          <table:table-cell table:style-name="ce12" office:value-type="float" office:value="716.5">
            <text:p>716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38:58">
            <text:p>7/22/2014 3:38:58 PM</text:p>
          </table:table-cell>
          <table:table-cell office:value-type="float" office:value="570.5">
            <text:p>570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39:26">
            <text:p>7/22/2014 3:39:26 PM</text:p>
          </table:table-cell>
          <table:table-cell office:value-type="float" office:value="671.6">
            <text:p>671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39:58">
            <text:p>7/22/2014 3:39:58 PM</text:p>
          </table:table-cell>
          <table:table-cell office:value-type="float" office:value="567.4">
            <text:p>567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40:26">
            <text:p>7/22/2014 3:40:26 PM</text:p>
          </table:table-cell>
          <table:table-cell office:value-type="float" office:value="682.3">
            <text:p>682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40:58">
            <text:p>7/22/2014 3:40:58 PM</text:p>
          </table:table-cell>
          <table:table-cell office:value-type="float" office:value="575.1">
            <text:p>575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41:26">
            <text:p>7/22/2014 3:41:26 PM</text:p>
          </table:table-cell>
          <table:table-cell office:value-type="float" office:value="535.6">
            <text:p>535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41:58">
            <text:p>7/22/2014 3:41:58 PM</text:p>
          </table:table-cell>
          <table:table-cell office:value-type="float" office:value="566.7">
            <text:p>566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42:26">
            <text:p>7/22/2014 3:42:26 PM</text:p>
          </table:table-cell>
          <table:table-cell office:value-type="float" office:value="541.3">
            <text:p>54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42:58">
            <text:p>7/22/2014 3:42:58 PM</text:p>
          </table:table-cell>
          <table:table-cell office:value-type="float" office:value="571.2">
            <text:p>571.2</text:p>
          </table:table-cell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5" table:formula="of:=100*((12.75 - [.A19])/12.75)" office:value-type="float" office:value="5.88235294117647">
            <text:p>5.9</text:p>
          </table:table-cell>
          <table:table-cell table:style-name="ce6" office:value-type="time" office:time-value="PT15H42M05S">
            <text:p>03:42:05 PM</text:p>
          </table:table-cell>
          <table:table-cell table:style-name="ce6" office:value-type="time" office:time-value="PT15H45M05S">
            <text:p>03:45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3:26">
            <text:p>7/22/2014 3:43:26 PM</text:p>
          </table:table-cell>
          <table:table-cell table:style-name="ce12" office:value-type="float" office:value="576.2">
            <text:p>576.2</text:p>
          </table:table-cell>
          <table:table-cell/>
          <table:table-cell table:style-name="ce3" office:value-type="float" office:value="12">
            <text:p>12</text:p>
          </table:table-cell>
          <table:table-cell table:style-name="ce5" table:formula="of:=100*((10.2 - [.I19])/10.2)" office:value-type="float" office:value="-17.6470588235294">
            <text:p>-17.6</text:p>
          </table:table-cell>
          <table:table-cell table:style-name="ce6" office:value-type="time" office:time-value="PT15H42M05S">
            <text:p>03:42:05 PM</text:p>
          </table:table-cell>
          <table:table-cell table:style-name="ce6" office:value-type="time" office:time-value="PT15H45M05S">
            <text:p>03:45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3:58">
            <text:p>7/22/2014 3:43:58 PM</text:p>
          </table:table-cell>
          <table:table-cell table:style-name="ce12" office:value-type="float" office:value="821.2">
            <text:p>821.2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4:26">
            <text:p>7/22/2014 3:44:26 PM</text:p>
          </table:table-cell>
          <table:table-cell table:style-name="ce12" office:value-type="float" office:value="1573.4">
            <text:p>1573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4:58">
            <text:p>7/22/2014 3:44:58 PM</text:p>
          </table:table-cell>
          <table:table-cell table:style-name="ce12" office:value-type="float" office:value="1663.4">
            <text:p>1663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45:26">
            <text:p>7/22/2014 3:45:26 PM</text:p>
          </table:table-cell>
          <table:table-cell office:value-type="float" office:value="783.6">
            <text:p>783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45:58">
            <text:p>7/22/2014 3:45:58 PM</text:p>
          </table:table-cell>
          <table:table-cell office:value-type="float" office:value="1595.1">
            <text:p>1595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46:26">
            <text:p>7/22/2014 3:46:26 PM</text:p>
          </table:table-cell>
          <table:table-cell office:value-type="float" office:value="482.6">
            <text:p>482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46:58">
            <text:p>7/22/2014 3:46:58 PM</text:p>
          </table:table-cell>
          <table:table-cell office:value-type="float" office:value="1521.4">
            <text:p>1521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47:26">
            <text:p>7/22/2014 3:47:26 PM</text:p>
          </table:table-cell>
          <table:table-cell office:value-type="float" office:value="1007.6">
            <text:p>1007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47:57.99">
            <text:p>7/22/2014 3:47:58 PM</text:p>
          </table:table-cell>
          <table:table-cell office:value-type="float" office:value="1607.1">
            <text:p>1607.1</text:p>
          </table:table-cell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5" table:formula="of:=100*((12.75 - [.A24])/12.75)" office:value-type="float" office:value="13.7254901960784">
            <text:p>13.7</text:p>
          </table:table-cell>
          <table:table-cell table:style-name="ce6" office:value-type="time" office:time-value="PT15H47M00S">
            <text:p>03:47:00 PM</text:p>
          </table:table-cell>
          <table:table-cell table:style-name="ce6" office:value-type="time" office:time-value="PT15H50M00S">
            <text:p>03:5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8:26">
            <text:p>7/22/2014 3:48:26 PM</text:p>
          </table:table-cell>
          <table:table-cell table:style-name="ce12" office:value-type="float" office:value="838.7">
            <text:p>838.7</text:p>
          </table:table-cell>
          <table:table-cell/>
          <table:table-cell table:style-name="ce3" office:value-type="float" office:value="11">
            <text:p>11</text:p>
          </table:table-cell>
          <table:table-cell table:style-name="ce5" table:formula="of:=100*((10.2 - [.I24])/10.2)" office:value-type="float" office:value="-7.84313725490197">
            <text:p>-7.8</text:p>
          </table:table-cell>
          <table:table-cell table:style-name="ce6" office:value-type="time" office:time-value="PT15H47M00S">
            <text:p>03:47:00 PM</text:p>
          </table:table-cell>
          <table:table-cell table:style-name="ce6" office:value-type="time" office:time-value="PT15H50M00S">
            <text:p>03:5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48:58">
            <text:p>7/22/2014 3:48:58 PM</text:p>
          </table:table-cell>
          <table:table-cell table:style-name="ce12" office:value-type="float" office:value="1480.8">
            <text:p>1480.8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9:26">
            <text:p>7/22/2014 3:49:26 PM</text:p>
          </table:table-cell>
          <table:table-cell table:style-name="ce12" office:value-type="float" office:value="998.2">
            <text:p>998.2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49:58">
            <text:p>7/22/2014 3:49:58 PM</text:p>
          </table:table-cell>
          <table:table-cell table:style-name="ce12" office:value-type="float" office:value="1559.6">
            <text:p>1559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50:26">
            <text:p>7/22/2014 3:50:26 PM</text:p>
          </table:table-cell>
          <table:table-cell office:value-type="float" office:value="992.9">
            <text:p>992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50:57.99">
            <text:p>7/22/2014 3:50:58 PM</text:p>
          </table:table-cell>
          <table:table-cell office:value-type="float" office:value="1437.8">
            <text:p>1437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51:26">
            <text:p>7/22/2014 3:51:26 PM</text:p>
          </table:table-cell>
          <table:table-cell office:value-type="float" office:value="771.7">
            <text:p>771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51:58">
            <text:p>7/22/2014 3:51:58 PM</text:p>
          </table:table-cell>
          <table:table-cell office:value-type="float" office:value="1055.1">
            <text:p>1055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52:26">
            <text:p>7/22/2014 3:52:26 PM</text:p>
          </table:table-cell>
          <table:table-cell office:value-type="float" office:value="882.5">
            <text:p>88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52:58">
            <text:p>7/22/2014 3:52:58 PM</text:p>
          </table:table-cell>
          <table:table-cell office:value-type="float" office:value="959.9">
            <text:p>959.9</text:p>
          </table:table-cell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5" table:formula="of:=100*((12.75 - [.A29])/12.75)" office:value-type="float" office:value="21.5686274509804">
            <text:p>21.6</text:p>
          </table:table-cell>
          <table:table-cell table:style-name="ce6" office:value-type="time" office:time-value="PT15H52M00S">
            <text:p>03:52:00 PM</text:p>
          </table:table-cell>
          <table:table-cell table:style-name="ce6" office:value-type="time" office:time-value="PT15H55M00S">
            <text:p>03:55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3:26">
            <text:p>7/22/2014 3:53:26 PM</text:p>
          </table:table-cell>
          <table:table-cell table:style-name="ce12" office:value-type="float" office:value="880.8">
            <text:p>880.8</text:p>
          </table:table-cell>
          <table:table-cell/>
          <table:table-cell table:style-name="ce3" office:value-type="float" office:value="10">
            <text:p>10</text:p>
          </table:table-cell>
          <table:table-cell table:style-name="ce5" table:formula="of:=100*((10.2 - [.I29])/10.2)" office:value-type="float" office:value="1.96078431372548">
            <text:p>2.0</text:p>
          </table:table-cell>
          <table:table-cell table:style-name="ce6" office:value-type="time" office:time-value="PT15H52M00S">
            <text:p>03:52:00 PM</text:p>
          </table:table-cell>
          <table:table-cell table:style-name="ce6" office:value-type="time" office:time-value="PT15H55M00S">
            <text:p>03:55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3:58">
            <text:p>7/22/2014 3:53:58 PM</text:p>
          </table:table-cell>
          <table:table-cell table:style-name="ce12" office:value-type="float" office:value="1054.1">
            <text:p>1054.1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54:26">
            <text:p>7/22/2014 3:54:26 PM</text:p>
          </table:table-cell>
          <table:table-cell table:style-name="ce12" office:value-type="float" office:value="810">
            <text:p>810.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54:58">
            <text:p>7/22/2014 3:54:58 PM</text:p>
          </table:table-cell>
          <table:table-cell table:style-name="ce12" office:value-type="float" office:value="949.1">
            <text:p>949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55:26">
            <text:p>7/22/2014 3:55:26 PM</text:p>
          </table:table-cell>
          <table:table-cell office:value-type="float" office:value="602">
            <text:p>602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55:58">
            <text:p>7/22/2014 3:55:58 PM</text:p>
          </table:table-cell>
          <table:table-cell office:value-type="float" office:value="491.6">
            <text:p>491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56:26">
            <text:p>7/22/2014 3:56:26 PM</text:p>
          </table:table-cell>
          <table:table-cell office:value-type="float" office:value="222.8">
            <text:p>222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56:58">
            <text:p>7/22/2014 3:56:58 PM</text:p>
          </table:table-cell>
          <table:table-cell office:value-type="float" office:value="343.9">
            <text:p>343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57:26">
            <text:p>7/22/2014 3:57:26 PM</text:p>
          </table:table-cell>
          <table:table-cell office:value-type="float" office:value="161">
            <text:p>161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5:57:58">
            <text:p>7/22/2014 3:57:58 PM</text:p>
          </table:table-cell>
          <table:table-cell office:value-type="float" office:value="199.8">
            <text:p>199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5:58:26">
            <text:p>7/22/2014 3:58:26 PM</text:p>
          </table:table-cell>
          <table:table-cell office:value-type="float" office:value="147.6">
            <text:p>147.6</text:p>
          </table:table-cell>
          <table:table-cell/>
          <table:table-cell table:style-name="ce3" office:value-type="float" office:value="9">
            <text:p>9</text:p>
          </table:table-cell>
          <table:table-cell table:style-name="ce5" table:formula="of:=100*((10.2 - [.I34])/10.2)" office:value-type="float" office:value="11.7647058823529">
            <text:p>11.8</text:p>
          </table:table-cell>
          <table:table-cell table:style-name="ce6" office:value-type="time" office:time-value="PT15H57M58S">
            <text:p>03:57:58 PM</text:p>
          </table:table-cell>
          <table:table-cell table:style-name="ce6" office:value-type="time" office:time-value="PT16H01M00S">
            <text:p>04:01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8:58">
            <text:p>7/22/2014 3:58:58 PM</text:p>
          </table:table-cell>
          <table:table-cell table:style-name="ce12" office:value-type="float" office:value="210.8">
            <text:p>210.8</text:p>
          </table:table-cell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5" table:formula="of:=100*((12.75 - [.A35])/12.75)" office:value-type="float" office:value="29.4117647058824">
            <text:p>29.4</text:p>
          </table:table-cell>
          <table:table-cell table:style-name="ce6" office:value-type="time" office:time-value="PT15H57M58S">
            <text:p>03:57:58 PM</text:p>
          </table:table-cell>
          <table:table-cell table:style-name="ce6" office:value-type="time" office:time-value="PT16H01M00S">
            <text:p>04:01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5:59:26">
            <text:p>7/22/2014 3:59:26 PM</text:p>
          </table:table-cell>
          <table:table-cell table:style-name="ce12" office:value-type="float" office:value="131.5">
            <text:p>131.5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5:59:58">
            <text:p>7/22/2014 3:59:58 PM</text:p>
          </table:table-cell>
          <table:table-cell table:style-name="ce12" office:value-type="float" office:value="202.6">
            <text:p>202.6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0:26">
            <text:p>7/22/2014 4:00:26 PM</text:p>
          </table:table-cell>
          <table:table-cell table:style-name="ce12" office:value-type="float" office:value="144.1">
            <text:p>144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0:58">
            <text:p>7/22/2014 4:00:58 PM</text:p>
          </table:table-cell>
          <table:table-cell table:style-name="ce12" office:value-type="float" office:value="191.6">
            <text:p>191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01:26">
            <text:p>7/22/2014 4:01:26 PM</text:p>
          </table:table-cell>
          <table:table-cell office:value-type="float" office:value="146.4">
            <text:p>146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01:58">
            <text:p>7/22/2014 4:01:58 PM</text:p>
          </table:table-cell>
          <table:table-cell office:value-type="float" office:value="101.5">
            <text:p>101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02:25.99">
            <text:p>7/22/2014 4:02:26 PM</text:p>
          </table:table-cell>
          <table:table-cell office:value-type="float" office:value="94.5">
            <text:p>94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02:57.989999">
            <text:p>7/22/2014 4:02:58 PM</text:p>
          </table:table-cell>
          <table:table-cell office:value-type="float" office:value="134.3">
            <text:p>134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03:26">
            <text:p>7/22/2014 4:03:26 PM</text:p>
          </table:table-cell>
          <table:table-cell office:value-type="float" office:value="90.9">
            <text:p>90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03:57.99">
            <text:p>7/22/2014 4:03:58 PM</text:p>
          </table:table-cell>
          <table:table-cell office:value-type="float" office:value="157">
            <text:p>157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04:26">
            <text:p>7/22/2014 4:04:26 PM</text:p>
          </table:table-cell>
          <table:table-cell office:value-type="float" office:value="92.7">
            <text:p>92.7</text:p>
          </table:table-cell>
          <table:table-cell/>
          <table:table-cell table:style-name="ce3" office:value-type="float" office:value="8">
            <text:p>8</text:p>
          </table:table-cell>
          <table:table-cell table:style-name="ce5" table:formula="of:=100*((10.2 - [.I40])/10.2)" office:value-type="float" office:value="21.5686274509804">
            <text:p>21.6</text:p>
          </table:table-cell>
          <table:table-cell table:style-name="ce6" office:value-type="time" office:time-value="PT16H04M00S">
            <text:p>04:04:00 PM</text:p>
          </table:table-cell>
          <table:table-cell table:style-name="ce6" office:value-type="time" office:time-value="PT16H07M00S">
            <text:p>04:0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04:58">
            <text:p>7/22/2014 4:04:58 PM</text:p>
          </table:table-cell>
          <table:table-cell table:style-name="ce12" office:value-type="float" office:value="130.6">
            <text:p>130.6</text:p>
          </table:table-cell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5" table:formula="of:=100*((12.75 - [.A41])/12.75)" office:value-type="float" office:value="37.2549019607843">
            <text:p>37.3</text:p>
          </table:table-cell>
          <table:table-cell table:style-name="ce6" office:value-type="time" office:time-value="PT16H04M00S">
            <text:p>04:04:00 PM</text:p>
          </table:table-cell>
          <table:table-cell table:style-name="ce6" office:value-type="time" office:time-value="PT16H07M00S">
            <text:p>04:0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05:25.98">
            <text:p>7/22/2014 4:05:26 PM</text:p>
          </table:table-cell>
          <table:table-cell table:style-name="ce12" office:value-type="float" office:value="98.6">
            <text:p>98.6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5:57.989999">
            <text:p>7/22/2014 4:05:58 PM</text:p>
          </table:table-cell>
          <table:table-cell table:style-name="ce12" office:value-type="float" office:value="134">
            <text:p>134.0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6:25.99">
            <text:p>7/22/2014 4:06:26 PM</text:p>
          </table:table-cell>
          <table:table-cell table:style-name="ce12" office:value-type="float" office:value="107.4">
            <text:p>107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06:57.99">
            <text:p>7/22/2014 4:06:58 PM</text:p>
          </table:table-cell>
          <table:table-cell table:style-name="ce12" office:value-type="float" office:value="184.7">
            <text:p>184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07:26">
            <text:p>7/22/2014 4:07:26 PM</text:p>
          </table:table-cell>
          <table:table-cell office:value-type="float" office:value="130.3">
            <text:p>130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07:58">
            <text:p>7/22/2014 4:07:58 PM</text:p>
          </table:table-cell>
          <table:table-cell office:value-type="float" office:value="145.3">
            <text:p>145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08:26">
            <text:p>7/22/2014 4:08:26 PM</text:p>
          </table:table-cell>
          <table:table-cell office:value-type="float" office:value="227.7">
            <text:p>227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08:58">
            <text:p>7/22/2014 4:08:58 PM</text:p>
          </table:table-cell>
          <table:table-cell office:value-type="float" office:value="104.1">
            <text:p>104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09:25.99">
            <text:p>7/22/2014 4:09:26 PM</text:p>
          </table:table-cell>
          <table:table-cell office:value-type="float" office:value="217.8">
            <text:p>217.8</text:p>
          </table:table-cell>
          <table:table-cell/>
          <table:table-cell table:style-name="ce3" office:value-type="float" office:value="7">
            <text:p>7</text:p>
          </table:table-cell>
          <table:table-cell table:style-name="ce5" table:formula="of:=100*((10.2 - [.I45])/10.2)" office:value-type="float" office:value="31.3725490196078">
            <text:p>31.4</text:p>
          </table:table-cell>
          <table:table-cell table:style-name="ce6" office:value-type="time" office:time-value="PT16H09M00S">
            <text:p>04:09:00 PM</text:p>
          </table:table-cell>
          <table:table-cell table:style-name="ce6" office:value-type="time" office:time-value="PT16H12M00S">
            <text:p>04:12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09:57.99">
            <text:p>7/22/2014 4:09:58 PM</text:p>
          </table:table-cell>
          <table:table-cell table:style-name="ce12" office:value-type="float" office:value="144.8">
            <text:p>144.8</text:p>
          </table:table-cell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5" table:formula="of:=100*((12.75 - [.A46])/12.75)" office:value-type="float" office:value="45.0980392156863">
            <text:p>45.1</text:p>
          </table:table-cell>
          <table:table-cell table:style-name="ce6" office:value-type="time" office:time-value="PT16H09M00S">
            <text:p>04:09:00 PM</text:p>
          </table:table-cell>
          <table:table-cell table:style-name="ce6" office:value-type="time" office:time-value="PT16H12M00S">
            <text:p>04:12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10:26">
            <text:p>7/22/2014 4:10:26 PM</text:p>
          </table:table-cell>
          <table:table-cell table:style-name="ce12" office:value-type="float" office:value="149.6">
            <text:p>149.6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0:58">
            <text:p>7/22/2014 4:10:58 PM</text:p>
          </table:table-cell>
          <table:table-cell table:style-name="ce12" office:value-type="float" office:value="132.1">
            <text:p>132.1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1:26">
            <text:p>7/22/2014 4:11:26 PM</text:p>
          </table:table-cell>
          <table:table-cell table:style-name="ce12" office:value-type="float" office:value="148.5">
            <text:p>148.5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1:58">
            <text:p>7/22/2014 4:11:58 PM</text:p>
          </table:table-cell>
          <table:table-cell table:style-name="ce12" office:value-type="float" office:value="185.5">
            <text:p>185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12:25.99">
            <text:p>7/22/2014 4:12:26 PM</text:p>
          </table:table-cell>
          <table:table-cell office:value-type="float" office:value="88.4">
            <text:p>88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12:57.99">
            <text:p>7/22/2014 4:12:58 PM</text:p>
          </table:table-cell>
          <table:table-cell office:value-type="float" office:value="101.7">
            <text:p>101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13:26">
            <text:p>7/22/2014 4:13:26 PM</text:p>
          </table:table-cell>
          <table:table-cell office:value-type="float" office:value="39.6">
            <text:p>39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13:58">
            <text:p>7/22/2014 4:13:58 PM</text:p>
          </table:table-cell>
          <table:table-cell office:value-type="float" office:value="113.4">
            <text:p>113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14:26">
            <text:p>7/22/2014 4:14:26 PM</text:p>
          </table:table-cell>
          <table:table-cell office:value-type="float" office:value="98.3">
            <text:p>98.3</text:p>
          </table:table-cell>
          <table:table-cell/>
          <table:table-cell table:style-name="ce3" office:value-type="float" office:value="6">
            <text:p>6</text:p>
          </table:table-cell>
          <table:table-cell table:style-name="ce5" table:formula="of:=100*((10.2 - [.I50])/10.2)" office:value-type="float" office:value="41.1764705882353">
            <text:p>41.2</text:p>
          </table:table-cell>
          <table:table-cell table:style-name="ce6" office:value-type="time" office:time-value="PT16H14M00S">
            <text:p>04:14:00 PM</text:p>
          </table:table-cell>
          <table:table-cell table:style-name="ce6" office:value-type="time" office:time-value="PT16H17M00S">
            <text:p>04:1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14:58">
            <text:p>7/22/2014 4:14:58 PM</text:p>
          </table:table-cell>
          <table:table-cell table:style-name="ce12" office:value-type="float" office:value="94.5">
            <text:p>94.5</text:p>
          </table:table-cell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5" table:formula="of:=100*((12.75 - [.A51])/12.75)" office:value-type="float" office:value="52.9411764705882">
            <text:p>52.9</text:p>
          </table:table-cell>
          <table:table-cell table:style-name="ce6" office:value-type="time" office:time-value="PT16H14M00S">
            <text:p>04:14:00 PM</text:p>
          </table:table-cell>
          <table:table-cell table:style-name="ce6" office:value-type="time" office:time-value="PT16H17M00S">
            <text:p>04:17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15:25.99">
            <text:p>7/22/2014 4:15:26 PM</text:p>
          </table:table-cell>
          <table:table-cell table:style-name="ce12" office:value-type="float" office:value="190.1">
            <text:p>190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5:57.989999">
            <text:p>7/22/2014 4:15:58 PM</text:p>
          </table:table-cell>
          <table:table-cell table:style-name="ce12" office:value-type="float" office:value="74">
            <text:p>74.0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6:26">
            <text:p>7/22/2014 4:16:26 PM</text:p>
          </table:table-cell>
          <table:table-cell table:style-name="ce12" office:value-type="float" office:value="79">
            <text:p>79.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16:58">
            <text:p>7/22/2014 4:16:58 PM</text:p>
          </table:table-cell>
          <table:table-cell table:style-name="ce12" office:value-type="float" office:value="87.3">
            <text:p>87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17:26">
            <text:p>7/22/2014 4:17:26 PM</text:p>
          </table:table-cell>
          <table:table-cell office:value-type="float" office:value="30.4">
            <text:p>30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17:58">
            <text:p>7/22/2014 4:17:58 PM</text:p>
          </table:table-cell>
          <table:table-cell office:value-type="float" office:value="50.8">
            <text:p>50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18:25.99">
            <text:p>7/22/2014 4:18:26 PM</text:p>
          </table:table-cell>
          <table:table-cell office:value-type="float" office:value="33.2">
            <text:p>33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18:57.989999">
            <text:p>7/22/2014 4:18:58 PM</text:p>
          </table:table-cell>
          <table:table-cell office:value-type="float" office:value="39.4">
            <text:p>39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19:26">
            <text:p>7/22/2014 4:19:26 PM</text:p>
          </table:table-cell>
          <table:table-cell office:value-type="float" office:value="27.6">
            <text:p>27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19:57.99">
            <text:p>7/22/2014 4:19:58 PM</text:p>
          </table:table-cell>
          <table:table-cell office:value-type="float" office:value="38.7">
            <text:p>38.7</text:p>
          </table:table-cell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5" table:formula="of:=100*((12.75 - [.A56])/12.75)" office:value-type="float" office:value="60.7843137254902">
            <text:p>60.8</text:p>
          </table:table-cell>
          <table:table-cell table:style-name="ce6" office:value-type="time" office:time-value="PT16H19M30S">
            <text:p>04:19:30 PM</text:p>
          </table:table-cell>
          <table:table-cell table:style-name="ce6" office:value-type="time" office:time-value="PT16H22M30S">
            <text:p>04:22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0:26">
            <text:p>7/22/2014 4:20:26 PM</text:p>
          </table:table-cell>
          <table:table-cell table:style-name="ce12" office:value-type="float" office:value="38.1">
            <text:p>38.1</text:p>
          </table:table-cell>
          <table:table-cell/>
          <table:table-cell table:style-name="ce3" office:value-type="float" office:value="5">
            <text:p>5</text:p>
          </table:table-cell>
          <table:table-cell table:style-name="ce5" table:formula="of:=100*((10.2 - [.I56])/10.2)" office:value-type="float" office:value="50.9803921568627">
            <text:p>51.0</text:p>
          </table:table-cell>
          <table:table-cell table:style-name="ce6" office:value-type="time" office:time-value="PT16H19M30S">
            <text:p>04:19:30 PM</text:p>
          </table:table-cell>
          <table:table-cell table:style-name="ce6" office:value-type="time" office:time-value="PT16H22M30S">
            <text:p>04:22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0:58">
            <text:p>7/22/2014 4:20:58 PM</text:p>
          </table:table-cell>
          <table:table-cell table:style-name="ce12" office:value-type="float" office:value="76.8">
            <text:p>76.8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1:25.98">
            <text:p>7/22/2014 4:21:26 PM</text:p>
          </table:table-cell>
          <table:table-cell table:style-name="ce12" office:value-type="float" office:value="45.4">
            <text:p>45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1:57.989999">
            <text:p>7/22/2014 4:21:58 PM</text:p>
          </table:table-cell>
          <table:table-cell table:style-name="ce12" office:value-type="float" office:value="83.6">
            <text:p>83.6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2:25.99">
            <text:p>7/22/2014 4:22:26 PM</text:p>
          </table:table-cell>
          <table:table-cell table:style-name="ce12" office:value-type="float" office:value="56.7">
            <text:p>56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22:57.99">
            <text:p>7/22/2014 4:22:58 PM</text:p>
          </table:table-cell>
          <table:table-cell office:value-type="float" office:value="58.7">
            <text:p>58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23:26">
            <text:p>7/22/2014 4:23:26 PM</text:p>
          </table:table-cell>
          <table:table-cell office:value-type="float" office:value="22.9">
            <text:p>22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23:58">
            <text:p>7/22/2014 4:23:58 PM</text:p>
          </table:table-cell>
          <table:table-cell office:value-type="float" office:value="24.8">
            <text:p>24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24:26">
            <text:p>7/22/2014 4:24:26 PM</text:p>
          </table:table-cell>
          <table:table-cell office:value-type="float" office:value="26.5">
            <text:p>26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24:58">
            <text:p>7/22/2014 4:24:58 PM</text:p>
          </table:table-cell>
          <table:table-cell office:value-type="float" office:value="43.7">
            <text:p>43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25:25.99">
            <text:p>7/22/2014 4:25:26 PM</text:p>
          </table:table-cell>
          <table:table-cell office:value-type="float" office:value="33.2">
            <text:p>33.2</text:p>
          </table:table-cell>
          <table:table-cell/>
          <table:table-cell table:style-name="ce3" office:value-type="float" office:value="4">
            <text:p>4</text:p>
          </table:table-cell>
          <table:table-cell table:style-name="ce5" table:formula="of:=100*((10.2 - [.I61])/10.2)" office:value-type="float" office:value="60.7843137254902">
            <text:p>60.8</text:p>
          </table:table-cell>
          <table:table-cell table:style-name="ce6" office:value-type="time" office:time-value="PT16H24M40S">
            <text:p>04:24:40 PM</text:p>
          </table:table-cell>
          <table:table-cell table:style-name="ce6" office:value-type="time" office:time-value="PT16H27M40S">
            <text:p>04:27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5:57.99">
            <text:p>7/22/2014 4:25:58 PM</text:p>
          </table:table-cell>
          <table:table-cell table:style-name="ce12" office:value-type="float" office:value="40.6">
            <text:p>40.6</text:p>
          </table:table-cell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5" table:formula="of:=100*((12.75 - [.A62])/12.75)" office:value-type="float" office:value="68.6274509803922">
            <text:p>68.6</text:p>
          </table:table-cell>
          <table:table-cell table:style-name="ce6" office:value-type="time" office:time-value="PT16H24M40S">
            <text:p>04:24:40 PM</text:p>
          </table:table-cell>
          <table:table-cell table:style-name="ce6" office:value-type="time" office:time-value="PT16H27M40S">
            <text:p>04:27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26:26">
            <text:p>7/22/2014 4:26:26 PM</text:p>
          </table:table-cell>
          <table:table-cell table:style-name="ce12" office:value-type="float" office:value="31.4">
            <text:p>31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6:58">
            <text:p>7/22/2014 4:26:58 PM</text:p>
          </table:table-cell>
          <table:table-cell table:style-name="ce12" office:value-type="float" office:value="61.7">
            <text:p>61.7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27:26">
            <text:p>7/22/2014 4:27:26 PM</text:p>
          </table:table-cell>
          <table:table-cell table:style-name="ce12" office:value-type="float" office:value="28">
            <text:p>28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27:58">
            <text:p>7/22/2014 4:27:58 PM</text:p>
          </table:table-cell>
          <table:table-cell office:value-type="float" office:value="48.7">
            <text:p>48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28:25.99">
            <text:p>7/22/2014 4:28:26 PM</text:p>
          </table:table-cell>
          <table:table-cell office:value-type="float" office:value="29">
            <text:p>29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28:57.99">
            <text:p>7/22/2014 4:28:58 PM</text:p>
          </table:table-cell>
          <table:table-cell office:value-type="float" office:value="42.3">
            <text:p>42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29:26">
            <text:p>7/22/2014 4:29:26 PM</text:p>
          </table:table-cell>
          <table:table-cell office:value-type="float" office:value="29.8">
            <text:p>29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29:58">
            <text:p>7/22/2014 4:29:58 PM</text:p>
          </table:table-cell>
          <table:table-cell office:value-type="float" office:value="24">
            <text:p>24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30:26">
            <text:p>7/22/2014 4:30:26 PM</text:p>
          </table:table-cell>
          <table:table-cell office:value-type="float" office:value="21">
            <text:p>21.0</text:p>
          </table:table-cell>
          <table:table-cell/>
          <table:table-cell table:style-name="ce3" office:value-type="float" office:value="3">
            <text:p>3</text:p>
          </table:table-cell>
          <table:table-cell table:style-name="ce5" table:formula="of:=100*((10.2 - [.I66])/10.2)" office:value-type="float" office:value="70.5882352941176">
            <text:p>70.6</text:p>
          </table:table-cell>
          <table:table-cell table:style-name="ce6" office:value-type="time" office:time-value="PT16H29M50S">
            <text:p>04:29:50 PM</text:p>
          </table:table-cell>
          <table:table-cell table:style-name="ce6" office:value-type="time" office:time-value="PT16H32M50S">
            <text:p>04:32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0:58">
            <text:p>7/22/2014 4:30:58 PM</text:p>
          </table:table-cell>
          <table:table-cell table:style-name="ce12" office:value-type="float" office:value="23.6">
            <text:p>23.6</text:p>
          </table:table-cell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5" table:formula="of:=100*((12.75 - [.A67])/12.75)" office:value-type="float" office:value="76.4705882352941">
            <text:p>76.5</text:p>
          </table:table-cell>
          <table:table-cell table:style-name="ce6" office:value-type="time" office:time-value="PT16H29M50S">
            <text:p>04:29:50 PM</text:p>
          </table:table-cell>
          <table:table-cell table:style-name="ce6" office:value-type="time" office:time-value="PT16H32M50S">
            <text:p>04:32:5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1:25.99">
            <text:p>7/22/2014 4:31:26 PM</text:p>
          </table:table-cell>
          <table:table-cell table:style-name="ce12" office:value-type="float" office:value="20.6">
            <text:p>20.6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1:57.989999">
            <text:p>7/22/2014 4:31:58 PM</text:p>
          </table:table-cell>
          <table:table-cell table:style-name="ce12" office:value-type="float" office:value="23.6">
            <text:p>23.6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2:26">
            <text:p>7/22/2014 4:32:26 PM</text:p>
          </table:table-cell>
          <table:table-cell table:style-name="ce12" office:value-type="float" office:value="18.5">
            <text:p>18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32:57.99">
            <text:p>7/22/2014 4:32:58 PM</text:p>
          </table:table-cell>
          <table:table-cell office:value-type="float" office:value="22.4">
            <text:p>22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33:26">
            <text:p>7/22/2014 4:33:26 PM</text:p>
          </table:table-cell>
          <table:table-cell office:value-type="float" office:value="19.1">
            <text:p>19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33:58">
            <text:p>7/22/2014 4:33:58 PM</text:p>
          </table:table-cell>
          <table:table-cell office:value-type="float" office:value="17.1">
            <text:p>17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34:25.98">
            <text:p>7/22/2014 4:34:26 PM</text:p>
          </table:table-cell>
          <table:table-cell office:value-type="float" office:value="22.4">
            <text:p>22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34:57.989999">
            <text:p>7/22/2014 4:34:58 PM</text:p>
          </table:table-cell>
          <table:table-cell office:value-type="float" office:value="24.1">
            <text:p>24.1</text:p>
          </table:table-cell>
        </table:table-row>
        <table:table-row table:style-name="ro5">
          <table:table-cell table:style-name="ce14" table:number-columns-repeated="4"/>
          <table:table-cell office:value-type="string">
            <text:p>SUM</text:p>
          </table:table-cell>
          <table:table-cell office:value-type="date" office:date-value="2014-07-22T16:35:26">
            <text:p>7/22/2014 4:35:26 PM</text:p>
          </table:table-cell>
          <table:table-cell office:value-type="float" office:value="23.2">
            <text:p>23.2</text:p>
          </table:table-cell>
          <table:table-cell/>
          <table:table-cell table:style-name="ce3" office:value-type="float" office:value="2">
            <text:p>2</text:p>
          </table:table-cell>
          <table:table-cell table:style-name="ce5" table:formula="of:=100*((10.2 - [.I71])/10.2)" office:value-type="float" office:value="80.3921568627451">
            <text:p>80.4</text:p>
          </table:table-cell>
          <table:table-cell table:style-name="ce6" office:value-type="time" office:time-value="PT16H34M30S">
            <text:p>04:34:30 PM</text:p>
          </table:table-cell>
          <table:table-cell table:style-name="ce6" office:value-type="time" office:time-value="PT16H37M30S">
            <text:p>04:3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5:57.99">
            <text:p>7/22/2014 4:35:58 PM</text:p>
          </table:table-cell>
          <table:table-cell table:style-name="ce12" office:value-type="float" office:value="20.2">
            <text:p>20.2</text:p>
          </table:table-cell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5" table:formula="of:=100*((12.75 - [.A72])/12.75)" office:value-type="float" office:value="84.3137254901961">
            <text:p>84.3</text:p>
          </table:table-cell>
          <table:table-cell table:style-name="ce6" office:value-type="time" office:time-value="PT16H34M30S">
            <text:p>04:34:30 PM</text:p>
          </table:table-cell>
          <table:table-cell table:style-name="ce6" office:value-type="time" office:time-value="PT16H37M30S">
            <text:p>04:3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2T16:36:26">
            <text:p>7/22/2014 4:36:26 PM</text:p>
          </table:table-cell>
          <table:table-cell table:style-name="ce12" office:value-type="float" office:value="25.7">
            <text:p>25.7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6:58">
            <text:p>7/22/2014 4:36:58 PM</text:p>
          </table:table-cell>
          <table:table-cell table:style-name="ce12" office:value-type="float" office:value="21.2">
            <text:p>21.2</text:p>
          </table:table-cell>
        </table:table-row>
        <table:table-row table:style-name="ro5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2T16:37:25.98">
            <text:p>7/22/2014 4:37:26 PM</text:p>
          </table:table-cell>
          <table:table-cell table:style-name="ce12" office:value-type="float" office:value="25.3">
            <text:p>25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37:57">
            <text:p>7/22/2014 4:37:57 PM</text:p>
          </table:table-cell>
          <table:table-cell office:value-type="float" office:value="23.3">
            <text:p>23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37:55">
            <text:p>7/22/2014 4:37:55 PM</text:p>
          </table:table-cell>
          <table:table-cell office:value-type="float" office:value="24.9">
            <text:p>24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2T16:38:00">
            <text:p>7/22/2014 4:38:00 PM</text:p>
          </table:table-cell>
          <table:table-cell office:value-type="float" office:value="22.4">
            <text:p>22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2T16:37:58.979999">
            <text:p>7/22/2014 4:37:59 PM</text:p>
          </table:table-cell>
          <table:table-cell office:value-type="float" office:value="25">
            <text:p>25.0</text:p>
          </table:table-cell>
          <table:table-cell table:number-columns-repeated="5"/>
          <table:table-cell table:style-name="Default" table:number-columns-repeated="3"/>
        </table:table-row>
      </table:table>
      <table:table table:name="07.23.2014" table:style-name="ta1">
        <table:table-column table:style-name="co1" table:number-columns-repeated="4" table:default-cell-style-name="Default"/>
        <table:table-column table:style-name="co1" table:default-cell-style-name="ce9"/>
        <table:table-column table:style-name="co3" table:default-cell-style-name="ce11"/>
        <table:table-column table:style-name="co1" table:default-cell-style-name="ce13"/>
        <table:table-column table:style-name="co1" table:number-columns-repeated="5" table:default-cell-style-name="Default"/>
        <table:table-column table:style-name="co1" table:default-cell-style-name="ce9"/>
        <table:table-column table:style-name="co3" table:default-cell-style-name="ce11"/>
        <table:table-column table:style-name="co1" table:default-cell-style-name="ce13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3">
          <table:table-cell/>
          <table:table-cell office:value-type="string">
            <text:p>Define senesce as the plane at which majority of leaves have brown ,or have started to senece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3">
          <table:table-cell office:value-type="string">
            <text:p>SKT: 13 feet tall, senesce @ 5 feet</text:p>
          </table:table-cell>
          <table:table-cell table:number-columns-repeated="3"/>
          <table:table-cell table:style-name="Default" table:number-columns-repeated="3"/>
          <table:table-cell/>
          <table:table-cell office:value-type="string">
            <text:p>RFM: 10.5 feet tall, senesce @ 4.5 feet</text:p>
          </table:table-cell>
          <table:table-cell table:number-columns-repeated="3"/>
          <table:table-cell table:style-name="Default" table:number-columns-repeated="3"/>
        </table:table-row>
        <table:table-row table:style-name="ro6">
          <table:table-cell table:style-name="ce1" office:value-type="string" table:number-columns-spanned="7" table:number-rows-spanned="1">
            <text:p>LP-80 #001 <text:s/>(RIL 63)</text:p>
          </table:table-cell>
          <table:covered-table-cell table:number-columns-repeated="3" table:style-name="ce1"/>
          <table:covered-table-cell table:number-columns-repeated="3" table:style-name="ce7"/>
          <table:table-cell/>
          <table:table-cell table:style-name="ce2" office:value-type="string" table:number-columns-spanned="7" table:number-rows-spanned="1">
            <text:p>LP-80 #002 (RIL 73)</text:p>
          </table:table-cell>
          <table:covered-table-cell table:number-columns-repeated="3" table:style-name="ce1"/>
          <table:covered-table-cell table:number-columns-repeated="3" table:style-name="ce7"/>
        </table:table-row>
        <table:table-row table:style-name="ro7">
          <table:table-cell table:style-name="ce1" office:value-type="string">
            <text:p>feet above ground</text:p>
          </table:table-cell>
          <table:table-cell table:style-name="ce1" office:value-type="string">
            <text:p>percentage up canopy 100 -100*((plant height – feet above ground) / plant height) </text:p>
          </table:table-cell>
          <table:table-cell table:style-name="ce1" office:value-type="string">
            <text:p>time start</text:p>
          </table:table-cell>
          <table:table-cell table:style-name="ce1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  <table:table-cell/>
          <table:table-cell table:style-name="ce1" office:value-type="string">
            <text:p>feet above ground</text:p>
          </table:table-cell>
          <table:table-cell table:style-name="ce1" office:value-type="string">
            <text:p>percentage up canopy 100 -100*((plant height – feet above ground) / plant height) </text:p>
          </table:table-cell>
          <table:table-cell table:style-name="ce1" office:value-type="string">
            <text:p>time start</text:p>
          </table:table-cell>
          <table:table-cell table:style-name="ce1" office:value-type="string">
            <text:p>time end</text:p>
          </table:table-cell>
          <table:table-cell table:style-name="ce7" office:value-type="string">
            <text:p>Record Type</text:p>
          </table:table-cell>
          <table:table-cell table:style-name="ce7" office:value-type="string">
            <text:p>Date and Time</text:p>
          </table:table-cell>
          <table:table-cell table:style-name="ce7" office:value-type="string">
            <text:p>Average Below PAR</text:p>
          </table:table-cell>
        </table:table-row>
        <table:table-row table:style-name="ro8">
          <table:table-cell table:style-name="ce3" office:value-type="float" office:value="14">
            <text:p>14</text:p>
          </table:table-cell>
          <table:table-cell table:style-name="ce3" table:formula="of:=100-100*((13-[.A7])/13)" office:value-type="float" office:value="107.692307692308">
            <text:p>107.6923076923</text:p>
          </table:table-cell>
          <table:table-cell table:style-name="ce6" office:value-type="time" office:time-value="PT14H37M30S">
            <text:p>02:37:30 PM</text:p>
          </table:table-cell>
          <table:table-cell table:style-name="ce6" office:value-type="time" office:time-value="PT14H41M10S">
            <text:p>02:41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38:34">
            <text:p>7/23/2014 2:38:34 PM</text:p>
          </table:table-cell>
          <table:table-cell table:style-name="ce12" office:value-type="float" office:value="2089.8">
            <text:p>2089.8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-100*((10.5-[.I7])/10.5)" office:value-type="float" office:value="133.333333333333">
            <text:p>133.3333333333</text:p>
          </table:table-cell>
          <table:table-cell table:style-name="ce6" office:value-type="time" office:time-value="PT14H37M30S">
            <text:p>02:37:30 PM</text:p>
          </table:table-cell>
          <table:table-cell table:style-name="ce6" office:value-type="time" office:time-value="PT14H41M10S">
            <text:p>02:41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38:24">
            <text:p>7/23/2014 2:38:24 PM</text:p>
          </table:table-cell>
          <table:table-cell table:style-name="ce12" office:value-type="float" office:value="2297.2">
            <text:p>2297.2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39:34">
            <text:p>7/23/2014 2:39:34 PM</text:p>
          </table:table-cell>
          <table:table-cell table:style-name="ce12" office:value-type="float" office:value="2108.9">
            <text:p>2108.9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39:24">
            <text:p>7/23/2014 2:39:24 PM</text:p>
          </table:table-cell>
          <table:table-cell table:style-name="ce12" office:value-type="float" office:value="2355.8">
            <text:p>2355.8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0:34">
            <text:p>7/23/2014 2:40:34 PM</text:p>
          </table:table-cell>
          <table:table-cell table:style-name="ce12" office:value-type="float" office:value="2133.1">
            <text:p>2133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0:24">
            <text:p>7/23/2014 2:40:24 PM</text:p>
          </table:table-cell>
          <table:table-cell table:style-name="ce12" office:value-type="float" office:value="2382.4">
            <text:p>2382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41:34">
            <text:p>7/23/2014 2:41:34 PM</text:p>
          </table:table-cell>
          <table:table-cell office:value-type="float" office:value="2098.5">
            <text:p>2098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41:24">
            <text:p>7/23/2014 2:41:24 PM</text:p>
          </table:table-cell>
          <table:table-cell office:value-type="float" office:value="2408.8">
            <text:p>2408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42:34">
            <text:p>7/23/2014 2:42:34 PM</text:p>
          </table:table-cell>
          <table:table-cell office:value-type="float" office:value="2308.2">
            <text:p>2308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42:24">
            <text:p>7/23/2014 2:42:24 PM</text:p>
          </table:table-cell>
          <table:table-cell office:value-type="float" office:value="2280.8">
            <text:p>2280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43:34">
            <text:p>7/23/2014 2:43:34 PM</text:p>
          </table:table-cell>
          <table:table-cell office:value-type="float" office:value="2285.2">
            <text:p>2285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43:24">
            <text:p>7/23/2014 2:43:24 PM</text:p>
          </table:table-cell>
          <table:table-cell office:value-type="float" office:value="2179.8">
            <text:p>2179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44:34">
            <text:p>7/23/2014 2:44:34 PM</text:p>
          </table:table-cell>
          <table:table-cell office:value-type="float" office:value="1571.2">
            <text:p>1571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44:24">
            <text:p>7/23/2014 2:44:24 PM</text:p>
          </table:table-cell>
          <table:table-cell office:value-type="float" office:value="1405.9">
            <text:p>1405.9</text:p>
          </table:table-cell>
        </table:table-row>
        <table:table-row table:style-name="ro8">
          <table:table-cell table:style-name="ce3" office:value-type="float" office:value="13">
            <text:p>13</text:p>
          </table:table-cell>
          <table:table-cell table:style-name="ce3" table:formula="of:=100-100*((13-[.A14])/13)" office:value-type="float" office:value="100">
            <text:p>100</text:p>
          </table:table-cell>
          <table:table-cell table:style-name="ce6" office:value-type="time" office:time-value="PT14H43M40S">
            <text:p>02:43:40 PM</text:p>
          </table:table-cell>
          <table:table-cell table:style-name="ce6" office:value-type="time" office:time-value="PT14H46M40S">
            <text:p>02:46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45:34">
            <text:p>7/23/2014 2:45:34 PM</text:p>
          </table:table-cell>
          <table:table-cell table:style-name="ce12" office:value-type="float" office:value="2221.1">
            <text:p>2221.1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-100*((10.5-[.I14])/10.5)" office:value-type="float" office:value="123.809523809524">
            <text:p>123.8095238095</text:p>
          </table:table-cell>
          <table:table-cell table:style-name="ce6" office:value-type="time" office:time-value="PT14H43M40S">
            <text:p>02:43:40 PM</text:p>
          </table:table-cell>
          <table:table-cell table:style-name="ce6" office:value-type="time" office:time-value="PT14H46M40S">
            <text:p>02:46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45:24">
            <text:p>7/23/2014 2:45:24 PM</text:p>
          </table:table-cell>
          <table:table-cell table:style-name="ce12" office:value-type="float" office:value="2115.7">
            <text:p>2115.7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6:34">
            <text:p>7/23/2014 2:46:34 PM</text:p>
          </table:table-cell>
          <table:table-cell table:style-name="ce12" office:value-type="float" office:value="2236.1">
            <text:p>2236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46:24">
            <text:p>7/23/2014 2:46:24 PM</text:p>
          </table:table-cell>
          <table:table-cell table:style-name="ce12" office:value-type="float" office:value="2236.8">
            <text:p>2236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47:34">
            <text:p>7/23/2014 2:47:34 PM</text:p>
          </table:table-cell>
          <table:table-cell office:value-type="float" office:value="2380.1">
            <text:p>2380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47:24">
            <text:p>7/23/2014 2:47:24 PM</text:p>
          </table:table-cell>
          <table:table-cell office:value-type="float" office:value="2339.9">
            <text:p>2339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48:34">
            <text:p>7/23/2014 2:48:34 PM</text:p>
          </table:table-cell>
          <table:table-cell office:value-type="float" office:value="2121.5">
            <text:p>2121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48:24">
            <text:p>7/23/2014 2:48:24 PM</text:p>
          </table:table-cell>
          <table:table-cell office:value-type="float" office:value="2297.1">
            <text:p>2297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49:34">
            <text:p>7/23/2014 2:49:34 PM</text:p>
          </table:table-cell>
          <table:table-cell office:value-type="float" office:value="1703.4">
            <text:p>1703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49:24">
            <text:p>7/23/2014 2:49:24 PM</text:p>
          </table:table-cell>
          <table:table-cell office:value-type="float" office:value="2365.7">
            <text:p>2365.7</text:p>
          </table:table-cell>
        </table:table-row>
        <table:table-row table:style-name="ro8">
          <table:table-cell table:style-name="ce14" table:number-columns-repeated="2"/>
          <table:table-cell table:style-name="ce15" table:number-columns-repeated="2"/>
          <table:table-cell office:value-type="string">
            <text:p>SUM</text:p>
          </table:table-cell>
          <table:table-cell office:value-type="date" office:date-value="2014-07-23T14:50:34">
            <text:p>7/23/2014 2:50:34 PM</text:p>
          </table:table-cell>
          <table:table-cell office:value-type="float" office:value="1216">
            <text:p>1216.0</text:p>
          </table:table-cell>
          <table:table-cell/>
          <table:table-cell table:style-name="ce14" table:number-columns-repeated="2"/>
          <table:table-cell table:style-name="ce15" table:number-columns-repeated="2"/>
          <table:table-cell office:value-type="string">
            <text:p>SUM</text:p>
          </table:table-cell>
          <table:table-cell office:value-type="date" office:date-value="2014-07-23T14:50:24">
            <text:p>7/23/2014 2:50:24 PM</text:p>
          </table:table-cell>
          <table:table-cell office:value-type="float" office:value="2306.7">
            <text:p>2306.7</text:p>
          </table:table-cell>
        </table:table-row>
        <table:table-row table:style-name="ro8">
          <table:table-cell table:style-name="ce3" office:value-type="float" office:value="12">
            <text:p>12</text:p>
          </table:table-cell>
          <table:table-cell table:style-name="ce3" table:formula="of:=100-100*((13-[.A20])/13)" office:value-type="float" office:value="92.3076923076923">
            <text:p>92.3076923077</text:p>
          </table:table-cell>
          <table:table-cell table:style-name="ce6" office:value-type="time" office:time-value="PT14H49M40S">
            <text:p>02:49:40 PM</text:p>
          </table:table-cell>
          <table:table-cell table:style-name="ce6" office:value-type="time" office:time-value="PT14H52M40S">
            <text:p>02:52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1:34">
            <text:p>7/23/2014 2:51:34 PM</text:p>
          </table:table-cell>
          <table:table-cell table:style-name="ce12" office:value-type="float" office:value="1193.5">
            <text:p>1193.5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-100*((10.5-[.I20])/10.5)" office:value-type="float" office:value="114.285714285714">
            <text:p>114.2857142857</text:p>
          </table:table-cell>
          <table:table-cell table:style-name="ce6" office:value-type="time" office:time-value="PT14H49M40S">
            <text:p>02:49:40 PM</text:p>
          </table:table-cell>
          <table:table-cell table:style-name="ce6" office:value-type="time" office:time-value="PT14H52M40S">
            <text:p>02:52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1:24">
            <text:p>7/23/2014 2:51:24 PM</text:p>
          </table:table-cell>
          <table:table-cell table:style-name="ce12" office:value-type="float" office:value="2231.9">
            <text:p>2231.9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2:34">
            <text:p>7/23/2014 2:52:34 PM</text:p>
          </table:table-cell>
          <table:table-cell table:style-name="ce12" office:value-type="float" office:value="422.6">
            <text:p>422.6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2:24">
            <text:p>7/23/2014 2:52:24 PM</text:p>
          </table:table-cell>
          <table:table-cell table:style-name="ce12" office:value-type="float" office:value="909.3">
            <text:p>909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53:34">
            <text:p>7/23/2014 2:53:34 PM</text:p>
          </table:table-cell>
          <table:table-cell office:value-type="float" office:value="282.1">
            <text:p>282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53:24">
            <text:p>7/23/2014 2:53:24 PM</text:p>
          </table:table-cell>
          <table:table-cell office:value-type="float" office:value="718.8">
            <text:p>718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54:34">
            <text:p>7/23/2014 2:54:34 PM</text:p>
          </table:table-cell>
          <table:table-cell office:value-type="float" office:value="185.6">
            <text:p>185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54:24">
            <text:p>7/23/2014 2:54:24 PM</text:p>
          </table:table-cell>
          <table:table-cell office:value-type="float" office:value="688.7">
            <text:p>688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55:34">
            <text:p>7/23/2014 2:55:34 PM</text:p>
          </table:table-cell>
          <table:table-cell office:value-type="float" office:value="237.8">
            <text:p>237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55:24">
            <text:p>7/23/2014 2:55:24 PM</text:p>
          </table:table-cell>
          <table:table-cell office:value-type="float" office:value="758.5">
            <text:p>758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4:56:34">
            <text:p>7/23/2014 2:56:34 PM</text:p>
          </table:table-cell>
          <table:table-cell office:value-type="float" office:value="514.9">
            <text:p>514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4:56:24">
            <text:p>7/23/2014 2:56:24 PM</text:p>
          </table:table-cell>
          <table:table-cell office:value-type="float" office:value="1617.5">
            <text:p>1617.5</text:p>
          </table:table-cell>
        </table:table-row>
        <table:table-row table:style-name="ro8">
          <table:table-cell table:style-name="ce3" office:value-type="float" office:value="11">
            <text:p>11</text:p>
          </table:table-cell>
          <table:table-cell table:style-name="ce3" table:formula="of:=100-100*((13-[.A26])/13)" office:value-type="float" office:value="84.6153846153846">
            <text:p>84.6153846154</text:p>
          </table:table-cell>
          <table:table-cell table:style-name="ce6" office:value-type="time" office:time-value="PT14H56M25S">
            <text:p>02:56:25 PM</text:p>
          </table:table-cell>
          <table:table-cell table:style-name="ce6" office:value-type="time" office:time-value="PT14H59M25S">
            <text:p>02:59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7:34">
            <text:p>7/23/2014 2:57:34 PM</text:p>
          </table:table-cell>
          <table:table-cell table:style-name="ce12" office:value-type="float" office:value="493.4">
            <text:p>493.4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-100*((10.5-[.I26])/10.5)" office:value-type="float" office:value="104.761904761905">
            <text:p>104.7619047619</text:p>
          </table:table-cell>
          <table:table-cell table:style-name="ce6" office:value-type="time" office:time-value="PT14H56M25S">
            <text:p>02:56:25 PM</text:p>
          </table:table-cell>
          <table:table-cell table:style-name="ce6" office:value-type="time" office:time-value="PT14H59M25S">
            <text:p>02:59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4:57:24">
            <text:p>7/23/2014 2:57:24 PM</text:p>
          </table:table-cell>
          <table:table-cell table:style-name="ce12" office:value-type="float" office:value="2168.8">
            <text:p>2168.8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8:34">
            <text:p>7/23/2014 2:58:34 PM</text:p>
          </table:table-cell>
          <table:table-cell table:style-name="ce12" office:value-type="float" office:value="572.1">
            <text:p>572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8:24">
            <text:p>7/23/2014 2:58:24 PM</text:p>
          </table:table-cell>
          <table:table-cell table:style-name="ce12" office:value-type="float" office:value="2328.6">
            <text:p>2328.6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9:34">
            <text:p>7/23/2014 2:59:34 PM</text:p>
          </table:table-cell>
          <table:table-cell table:style-name="ce12" office:value-type="float" office:value="647.4">
            <text:p>647.4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4:59:24">
            <text:p>7/23/2014 2:59:24 PM</text:p>
          </table:table-cell>
          <table:table-cell table:style-name="ce12" office:value-type="float" office:value="2374.4">
            <text:p>2374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00:34">
            <text:p>7/23/2014 3:00:34 PM</text:p>
          </table:table-cell>
          <table:table-cell office:value-type="float" office:value="808.8">
            <text:p>808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00:24">
            <text:p>7/23/2014 3:00:24 PM</text:p>
          </table:table-cell>
          <table:table-cell office:value-type="float" office:value="2305.8">
            <text:p>2305.8</text:p>
          </table:table-cell>
        </table:table-row>
        <table:table-row table:style-name="ro8">
          <table:table-cell table:style-name="ce3" office:value-type="float" office:value="10">
            <text:p>10</text:p>
          </table:table-cell>
          <table:table-cell table:style-name="ce3" table:formula="of:=100-100*((13-[.A30])/13)" office:value-type="float" office:value="76.9230769230769">
            <text:p>76.9230769231</text:p>
          </table:table-cell>
          <table:table-cell table:style-name="ce6" office:value-type="time" office:time-value="PT15H00M45S">
            <text:p>03:00:45 PM</text:p>
          </table:table-cell>
          <table:table-cell table:style-name="ce6" office:value-type="time" office:time-value="PT15H03M45S">
            <text:p>03:03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01:34">
            <text:p>7/23/2014 3:01:34 PM</text:p>
          </table:table-cell>
          <table:table-cell table:style-name="ce12" office:value-type="float" office:value="801">
            <text:p>801.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-100*((10.5-[.I30])/10.5)" office:value-type="float" office:value="95.2380952380952">
            <text:p>95.2380952381</text:p>
          </table:table-cell>
          <table:table-cell table:style-name="ce6" office:value-type="time" office:time-value="PT15H00M45S">
            <text:p>03:00:45 PM</text:p>
          </table:table-cell>
          <table:table-cell table:style-name="ce6" office:value-type="time" office:time-value="PT15H03M45S">
            <text:p>03:03:4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01:24">
            <text:p>7/23/2014 3:01:24 PM</text:p>
          </table:table-cell>
          <table:table-cell table:style-name="ce12" office:value-type="float" office:value="2325.9">
            <text:p>2325.9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2:34">
            <text:p>7/23/2014 3:02:34 PM</text:p>
          </table:table-cell>
          <table:table-cell table:style-name="ce12" office:value-type="float" office:value="793.8">
            <text:p>793.8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2:24">
            <text:p>7/23/2014 3:02:24 PM</text:p>
          </table:table-cell>
          <table:table-cell table:style-name="ce12" office:value-type="float" office:value="2336.9">
            <text:p>2336.9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3:34">
            <text:p>7/23/2014 3:03:34 PM</text:p>
          </table:table-cell>
          <table:table-cell table:style-name="ce12" office:value-type="float" office:value="567.1">
            <text:p>567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03:24">
            <text:p>7/23/2014 3:03:24 PM</text:p>
          </table:table-cell>
          <table:table-cell table:style-name="ce12" office:value-type="float" office:value="2273.5">
            <text:p>2273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04:34">
            <text:p>7/23/2014 3:04:34 PM</text:p>
          </table:table-cell>
          <table:table-cell office:value-type="float" office:value="577.2">
            <text:p>577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04:24">
            <text:p>7/23/2014 3:04:24 PM</text:p>
          </table:table-cell>
          <table:table-cell office:value-type="float" office:value="2223.7">
            <text:p>2223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05:33.99">
            <text:p>7/23/2014 3:05:34 PM</text:p>
          </table:table-cell>
          <table:table-cell office:value-type="float" office:value="837.2">
            <text:p>837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05:24">
            <text:p>7/23/2014 3:05:24 PM</text:p>
          </table:table-cell>
          <table:table-cell office:value-type="float" office:value="1047.6">
            <text:p>1047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06:34">
            <text:p>7/23/2014 3:06:34 PM</text:p>
          </table:table-cell>
          <table:table-cell office:value-type="float" office:value="721">
            <text:p>721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06:24">
            <text:p>7/23/2014 3:06:24 PM</text:p>
          </table:table-cell>
          <table:table-cell office:value-type="float" office:value="1012.3">
            <text:p>1012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07:34">
            <text:p>7/23/2014 3:07:34 PM</text:p>
          </table:table-cell>
          <table:table-cell office:value-type="float" office:value="604.3">
            <text:p>60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07:24">
            <text:p>7/23/2014 3:07:24 PM</text:p>
          </table:table-cell>
          <table:table-cell office:value-type="float" office:value="1437">
            <text:p>1437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08:34">
            <text:p>7/23/2014 3:08:34 PM</text:p>
          </table:table-cell>
          <table:table-cell office:value-type="float" office:value="671">
            <text:p>671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08:24">
            <text:p>7/23/2014 3:08:24 PM</text:p>
          </table:table-cell>
          <table:table-cell office:value-type="float" office:value="1485">
            <text:p>1485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09:34">
            <text:p>7/23/2014 3:09:34 PM</text:p>
          </table:table-cell>
          <table:table-cell office:value-type="float" office:value="587.3">
            <text:p>587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09:24">
            <text:p>7/23/2014 3:09:24 PM</text:p>
          </table:table-cell>
          <table:table-cell office:value-type="float" office:value="1211.2">
            <text:p>1211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0:34">
            <text:p>7/23/2014 3:10:34 PM</text:p>
          </table:table-cell>
          <table:table-cell office:value-type="float" office:value="128.9">
            <text:p>128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0:24">
            <text:p>7/23/2014 3:10:24 PM</text:p>
          </table:table-cell>
          <table:table-cell office:value-type="float" office:value="429.2">
            <text:p>429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1:34">
            <text:p>7/23/2014 3:11:34 PM</text:p>
          </table:table-cell>
          <table:table-cell office:value-type="float" office:value="177.4">
            <text:p>177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1:24">
            <text:p>7/23/2014 3:11:24 PM</text:p>
          </table:table-cell>
          <table:table-cell office:value-type="float" office:value="452.5">
            <text:p>452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2:34">
            <text:p>7/23/2014 3:12:34 PM</text:p>
          </table:table-cell>
          <table:table-cell office:value-type="float" office:value="444.5">
            <text:p>444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2:24">
            <text:p>7/23/2014 3:12:24 PM</text:p>
          </table:table-cell>
          <table:table-cell office:value-type="float" office:value="797.2">
            <text:p>797.2</text:p>
          </table:table-cell>
        </table:table-row>
        <table:table-row table:style-name="ro8">
          <table:table-cell table:style-name="ce3" office:value-type="float" office:value="9">
            <text:p>9</text:p>
          </table:table-cell>
          <table:table-cell table:style-name="ce3" table:formula="of:=100-100*((13-[.A42])/13)" office:value-type="float" office:value="69.2307692307692">
            <text:p>69.2307692308</text:p>
          </table:table-cell>
          <table:table-cell table:style-name="ce6" office:value-type="time" office:time-value="PT15H12M30S">
            <text:p>03:12:30 PM</text:p>
          </table:table-cell>
          <table:table-cell table:style-name="ce6" office:value-type="time" office:time-value="PT15H14M30S">
            <text:p>03:14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13:34">
            <text:p>7/23/2014 3:13:34 PM</text:p>
          </table:table-cell>
          <table:table-cell table:style-name="ce12" office:value-type="float" office:value="511.4">
            <text:p>511.4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-100*((10.5-[.I42])/10.5)" office:value-type="float" office:value="85.7142857142857">
            <text:p>85.7142857143</text:p>
          </table:table-cell>
          <table:table-cell table:style-name="ce6" office:value-type="time" office:time-value="PT15H12M30S">
            <text:p>03:12:30 PM</text:p>
          </table:table-cell>
          <table:table-cell table:style-name="ce6" office:value-type="time" office:time-value="PT15H14M30S">
            <text:p>03:14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13:24">
            <text:p>7/23/2014 3:13:24 PM</text:p>
          </table:table-cell>
          <table:table-cell table:style-name="ce12" office:value-type="float" office:value="1405">
            <text:p>1405.0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14:34">
            <text:p>7/23/2014 3:14:34 PM</text:p>
          </table:table-cell>
          <table:table-cell table:style-name="ce12" office:value-type="float" office:value="408.8">
            <text:p>408.8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14:24">
            <text:p>7/23/2014 3:14:24 PM</text:p>
          </table:table-cell>
          <table:table-cell table:style-name="ce12" office:value-type="float" office:value="1251.8">
            <text:p>1251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5:34">
            <text:p>7/23/2014 3:15:34 PM</text:p>
          </table:table-cell>
          <table:table-cell office:value-type="float" office:value="380.2">
            <text:p>380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5:24">
            <text:p>7/23/2014 3:15:24 PM</text:p>
          </table:table-cell>
          <table:table-cell office:value-type="float" office:value="801.1">
            <text:p>801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6:34">
            <text:p>7/23/2014 3:16:34 PM</text:p>
          </table:table-cell>
          <table:table-cell office:value-type="float" office:value="121.7">
            <text:p>121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6:24">
            <text:p>7/23/2014 3:16:24 PM</text:p>
          </table:table-cell>
          <table:table-cell office:value-type="float" office:value="486.1">
            <text:p>486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7:34">
            <text:p>7/23/2014 3:17:34 PM</text:p>
          </table:table-cell>
          <table:table-cell office:value-type="float" office:value="473.7">
            <text:p>473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7:24">
            <text:p>7/23/2014 3:17:24 PM</text:p>
          </table:table-cell>
          <table:table-cell office:value-type="float" office:value="962.5">
            <text:p>962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8:34">
            <text:p>7/23/2014 3:18:34 PM</text:p>
          </table:table-cell>
          <table:table-cell office:value-type="float" office:value="141.1">
            <text:p>141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8:24">
            <text:p>7/23/2014 3:18:24 PM</text:p>
          </table:table-cell>
          <table:table-cell office:value-type="float" office:value="445.2">
            <text:p>445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19:34">
            <text:p>7/23/2014 3:19:34 PM</text:p>
          </table:table-cell>
          <table:table-cell office:value-type="float" office:value="152.2">
            <text:p>152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19:24">
            <text:p>7/23/2014 3:19:24 PM</text:p>
          </table:table-cell>
          <table:table-cell office:value-type="float" office:value="321.7">
            <text:p>321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0:34">
            <text:p>7/23/2014 3:20:34 PM</text:p>
          </table:table-cell>
          <table:table-cell office:value-type="float" office:value="82.3">
            <text:p>82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20:24">
            <text:p>7/23/2014 3:20:24 PM</text:p>
          </table:table-cell>
          <table:table-cell office:value-type="float" office:value="358.8">
            <text:p>358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1:33.99">
            <text:p>7/23/2014 3:21:34 PM</text:p>
          </table:table-cell>
          <table:table-cell office:value-type="float" office:value="110.8">
            <text:p>110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21:24">
            <text:p>7/23/2014 3:21:24 PM</text:p>
          </table:table-cell>
          <table:table-cell office:value-type="float" office:value="283.7">
            <text:p>283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2:34">
            <text:p>7/23/2014 3:22:34 PM</text:p>
          </table:table-cell>
          <table:table-cell office:value-type="float" office:value="92.6">
            <text:p>92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22:24">
            <text:p>7/23/2014 3:22:24 PM</text:p>
          </table:table-cell>
          <table:table-cell office:value-type="float" office:value="232.8">
            <text:p>232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3:34">
            <text:p>7/23/2014 3:23:34 PM</text:p>
          </table:table-cell>
          <table:table-cell office:value-type="float" office:value="240">
            <text:p>240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23:24">
            <text:p>7/23/2014 3:23:24 PM</text:p>
          </table:table-cell>
          <table:table-cell office:value-type="float" office:value="509.8">
            <text:p>509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4:34">
            <text:p>7/23/2014 3:24:34 PM</text:p>
          </table:table-cell>
          <table:table-cell office:value-type="float" office:value="169.6">
            <text:p>169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24:24">
            <text:p>7/23/2014 3:24:24 PM</text:p>
          </table:table-cell>
          <table:table-cell office:value-type="float" office:value="1018.5">
            <text:p>1018.5</text:p>
          </table:table-cell>
        </table:table-row>
        <table:table-row table:style-name="ro8">
          <table:table-cell table:style-name="ce3" office:value-type="float" office:value="8">
            <text:p>8</text:p>
          </table:table-cell>
          <table:table-cell table:style-name="ce3" table:formula="of:=100-100*((13-[.A54])/13)" office:value-type="float" office:value="61.5384615384615">
            <text:p>61.5384615385</text:p>
          </table:table-cell>
          <table:table-cell table:style-name="ce6" office:value-type="time" office:time-value="PT15H24M05S">
            <text:p>03:24:05 PM</text:p>
          </table:table-cell>
          <table:table-cell table:style-name="ce6" office:value-type="time" office:time-value="PT15H27M30S">
            <text:p>03:2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25:34">
            <text:p>7/23/2014 3:25:34 PM</text:p>
          </table:table-cell>
          <table:table-cell table:style-name="ce12" office:value-type="float" office:value="147.8">
            <text:p>147.8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-100*((10.5-[.I54])/10.5)" office:value-type="float" office:value="76.1904761904762">
            <text:p>76.1904761905</text:p>
          </table:table-cell>
          <table:table-cell table:style-name="ce6" office:value-type="time" office:time-value="PT15H24M05S">
            <text:p>03:24:05 PM</text:p>
          </table:table-cell>
          <table:table-cell table:style-name="ce6" office:value-type="time" office:time-value="PT15H27M30S">
            <text:p>03:27:3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25:24">
            <text:p>7/23/2014 3:25:24 PM</text:p>
          </table:table-cell>
          <table:table-cell table:style-name="ce12" office:value-type="float" office:value="1017.6">
            <text:p>1017.6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26:34">
            <text:p>7/23/2014 3:26:34 PM</text:p>
          </table:table-cell>
          <table:table-cell table:style-name="ce12" office:value-type="float" office:value="213.5">
            <text:p>213.5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26:24">
            <text:p>7/23/2014 3:26:24 PM</text:p>
          </table:table-cell>
          <table:table-cell table:style-name="ce12" office:value-type="float" office:value="933.8">
            <text:p>933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7:34">
            <text:p>7/23/2014 3:27:34 PM</text:p>
          </table:table-cell>
          <table:table-cell office:value-type="float" office:value="97.6">
            <text:p>97.6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27:24">
            <text:p>7/23/2014 3:27:24 PM</text:p>
          </table:table-cell>
          <table:table-cell table:style-name="ce12" office:value-type="float" office:value="551.1">
            <text:p>551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8:34">
            <text:p>7/23/2014 3:28:34 PM</text:p>
          </table:table-cell>
          <table:table-cell office:value-type="float" office:value="124.9">
            <text:p>124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28:24">
            <text:p>7/23/2014 3:28:24 PM</text:p>
          </table:table-cell>
          <table:table-cell office:value-type="float" office:value="480.8">
            <text:p>480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29:34">
            <text:p>7/23/2014 3:29:34 PM</text:p>
          </table:table-cell>
          <table:table-cell office:value-type="float" office:value="224.6">
            <text:p>224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29:24">
            <text:p>7/23/2014 3:29:24 PM</text:p>
          </table:table-cell>
          <table:table-cell office:value-type="float" office:value="302">
            <text:p>302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30:34">
            <text:p>7/23/2014 3:30:34 PM</text:p>
          </table:table-cell>
          <table:table-cell office:value-type="float" office:value="56.7">
            <text:p>56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30:24">
            <text:p>7/23/2014 3:30:24 PM</text:p>
          </table:table-cell>
          <table:table-cell office:value-type="float" office:value="253.3">
            <text:p>253.3</text:p>
          </table:table-cell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3" table:formula="of:=100-100*((13-[.A60])/13)" office:value-type="float" office:value="53.8461538461539">
            <text:p>53.8461538462</text:p>
          </table:table-cell>
          <table:table-cell table:style-name="ce6" office:value-type="time" office:time-value="PT15H30M25S">
            <text:p>03:30:25 PM</text:p>
          </table:table-cell>
          <table:table-cell table:style-name="ce6" office:value-type="time" office:time-value="PT15H33M25S">
            <text:p>03:3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1:34">
            <text:p>7/23/2014 3:31:34 PM</text:p>
          </table:table-cell>
          <table:table-cell table:style-name="ce12" office:value-type="float" office:value="145.5">
            <text:p>145.5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-100*((10.5-[.I60])/10.5)" office:value-type="float" office:value="66.6666666666667">
            <text:p>66.6666666667</text:p>
          </table:table-cell>
          <table:table-cell table:style-name="ce6" office:value-type="time" office:time-value="PT15H30M25S">
            <text:p>03:30:25 PM</text:p>
          </table:table-cell>
          <table:table-cell table:style-name="ce6" office:value-type="time" office:time-value="PT15H33M25S">
            <text:p>03:33:2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1:24">
            <text:p>7/23/2014 3:31:24 PM</text:p>
          </table:table-cell>
          <table:table-cell table:style-name="ce12" office:value-type="float" office:value="257.9">
            <text:p>257.9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2:34">
            <text:p>7/23/2014 3:32:34 PM</text:p>
          </table:table-cell>
          <table:table-cell table:style-name="ce12" office:value-type="float" office:value="86.9">
            <text:p>86.9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2:24">
            <text:p>7/23/2014 3:32:24 PM</text:p>
          </table:table-cell>
          <table:table-cell table:style-name="ce12" office:value-type="float" office:value="291.2">
            <text:p>291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33:34">
            <text:p>7/23/2014 3:33:34 PM</text:p>
          </table:table-cell>
          <table:table-cell office:value-type="float" office:value="133.9">
            <text:p>133.9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3:24">
            <text:p>7/23/2014 3:33:24 PM</text:p>
          </table:table-cell>
          <table:table-cell table:style-name="ce12" office:value-type="float" office:value="219.4">
            <text:p>219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34:34">
            <text:p>7/23/2014 3:34:34 PM</text:p>
          </table:table-cell>
          <table:table-cell office:value-type="float" office:value="86.4">
            <text:p>86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34:24">
            <text:p>7/23/2014 3:34:24 PM</text:p>
          </table:table-cell>
          <table:table-cell office:value-type="float" office:value="251.9">
            <text:p>251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35:34">
            <text:p>7/23/2014 3:35:34 PM</text:p>
          </table:table-cell>
          <table:table-cell office:value-type="float" office:value="51.3">
            <text:p>5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35:24">
            <text:p>7/23/2014 3:35:24 PM</text:p>
          </table:table-cell>
          <table:table-cell office:value-type="float" office:value="315.5">
            <text:p>315.5</text:p>
          </table:table-cell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100-100*((13-[.A65])/13)" office:value-type="float" office:value="46.1538461538462">
            <text:p>46.1538461538</text:p>
          </table:table-cell>
          <table:table-cell table:style-name="ce6" office:value-type="time" office:time-value="PT15H35M00S">
            <text:p>03:35:00 PM</text:p>
          </table:table-cell>
          <table:table-cell table:style-name="ce6" office:value-type="time" office:time-value="PT15H38M00S">
            <text:p>03:38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6:34">
            <text:p>7/23/2014 3:36:34 PM</text:p>
          </table:table-cell>
          <table:table-cell table:style-name="ce12" office:value-type="float" office:value="45.5">
            <text:p>45.5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-100*((10.5-[.I65])/10.5)" office:value-type="float" office:value="57.1428571428571">
            <text:p>57.1428571429</text:p>
          </table:table-cell>
          <table:table-cell table:style-name="ce6" office:value-type="time" office:time-value="PT15H35M00S">
            <text:p>03:35:00 PM</text:p>
          </table:table-cell>
          <table:table-cell table:style-name="ce6" office:value-type="time" office:time-value="PT15H38M00S">
            <text:p>03:38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36:24">
            <text:p>7/23/2014 3:36:24 PM</text:p>
          </table:table-cell>
          <table:table-cell table:style-name="ce12" office:value-type="float" office:value="250.2">
            <text:p>250.2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7:33.99">
            <text:p>7/23/2014 3:37:34 PM</text:p>
          </table:table-cell>
          <table:table-cell table:style-name="ce12" office:value-type="float" office:value="49.7">
            <text:p>49.7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37:24">
            <text:p>7/23/2014 3:37:24 PM</text:p>
          </table:table-cell>
          <table:table-cell table:style-name="ce12" office:value-type="float" office:value="203.3">
            <text:p>203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38:34">
            <text:p>7/23/2014 3:38:34 PM</text:p>
          </table:table-cell>
          <table:table-cell office:value-type="float" office:value="44.4">
            <text:p>44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38:24">
            <text:p>7/23/2014 3:38:24 PM</text:p>
          </table:table-cell>
          <table:table-cell office:value-type="float" office:value="125.1">
            <text:p>125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39:34">
            <text:p>7/23/2014 3:39:34 PM</text:p>
          </table:table-cell>
          <table:table-cell office:value-type="float" office:value="80.8">
            <text:p>80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39:24">
            <text:p>7/23/2014 3:39:24 PM</text:p>
          </table:table-cell>
          <table:table-cell office:value-type="float" office:value="80.6">
            <text:p>80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40:34">
            <text:p>7/23/2014 3:40:34 PM</text:p>
          </table:table-cell>
          <table:table-cell office:value-type="float" office:value="32.1">
            <text:p>32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40:24">
            <text:p>7/23/2014 3:40:24 PM</text:p>
          </table:table-cell>
          <table:table-cell office:value-type="float" office:value="91.9">
            <text:p>91.9</text:p>
          </table:table-cell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table:formula="of:=100-100*((13-[.A70])/13)" office:value-type="float" office:value="38.4615384615385">
            <text:p>38.4615384615</text:p>
          </table:table-cell>
          <table:table-cell table:style-name="ce6" office:value-type="time" office:time-value="PT15H40M05S">
            <text:p>03:40:05 PM</text:p>
          </table:table-cell>
          <table:table-cell table:style-name="ce6" office:value-type="time" office:time-value="PT15H43M05S">
            <text:p>03:43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1:34">
            <text:p>7/23/2014 3:41:34 PM</text:p>
          </table:table-cell>
          <table:table-cell table:style-name="ce12" office:value-type="float" office:value="34.5">
            <text:p>34.5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-100*((10.5-[.I70])/10.5)" office:value-type="float" office:value="47.6190476190476">
            <text:p>47.619047619</text:p>
          </table:table-cell>
          <table:table-cell table:style-name="ce6" office:value-type="time" office:time-value="PT15H40M05S">
            <text:p>03:40:05 PM</text:p>
          </table:table-cell>
          <table:table-cell table:style-name="ce6" office:value-type="time" office:time-value="PT15H43M05S">
            <text:p>03:43:05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1:24">
            <text:p>7/23/2014 3:41:24 PM</text:p>
          </table:table-cell>
          <table:table-cell table:style-name="ce12" office:value-type="float" office:value="132">
            <text:p>132.0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2:34">
            <text:p>7/23/2014 3:42:34 PM</text:p>
          </table:table-cell>
          <table:table-cell table:style-name="ce12" office:value-type="float" office:value="52.2">
            <text:p>52.2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2:24">
            <text:p>7/23/2014 3:42:24 PM</text:p>
          </table:table-cell>
          <table:table-cell table:style-name="ce12" office:value-type="float" office:value="90.9">
            <text:p>90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43:34">
            <text:p>7/23/2014 3:43:34 PM</text:p>
          </table:table-cell>
          <table:table-cell office:value-type="float" office:value="26.5">
            <text:p>26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43:24">
            <text:p>7/23/2014 3:43:24 PM</text:p>
          </table:table-cell>
          <table:table-cell office:value-type="float" office:value="124">
            <text:p>124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44:34">
            <text:p>7/23/2014 3:44:34 PM</text:p>
          </table:table-cell>
          <table:table-cell office:value-type="float" office:value="25.5">
            <text:p>25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44:24">
            <text:p>7/23/2014 3:44:24 PM</text:p>
          </table:table-cell>
          <table:table-cell office:value-type="float" office:value="73.7">
            <text:p>73.7</text:p>
          </table:table-cell>
        </table:table-row>
        <table:table-row table:style-name="ro8">
          <table:table-cell table:style-name="ce3" office:value-type="float" office:value="4">
            <text:p>4</text:p>
          </table:table-cell>
          <table:table-cell table:style-name="ce3" table:formula="of:=100-100*((13-[.A74])/13)" office:value-type="float" office:value="30.7692307692308">
            <text:p>30.7692307692</text:p>
          </table:table-cell>
          <table:table-cell table:style-name="ce6" office:value-type="time" office:time-value="PT15H44M30S">
            <text:p>03:44:30 PM</text:p>
          </table:table-cell>
          <table:table-cell table:style-name="ce6" office:value-type="time" office:time-value="PT15H48M10S">
            <text:p>03:4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5:34">
            <text:p>7/23/2014 3:45:34 PM</text:p>
          </table:table-cell>
          <table:table-cell table:style-name="ce12" office:value-type="float" office:value="76.9">
            <text:p>76.9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-100*((10.5-[.I74])/10.5)" office:value-type="float" office:value="38.0952380952381">
            <text:p>38.0952380952</text:p>
          </table:table-cell>
          <table:table-cell table:style-name="ce6" office:value-type="time" office:time-value="PT15H44M30S">
            <text:p>03:44:30 PM</text:p>
          </table:table-cell>
          <table:table-cell table:style-name="ce6" office:value-type="time" office:time-value="PT15H48M10S">
            <text:p>03:48:1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45:24">
            <text:p>7/23/2014 3:45:24 PM</text:p>
          </table:table-cell>
          <table:table-cell table:style-name="ce12" office:value-type="float" office:value="104.8">
            <text:p>104.8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6:34">
            <text:p>7/23/2014 3:46:34 PM</text:p>
          </table:table-cell>
          <table:table-cell table:style-name="ce12" office:value-type="float" office:value="62.2">
            <text:p>62.2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6:24">
            <text:p>7/23/2014 3:46:24 PM</text:p>
          </table:table-cell>
          <table:table-cell table:style-name="ce12" office:value-type="float" office:value="87.5">
            <text:p>87.5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7:34">
            <text:p>7/23/2014 3:47:34 PM</text:p>
          </table:table-cell>
          <table:table-cell table:style-name="ce12" office:value-type="float" office:value="82.6">
            <text:p>82.6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47:24">
            <text:p>7/23/2014 3:47:24 PM</text:p>
          </table:table-cell>
          <table:table-cell table:style-name="ce12" office:value-type="float" office:value="141.3">
            <text:p>141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48:34">
            <text:p>7/23/2014 3:48:34 PM</text:p>
          </table:table-cell>
          <table:table-cell office:value-type="float" office:value="110.2">
            <text:p>110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48:24">
            <text:p>7/23/2014 3:48:24 PM</text:p>
          </table:table-cell>
          <table:table-cell office:value-type="float" office:value="167.8">
            <text:p>167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49:34">
            <text:p>7/23/2014 3:49:34 PM</text:p>
          </table:table-cell>
          <table:table-cell office:value-type="float" office:value="39.2">
            <text:p>39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49:24">
            <text:p>7/23/2014 3:49:24 PM</text:p>
          </table:table-cell>
          <table:table-cell office:value-type="float" office:value="40.3">
            <text:p>40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50:33.99">
            <text:p>7/23/2014 3:50:34 PM</text:p>
          </table:table-cell>
          <table:table-cell office:value-type="float" office:value="26.1">
            <text:p>26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50:24">
            <text:p>7/23/2014 3:50:24 PM</text:p>
          </table:table-cell>
          <table:table-cell office:value-type="float" office:value="113.7">
            <text:p>113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51:34">
            <text:p>7/23/2014 3:51:34 PM</text:p>
          </table:table-cell>
          <table:table-cell office:value-type="float" office:value="28.3">
            <text:p>28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51:24">
            <text:p>7/23/2014 3:51:24 PM</text:p>
          </table:table-cell>
          <table:table-cell office:value-type="float" office:value="86.8">
            <text:p>86.8</text:p>
          </table:table-cell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3" table:formula="of:=100-100*((13-[.A81])/13)" office:value-type="float" office:value="23.0769230769231">
            <text:p>23.0769230769</text:p>
          </table:table-cell>
          <table:table-cell table:style-name="ce6" office:value-type="time" office:time-value="PT15H50M49S">
            <text:p>03:50:49 PM</text:p>
          </table:table-cell>
          <table:table-cell table:style-name="ce6" office:value-type="time" office:time-value="PT15H53M49S">
            <text:p>03:53:49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2:34">
            <text:p>7/23/2014 3:52:34 PM</text:p>
          </table:table-cell>
          <table:table-cell table:style-name="ce12" office:value-type="float" office:value="26.8">
            <text:p>26.8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-100*((10.5-[.I81])/10.5)" office:value-type="float" office:value="28.5714285714286">
            <text:p>28.5714285714</text:p>
          </table:table-cell>
          <table:table-cell table:style-name="ce6" office:value-type="time" office:time-value="PT15H50M49S">
            <text:p>03:50:49 PM</text:p>
          </table:table-cell>
          <table:table-cell table:style-name="ce6" office:value-type="time" office:time-value="PT15H53M49S">
            <text:p>03:53:49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2:24">
            <text:p>7/23/2014 3:52:24 PM</text:p>
          </table:table-cell>
          <table:table-cell table:style-name="ce12" office:value-type="float" office:value="125.4">
            <text:p>125.4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3:34">
            <text:p>7/23/2014 3:53:34 PM</text:p>
          </table:table-cell>
          <table:table-cell table:style-name="ce12" office:value-type="float" office:value="102.5">
            <text:p>102.5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3:24">
            <text:p>7/23/2014 3:53:24 PM</text:p>
          </table:table-cell>
          <table:table-cell table:style-name="ce12" office:value-type="float" office:value="60.5">
            <text:p>60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54:34">
            <text:p>7/23/2014 3:54:34 PM</text:p>
          </table:table-cell>
          <table:table-cell office:value-type="float" office:value="30.3">
            <text:p>30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54:24">
            <text:p>7/23/2014 3:54:24 PM</text:p>
          </table:table-cell>
          <table:table-cell office:value-type="float" office:value="46.1">
            <text:p>46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55:34">
            <text:p>7/23/2014 3:55:34 PM</text:p>
          </table:table-cell>
          <table:table-cell office:value-type="float" office:value="26.7">
            <text:p>26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55:24">
            <text:p>7/23/2014 3:55:24 PM</text:p>
          </table:table-cell>
          <table:table-cell office:value-type="float" office:value="34.2">
            <text:p>34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5:56:34">
            <text:p>7/23/2014 3:56:34 PM</text:p>
          </table:table-cell>
          <table:table-cell office:value-type="float" office:value="32.5">
            <text:p>3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5:56:24">
            <text:p>7/23/2014 3:56:24 PM</text:p>
          </table:table-cell>
          <table:table-cell office:value-type="float" office:value="35.3">
            <text:p>35.3</text:p>
          </table:table-cell>
        </table:table-row>
        <table:table-row table:style-name="ro8">
          <table:table-cell table:style-name="ce3" office:value-type="float" office:value="2">
            <text:p>2</text:p>
          </table:table-cell>
          <table:table-cell table:style-name="ce3" table:formula="of:=100-100*((13-[.A86])/13)" office:value-type="float" office:value="15.3846153846154">
            <text:p>15.3846153846</text:p>
          </table:table-cell>
          <table:table-cell table:style-name="ce6" office:value-type="time" office:time-value="PT15H56M12S">
            <text:p>03:56:12 PM</text:p>
          </table:table-cell>
          <table:table-cell table:style-name="ce6" office:value-type="time" office:time-value="PT15H59M40S">
            <text:p>03:59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7:34">
            <text:p>7/23/2014 3:57:34 PM</text:p>
          </table:table-cell>
          <table:table-cell table:style-name="ce12" office:value-type="float" office:value="46">
            <text:p>46.0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-100*((10.5-[.I86])/10.5)" office:value-type="float" office:value="19.0476190476191">
            <text:p>19.0476190476</text:p>
          </table:table-cell>
          <table:table-cell table:style-name="ce6" office:value-type="time" office:time-value="PT15H56M12S">
            <text:p>03:56:12 PM</text:p>
          </table:table-cell>
          <table:table-cell table:style-name="ce6" office:value-type="time" office:time-value="PT15H59M40S">
            <text:p>03:59:4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5:57:24">
            <text:p>7/23/2014 3:57:24 PM</text:p>
          </table:table-cell>
          <table:table-cell table:style-name="ce12" office:value-type="float" office:value="36.4">
            <text:p>36.4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8:34">
            <text:p>7/23/2014 3:58:34 PM</text:p>
          </table:table-cell>
          <table:table-cell table:style-name="ce12" office:value-type="float" office:value="52.3">
            <text:p>52.3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8:24">
            <text:p>7/23/2014 3:58:24 PM</text:p>
          </table:table-cell>
          <table:table-cell table:style-name="ce12" office:value-type="float" office:value="42.2">
            <text:p>42.2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9:34">
            <text:p>7/23/2014 3:59:34 PM</text:p>
          </table:table-cell>
          <table:table-cell table:style-name="ce12" office:value-type="float" office:value="79">
            <text:p>79.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5:59:24">
            <text:p>7/23/2014 3:59:24 PM</text:p>
          </table:table-cell>
          <table:table-cell table:style-name="ce12" office:value-type="float" office:value="40.6">
            <text:p>40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0:34">
            <text:p>7/23/2014 4:00:34 PM</text:p>
          </table:table-cell>
          <table:table-cell office:value-type="float" office:value="20.6">
            <text:p>20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0:24">
            <text:p>7/23/2014 4:00:24 PM</text:p>
          </table:table-cell>
          <table:table-cell office:value-type="float" office:value="30.2">
            <text:p>30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1:34">
            <text:p>7/23/2014 4:01:34 PM</text:p>
          </table:table-cell>
          <table:table-cell office:value-type="float" office:value="16.4">
            <text:p>16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1:24">
            <text:p>7/23/2014 4:01:24 PM</text:p>
          </table:table-cell>
          <table:table-cell office:value-type="float" office:value="19.8">
            <text:p>19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2:33.99">
            <text:p>7/23/2014 4:02:34 PM</text:p>
          </table:table-cell>
          <table:table-cell office:value-type="float" office:value="15.7">
            <text:p>15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2:24">
            <text:p>7/23/2014 4:02:24 PM</text:p>
          </table:table-cell>
          <table:table-cell office:value-type="float" office:value="19.5">
            <text:p>19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3:34">
            <text:p>7/23/2014 4:03:34 PM</text:p>
          </table:table-cell>
          <table:table-cell office:value-type="float" office:value="16.1">
            <text:p>16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3:24">
            <text:p>7/23/2014 4:03:24 PM</text:p>
          </table:table-cell>
          <table:table-cell office:value-type="float" office:value="19.3">
            <text:p>19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4:34">
            <text:p>7/23/2014 4:04:34 PM</text:p>
          </table:table-cell>
          <table:table-cell office:value-type="float" office:value="17">
            <text:p>17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4:24">
            <text:p>7/23/2014 4:04:24 PM</text:p>
          </table:table-cell>
          <table:table-cell office:value-type="float" office:value="20.5">
            <text:p>20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5:33.989999">
            <text:p>7/23/2014 4:05:34 PM</text:p>
          </table:table-cell>
          <table:table-cell office:value-type="float" office:value="19">
            <text:p>19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5:23.989999">
            <text:p>7/23/2014 4:05:24 PM</text:p>
          </table:table-cell>
          <table:table-cell office:value-type="float" office:value="20.9">
            <text:p>20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6:33.99">
            <text:p>7/23/2014 4:06:34 PM</text:p>
          </table:table-cell>
          <table:table-cell office:value-type="float" office:value="20.2">
            <text:p>20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6:24">
            <text:p>7/23/2014 4:06:24 PM</text:p>
          </table:table-cell>
          <table:table-cell office:value-type="float" office:value="22.2">
            <text:p>22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07:34">
            <text:p>7/23/2014 4:07:34 PM</text:p>
          </table:table-cell>
          <table:table-cell office:value-type="float" office:value="26">
            <text:p>26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07:24">
            <text:p>7/23/2014 4:07:24 PM</text:p>
          </table:table-cell>
          <table:table-cell office:value-type="float" office:value="47.7">
            <text:p>47.7</text:p>
          </table:table-cell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table:formula="of:=100-100*((13-[.A97])/13)" office:value-type="float" office:value="7.69230769230769">
            <text:p>7.6923076923</text:p>
          </table:table-cell>
          <table:table-cell table:style-name="ce6" office:value-type="time" office:time-value="PT16H07M00S">
            <text:p>04:07:00 PM</text:p>
          </table:table-cell>
          <table:table-cell table:style-name="ce6" office:value-type="time" office:time-value="PT16H10M00S">
            <text:p>04:1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08:34">
            <text:p>7/23/2014 4:08:34 PM</text:p>
          </table:table-cell>
          <table:table-cell table:style-name="ce12" office:value-type="float" office:value="43.2">
            <text:p>43.2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-100*((10.5-[.I97])/10.5)" office:value-type="float" office:value="9.52380952380952">
            <text:p>9.5238095238</text:p>
          </table:table-cell>
          <table:table-cell table:style-name="ce6" office:value-type="time" office:time-value="PT16H07M00S">
            <text:p>04:07:00 PM</text:p>
          </table:table-cell>
          <table:table-cell table:style-name="ce6" office:value-type="time" office:time-value="PT16H10M00S">
            <text:p>04:10:00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08:24">
            <text:p>7/23/2014 4:08:24 PM</text:p>
          </table:table-cell>
          <table:table-cell table:style-name="ce12" office:value-type="float" office:value="31">
            <text:p>31.0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09:33.99">
            <text:p>7/23/2014 4:09:34 PM</text:p>
          </table:table-cell>
          <table:table-cell table:style-name="ce12" office:value-type="float" office:value="52.2">
            <text:p>52.2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09:24">
            <text:p>7/23/2014 4:09:24 PM</text:p>
          </table:table-cell>
          <table:table-cell table:style-name="ce12" office:value-type="float" office:value="43.9">
            <text:p>43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0:34">
            <text:p>7/23/2014 4:10:34 PM</text:p>
          </table:table-cell>
          <table:table-cell office:value-type="float" office:value="55.3">
            <text:p>55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0:24">
            <text:p>7/23/2014 4:10:24 PM</text:p>
          </table:table-cell>
          <table:table-cell office:value-type="float" office:value="31.2">
            <text:p>31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1:34">
            <text:p>7/23/2014 4:11:34 PM</text:p>
          </table:table-cell>
          <table:table-cell office:value-type="float" office:value="53.3">
            <text:p>53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1:24">
            <text:p>7/23/2014 4:11:24 PM</text:p>
          </table:table-cell>
          <table:table-cell office:value-type="float" office:value="146.6">
            <text:p>146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2:33.99">
            <text:p>7/23/2014 4:12:34 PM</text:p>
          </table:table-cell>
          <table:table-cell office:value-type="float" office:value="73">
            <text:p>73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2:24">
            <text:p>7/23/2014 4:12:24 PM</text:p>
          </table:table-cell>
          <table:table-cell office:value-type="float" office:value="975.8">
            <text:p>975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3:34">
            <text:p>7/23/2014 4:13:34 PM</text:p>
          </table:table-cell>
          <table:table-cell office:value-type="float" office:value="92.7">
            <text:p>9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3:24">
            <text:p>7/23/2014 4:13:24 PM</text:p>
          </table:table-cell>
          <table:table-cell office:value-type="float" office:value="1516.1">
            <text:p>1516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4:34">
            <text:p>7/23/2014 4:14:34 PM</text:p>
          </table:table-cell>
          <table:table-cell office:value-type="float" office:value="977.9">
            <text:p>977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4:24">
            <text:p>7/23/2014 4:14:24 PM</text:p>
          </table:table-cell>
          <table:table-cell office:value-type="float" office:value="1472.5">
            <text:p>1472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5:33.99">
            <text:p>7/23/2014 4:15:34 PM</text:p>
          </table:table-cell>
          <table:table-cell office:value-type="float" office:value="1017">
            <text:p>1017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5:24">
            <text:p>7/23/2014 4:15:24 PM</text:p>
          </table:table-cell>
          <table:table-cell office:value-type="float" office:value="1435.3">
            <text:p>1435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6:34">
            <text:p>7/23/2014 4:16:34 PM</text:p>
          </table:table-cell>
          <table:table-cell office:value-type="float" office:value="1206.8">
            <text:p>1206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6:24">
            <text:p>7/23/2014 4:16:24 PM</text:p>
          </table:table-cell>
          <table:table-cell office:value-type="float" office:value="1439.6">
            <text:p>1439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17:34">
            <text:p>7/23/2014 4:17:34 PM</text:p>
          </table:table-cell>
          <table:table-cell office:value-type="float" office:value="1552.1">
            <text:p>1552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17:24">
            <text:p>7/23/2014 4:17:24 PM</text:p>
          </table:table-cell>
          <table:table-cell office:value-type="float" office:value="1419.3">
            <text:p>1419.3</text:p>
          </table:table-cell>
        </table:table-row>
        <table:table-row table:style-name="ro8">
          <table:table-cell table:style-name="ce3" office:value-type="float" office:value="14">
            <text:p>14</text:p>
          </table:table-cell>
          <table:table-cell table:style-name="ce3" table:formula="of:=100-100*((13-[.A107])/13)" office:value-type="float" office:value="107.692307692308">
            <text:p>107.6923076923</text:p>
          </table:table-cell>
          <table:table-cell table:style-name="ce6" office:value-type="time" office:time-value="PT16H17M12S">
            <text:p>04:17:12 PM</text:p>
          </table:table-cell>
          <table:table-cell table:style-name="ce6" office:value-type="time" office:time-value="PT16H21M12S">
            <text:p>04:21:12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18:33.989999">
            <text:p>7/23/2014 4:18:34 PM</text:p>
          </table:table-cell>
          <table:table-cell table:style-name="ce12" office:value-type="float" office:value="1521.7">
            <text:p>1521.7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-100*((10.5-[.I107])/10.5)" office:value-type="float" office:value="133.333333333333">
            <text:p>133.3333333333</text:p>
          </table:table-cell>
          <table:table-cell table:style-name="ce6" office:value-type="time" office:time-value="PT16H17M12S">
            <text:p>04:17:12 PM</text:p>
          </table:table-cell>
          <table:table-cell table:style-name="ce6" office:value-type="time" office:time-value="PT16H21M12S">
            <text:p>04:21:12 PM</text:p>
          </table:table-cell>
          <table:table-cell table:style-name="ce8" office:value-type="string">
            <text:p>SUM</text:p>
          </table:table-cell>
          <table:table-cell table:style-name="ce10" office:value-type="date" office:date-value="2014-07-23T16:18:23.989999">
            <text:p>7/23/2014 4:18:24 PM</text:p>
          </table:table-cell>
          <table:table-cell table:style-name="ce12" office:value-type="float" office:value="1405.9">
            <text:p>1405.9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19:34">
            <text:p>7/23/2014 4:19:34 PM</text:p>
          </table:table-cell>
          <table:table-cell table:style-name="ce12" office:value-type="float" office:value="1498.8">
            <text:p>1498.8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19:24">
            <text:p>7/23/2014 4:19:24 PM</text:p>
          </table:table-cell>
          <table:table-cell table:style-name="ce12" office:value-type="float" office:value="1380.8">
            <text:p>1380.8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0:34">
            <text:p>7/23/2014 4:20:34 PM</text:p>
          </table:table-cell>
          <table:table-cell table:style-name="ce12" office:value-type="float" office:value="1517.1">
            <text:p>1517.1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0:24">
            <text:p>7/23/2014 4:20:24 PM</text:p>
          </table:table-cell>
          <table:table-cell table:style-name="ce12" office:value-type="float" office:value="1385.3">
            <text:p>1385.3</text:p>
          </table:table-cell>
        </table:table-row>
        <table:table-row table:style-name="ro8"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1:33.989999">
            <text:p>7/23/2014 4:21:34 PM</text:p>
          </table:table-cell>
          <table:table-cell table:style-name="ce12" office:value-type="float" office:value="1589">
            <text:p>1589.0</text:p>
          </table:table-cell>
          <table:table-cell/>
          <table:table-cell table:style-name="ce3" table:number-columns-repeated="4"/>
          <table:table-cell table:style-name="ce8" office:value-type="string">
            <text:p>SUM</text:p>
          </table:table-cell>
          <table:table-cell table:style-name="ce10" office:value-type="date" office:date-value="2014-07-23T16:21:23.989999">
            <text:p>7/23/2014 4:21:24 PM</text:p>
          </table:table-cell>
          <table:table-cell table:style-name="ce12" office:value-type="float" office:value="1688.5">
            <text:p>1688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2:33.99">
            <text:p>7/23/2014 4:22:34 PM</text:p>
          </table:table-cell>
          <table:table-cell office:value-type="float" office:value="526.2">
            <text:p>526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2:24">
            <text:p>7/23/2014 4:22:24 PM</text:p>
          </table:table-cell>
          <table:table-cell office:value-type="float" office:value="1528.3">
            <text:p>1528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3:34">
            <text:p>7/23/2014 4:23:34 PM</text:p>
          </table:table-cell>
          <table:table-cell office:value-type="float" office:value="160.6">
            <text:p>160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3:24">
            <text:p>7/23/2014 4:23:24 PM</text:p>
          </table:table-cell>
          <table:table-cell office:value-type="float" office:value="1595.2">
            <text:p>1595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4:34">
            <text:p>7/23/2014 4:24:34 PM</text:p>
          </table:table-cell>
          <table:table-cell office:value-type="float" office:value="177.3">
            <text:p>177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4:24">
            <text:p>7/23/2014 4:24:24 PM</text:p>
          </table:table-cell>
          <table:table-cell office:value-type="float" office:value="117.3">
            <text:p>117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5:33.99">
            <text:p>7/23/2014 4:25:34 PM</text:p>
          </table:table-cell>
          <table:table-cell office:value-type="float" office:value="185.7">
            <text:p>185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5:24">
            <text:p>7/23/2014 4:25:24 PM</text:p>
          </table:table-cell>
          <table:table-cell office:value-type="float" office:value="61.8">
            <text:p>61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6:34">
            <text:p>7/23/2014 4:26:34 PM</text:p>
          </table:table-cell>
          <table:table-cell office:value-type="float" office:value="96.9">
            <text:p>96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6:24">
            <text:p>7/23/2014 4:26:24 PM</text:p>
          </table:table-cell>
          <table:table-cell office:value-type="float" office:value="40.7">
            <text:p>40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7:34">
            <text:p>7/23/2014 4:27:34 PM</text:p>
          </table:table-cell>
          <table:table-cell office:value-type="float" office:value="42.3">
            <text:p>42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7:24">
            <text:p>7/23/2014 4:27:24 PM</text:p>
          </table:table-cell>
          <table:table-cell office:value-type="float" office:value="881.5">
            <text:p>881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8:33.99">
            <text:p>7/23/2014 4:28:34 PM</text:p>
          </table:table-cell>
          <table:table-cell office:value-type="float" office:value="32.7">
            <text:p>3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8:24">
            <text:p>7/23/2014 4:28:24 PM</text:p>
          </table:table-cell>
          <table:table-cell office:value-type="float" office:value="752.9">
            <text:p>752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29:34">
            <text:p>7/23/2014 4:29:34 PM</text:p>
          </table:table-cell>
          <table:table-cell office:value-type="float" office:value="54.3">
            <text:p>5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29:24">
            <text:p>7/23/2014 4:29:24 PM</text:p>
          </table:table-cell>
          <table:table-cell office:value-type="float" office:value="223.1">
            <text:p>223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30:34">
            <text:p>7/23/2014 4:30:34 PM</text:p>
          </table:table-cell>
          <table:table-cell office:value-type="float" office:value="201.6">
            <text:p>201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30:24">
            <text:p>7/23/2014 4:30:24 PM</text:p>
          </table:table-cell>
          <table:table-cell office:value-type="float" office:value="222.5">
            <text:p>222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31:33.99">
            <text:p>7/23/2014 4:31:34 PM</text:p>
          </table:table-cell>
          <table:table-cell office:value-type="float" office:value="252.2">
            <text:p>252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31:24">
            <text:p>7/23/2014 4:31:24 PM</text:p>
          </table:table-cell>
          <table:table-cell office:value-type="float" office:value="194.9">
            <text:p>194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3T16:32:34">
            <text:p>7/23/2014 4:32:34 PM</text:p>
          </table:table-cell>
          <table:table-cell office:value-type="float" office:value="229.2">
            <text:p>229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3T16:32:24">
            <text:p>7/23/2014 4:32:24 PM</text:p>
          </table:table-cell>
          <table:table-cell office:value-type="float" office:value="173.8">
            <text:p>173.8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</table:table>
      <table:table table:name="07.24.2014 a" table:style-name="ta1">
        <table:table-column table:style-name="co1" table:number-columns-repeated="4" table:default-cell-style-name="Default"/>
        <table:table-column table:style-name="co1" table:default-cell-style-name="ce19"/>
        <table:table-column table:style-name="co4" table:default-cell-style-name="ce21"/>
        <table:table-column table:style-name="co1" table:default-cell-style-name="ce23"/>
        <table:table-column table:style-name="co1" table:number-columns-repeated="5" table:default-cell-style-name="Default"/>
        <table:table-column table:style-name="co1" table:default-cell-style-name="ce19"/>
        <table:table-column table:style-name="co1" table:default-cell-style-name="ce21"/>
        <table:table-column table:style-name="co1" table:number-columns-repeated="2" table:default-cell-style-name="ce23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4"/>
        </table:table-row>
        <table:table-row table:style-name="ro3">
          <table:table-cell office:value-type="string">
            <text:p>SKT: 13.2 feet tall, senesce @ 5 feet</text:p>
          </table:table-cell>
          <table:table-cell table:number-columns-repeated="3"/>
          <table:table-cell table:style-name="Default" table:number-columns-repeated="3"/>
          <table:table-cell/>
          <table:table-cell office:value-type="string">
            <text:p>RFM: 10.5 feet tall, senesce @ 5 feet</text:p>
          </table:table-cell>
          <table:table-cell table:number-columns-repeated="3"/>
          <table:table-cell table:style-name="Default" table:number-columns-repeated="4"/>
        </table:table-row>
        <table:table-row table:style-name="ro6">
          <table:table-cell table:style-name="ce2" office:value-type="string" table:number-columns-spanned="7" table:number-rows-spanned="1">
            <text:p>LP-80 #001 (RIL 63)</text:p>
          </table:table-cell>
          <table:covered-table-cell table:number-columns-repeated="3" table:style-name="ce2"/>
          <table:covered-table-cell table:number-columns-repeated="3" table:style-name="ce18"/>
          <table:table-cell/>
          <table:table-cell table:style-name="ce2" office:value-type="string" table:number-columns-spanned="8" table:number-rows-spanned="1">
            <text:p>LP-80 #002 (RIL 73)</text:p>
          </table:table-cell>
          <table:covered-table-cell table:number-columns-repeated="3" table:style-name="ce2"/>
          <table:covered-table-cell table:number-columns-repeated="4" table:style-name="ce18"/>
        </table:table-row>
        <table:table-row table:style-name="ro9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Below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Above PAR</text:p>
          </table:table-cell>
          <table:table-cell table:style-name="ce18" office:value-type="string">
            <text:p>Average Below PAR</text:p>
          </table:table-cell>
        </table:table-row>
        <table:table-row table:style-name="ro10">
          <table:table-cell table:style-name="ce16" office:value-type="string">
            <text:p>LP-80 #001 in steep angles (RIL 63) and LP-80 #002 in wide angles (RIL 73)</text:p>
          </table:table-cell>
          <table:table-cell table:number-columns-repeated="7"/>
          <table:table-cell table:style-name="ce16" office:value-type="string">
            <text:p>LP-80 #001 in steep angles (RIL 63) and LP-80 #002 in wide angles (RIL 73)</text:p>
          </table:table-cell>
          <table:table-cell table:number-columns-repeated="7"/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37:29">
            <text:p>7/24/2014 12:37:29 PM</text:p>
          </table:table-cell>
          <table:table-cell office:value-type="float" office:value="13.2">
            <text:p>13.2</text:p>
          </table:table-cell>
          <table:table-cell/>
          <table:table-cell table:style-name="ce25"/>
          <table:table-cell table:style-name="ce14" table:number-columns-repeated="3"/>
          <table:table-cell office:value-type="string">
            <text:p>SUM</text:p>
          </table:table-cell>
          <table:table-cell office:value-type="date" office:date-value="2014-07-24T12:38:29">
            <text:p>7/24/2014 12:38:29 PM</text:p>
          </table:table-cell>
          <table:table-cell office:value-type="float" office:value="0">
            <text:p>0.0</text:p>
          </table:table-cell>
          <table:table-cell office:value-type="float" office:value="73">
            <text:p>73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38:29">
            <text:p>7/24/2014 12:38:29 PM</text:p>
          </table:table-cell>
          <table:table-cell office:value-type="float" office:value="13.1">
            <text:p>13.1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*((10.5 - [.I9])/10.5)" office:value-type="float" office:value="90.4761904761905">
            <text:p>90.4761904762</text:p>
          </table:table-cell>
          <table:table-cell table:style-name="ce6" office:value-type="time" office:time-value="PT12H37M40S">
            <text:p>12:37:40 PM</text:p>
          </table:table-cell>
          <table:table-cell table:style-name="ce6" office:value-type="time" office:time-value="PT12H40M40S">
            <text:p>12:40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39:29">
            <text:p>7/24/2014 12:39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1.6">
            <text:p>101.6</text:p>
          </table:table-cell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table:formula="of:=100*((13.2 - [.A10])/13.2)" office:value-type="float" office:value="92.4242424242424">
            <text:p>92.4242424242</text:p>
          </table:table-cell>
          <table:table-cell table:style-name="ce6" office:value-type="time" office:time-value="PT12H37M40S">
            <text:p>12:37:40 PM</text:p>
          </table:table-cell>
          <table:table-cell table:style-name="ce6" office:value-type="time" office:time-value="PT12H40M40S">
            <text:p>12:40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39:29">
            <text:p>7/24/2014 12:39:29 PM</text:p>
          </table:table-cell>
          <table:table-cell table:style-name="ce24" office:value-type="float" office:value="13.7">
            <text:p>13.7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0:29">
            <text:p>7/24/2014 12:40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3.4">
            <text:p>123.4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0:29">
            <text:p>7/24/2014 12:40:29 PM</text:p>
          </table:table-cell>
          <table:table-cell table:style-name="ce24" office:value-type="float" office:value="12">
            <text:p>12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41:29">
            <text:p>7/24/2014 12:41:29 PM</text:p>
          </table:table-cell>
          <table:table-cell office:value-type="float" office:value="0">
            <text:p>0.0</text:p>
          </table:table-cell>
          <table:table-cell office:value-type="float" office:value="65.6">
            <text:p>65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41:29">
            <text:p>7/24/2014 12:41:29 PM</text:p>
          </table:table-cell>
          <table:table-cell office:value-type="float" office:value="21.1">
            <text:p>21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42:29">
            <text:p>7/24/2014 12:42:29 PM</text:p>
          </table:table-cell>
          <table:table-cell office:value-type="float" office:value="0">
            <text:p>0.0</text:p>
          </table:table-cell>
          <table:table-cell office:value-type="float" office:value="108.7">
            <text:p>108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42:29">
            <text:p>7/24/2014 12:42:29 PM</text:p>
          </table:table-cell>
          <table:table-cell office:value-type="float" office:value="22">
            <text:p>22.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5 - [.I13])/10.5)" office:value-type="float" office:value="71.4285714285714">
            <text:p>71.4285714286</text:p>
          </table:table-cell>
          <table:table-cell table:style-name="ce6" office:value-type="time" office:time-value="PT12H41M40S">
            <text:p>12:41:40 PM</text:p>
          </table:table-cell>
          <table:table-cell table:style-name="ce6" office:value-type="time" office:time-value="PT12H44M40S">
            <text:p>12:44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43:29">
            <text:p>7/24/2014 12:43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8.9">
            <text:p>128.9</text:p>
          </table:table-cell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3" table:formula="of:=100*((13.2 - [.A14])/13.2)" office:value-type="float" office:value="77.2727272727273">
            <text:p>77.2727272727</text:p>
          </table:table-cell>
          <table:table-cell table:style-name="ce6" office:value-type="time" office:time-value="PT12H41M40S">
            <text:p>12:41:40 PM</text:p>
          </table:table-cell>
          <table:table-cell table:style-name="ce6" office:value-type="time" office:time-value="PT12H44M40S">
            <text:p>12:44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43:29">
            <text:p>7/24/2014 12:43:29 PM</text:p>
          </table:table-cell>
          <table:table-cell table:style-name="ce24" office:value-type="float" office:value="179">
            <text:p>179.0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4:29">
            <text:p>7/24/2014 12:44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97.4">
            <text:p>97.4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4:29">
            <text:p>7/24/2014 12:44:29 PM</text:p>
          </table:table-cell>
          <table:table-cell table:style-name="ce24" office:value-type="float" office:value="85.3">
            <text:p>85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45:29">
            <text:p>7/24/2014 12:45:29 PM</text:p>
          </table:table-cell>
          <table:table-cell office:value-type="float" office:value="0">
            <text:p>0.0</text:p>
          </table:table-cell>
          <table:table-cell office:value-type="float" office:value="163.4">
            <text:p>163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45:29">
            <text:p>7/24/2014 12:45:29 PM</text:p>
          </table:table-cell>
          <table:table-cell office:value-type="float" office:value="66.4">
            <text:p>66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46:29">
            <text:p>7/24/2014 12:46:29 PM</text:p>
          </table:table-cell>
          <table:table-cell office:value-type="float" office:value="0">
            <text:p>0.0</text:p>
          </table:table-cell>
          <table:table-cell office:value-type="float" office:value="128.8">
            <text:p>128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46:29">
            <text:p>7/24/2014 12:46:29 PM</text:p>
          </table:table-cell>
          <table:table-cell office:value-type="float" office:value="96.6">
            <text:p>96.6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5 - [.I17])/10.5)" office:value-type="float" office:value="61.9047619047619">
            <text:p>61.9047619048</text:p>
          </table:table-cell>
          <table:table-cell table:style-name="ce6" office:value-type="time" office:time-value="PT12H46M05S">
            <text:p>12:46:05 PM</text:p>
          </table:table-cell>
          <table:table-cell table:style-name="ce6" office:value-type="time" office:time-value="PT12H48M05S">
            <text:p>12:48:0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47:29">
            <text:p>7/24/2014 12:47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3.7">
            <text:p>123.7</text:p>
          </table:table-cell>
        </table:table-row>
        <table:table-row table:style-name="ro8">
          <table:table-cell table:style-name="ce3" office:value-type="float" office:value="4">
            <text:p>4</text:p>
          </table:table-cell>
          <table:table-cell table:style-name="ce3" table:formula="of:=100*((13.2 - [.A18])/13.2)" office:value-type="float" office:value="69.6969696969697">
            <text:p>69.696969697</text:p>
          </table:table-cell>
          <table:table-cell table:style-name="ce6" office:value-type="time" office:time-value="PT12H46M05S">
            <text:p>12:46:05 PM</text:p>
          </table:table-cell>
          <table:table-cell table:style-name="ce6" office:value-type="time" office:time-value="PT12H48M05S">
            <text:p>12:48:0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47:29">
            <text:p>7/24/2014 12:47:29 PM</text:p>
          </table:table-cell>
          <table:table-cell table:style-name="ce24" office:value-type="float" office:value="84.9">
            <text:p>84.9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8:29">
            <text:p>7/24/2014 12:48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02.9">
            <text:p>202.9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48:29">
            <text:p>7/24/2014 12:48:29 PM</text:p>
          </table:table-cell>
          <table:table-cell table:style-name="ce24" office:value-type="float" office:value="45.2">
            <text:p>45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49:29">
            <text:p>7/24/2014 12:49:29 PM</text:p>
          </table:table-cell>
          <table:table-cell office:value-type="float" office:value="0">
            <text:p>0.0</text:p>
          </table:table-cell>
          <table:table-cell office:value-type="float" office:value="170.5">
            <text:p>170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49:29">
            <text:p>7/24/2014 12:49:29 PM</text:p>
          </table:table-cell>
          <table:table-cell office:value-type="float" office:value="44.5">
            <text:p>44.5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5 - [.I20])/10.5)" office:value-type="float" office:value="52.3809523809524">
            <text:p>52.380952381</text:p>
          </table:table-cell>
          <table:table-cell table:style-name="ce6" office:value-type="time" office:time-value="PT12H49M00S">
            <text:p>12:49:00 PM</text:p>
          </table:table-cell>
          <table:table-cell table:style-name="ce6" office:value-type="time" office:time-value="PT12H52M00S">
            <text:p>12:52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50:29">
            <text:p>7/24/2014 12:50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08.2">
            <text:p>208.2</text:p>
          </table:table-cell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table:formula="of:=100*((13.2 - [.A21])/13.2)" office:value-type="float" office:value="62.1212121212121">
            <text:p>62.1212121212</text:p>
          </table:table-cell>
          <table:table-cell table:style-name="ce6" office:value-type="time" office:time-value="PT12H49M00S">
            <text:p>12:49:00 PM</text:p>
          </table:table-cell>
          <table:table-cell table:style-name="ce6" office:value-type="time" office:time-value="PT12H52M00S">
            <text:p>12:52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50:29">
            <text:p>7/24/2014 12:50:29 PM</text:p>
          </table:table-cell>
          <table:table-cell table:style-name="ce24" office:value-type="float" office:value="70.9">
            <text:p>70.9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1:29">
            <text:p>7/24/2014 12:51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76.7">
            <text:p>176.7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1:29">
            <text:p>7/24/2014 12:51:29 PM</text:p>
          </table:table-cell>
          <table:table-cell table:style-name="ce24" office:value-type="float" office:value="43.7">
            <text:p>43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52:29">
            <text:p>7/24/2014 12:52:29 PM</text:p>
          </table:table-cell>
          <table:table-cell office:value-type="float" office:value="0">
            <text:p>0.0</text:p>
          </table:table-cell>
          <table:table-cell office:value-type="float" office:value="359.3">
            <text:p>359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52:29">
            <text:p>7/24/2014 12:52:29 PM</text:p>
          </table:table-cell>
          <table:table-cell office:value-type="float" office:value="31.5">
            <text:p>31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53:29">
            <text:p>7/24/2014 12:53:29 PM</text:p>
          </table:table-cell>
          <table:table-cell office:value-type="float" office:value="2046.3">
            <text:p>2046.3</text:p>
          </table:table-cell>
          <table:table-cell office:value-type="float" office:value="516.9">
            <text:p>516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53:29">
            <text:p>7/24/2014 12:53:29 PM</text:p>
          </table:table-cell>
          <table:table-cell office:value-type="float" office:value="82.1">
            <text:p>82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54:29">
            <text:p>7/24/2014 12:54:29 PM</text:p>
          </table:table-cell>
          <table:table-cell office:value-type="float" office:value="2037">
            <text:p>2037.0</text:p>
          </table:table-cell>
          <table:table-cell office:value-type="float" office:value="322.3">
            <text:p>322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54:29">
            <text:p>7/24/2014 12:54:29 PM</text:p>
          </table:table-cell>
          <table:table-cell office:value-type="float" office:value="75.5">
            <text:p>75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55:29">
            <text:p>7/24/2014 12:55:29 PM</text:p>
          </table:table-cell>
          <table:table-cell office:value-type="float" office:value="2007.6">
            <text:p>2007.6</text:p>
          </table:table-cell>
          <table:table-cell office:value-type="float" office:value="441">
            <text:p>441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55:29">
            <text:p>7/24/2014 12:55:29 PM</text:p>
          </table:table-cell>
          <table:table-cell office:value-type="float" office:value="76.6">
            <text:p>76.6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5 - [.I26])/10.5)" office:value-type="float" office:value="42.8571428571429">
            <text:p>42.8571428571</text:p>
          </table:table-cell>
          <table:table-cell table:style-name="ce6" office:value-type="time" office:time-value="PT12H55M15S">
            <text:p>12:55:15 PM</text:p>
          </table:table-cell>
          <table:table-cell table:style-name="ce6" office:value-type="time" office:time-value="PT12H58M15S">
            <text:p>12:58:1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2:56:29">
            <text:p>7/24/2014 12:56:29 PM</text:p>
          </table:table-cell>
          <table:table-cell table:style-name="ce24" office:value-type="float" office:value="2064.9">
            <text:p>2064.9</text:p>
          </table:table-cell>
          <table:table-cell table:style-name="ce24" office:value-type="float" office:value="541.8">
            <text:p>541.8</text:p>
          </table:table-cell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100*((13.2 - [.A27])/13.2)" office:value-type="float" office:value="54.5454545454545">
            <text:p>54.5454545455</text:p>
          </table:table-cell>
          <table:table-cell table:style-name="ce6" office:value-type="time" office:time-value="PT12H55M15S">
            <text:p>12:55:15 PM</text:p>
          </table:table-cell>
          <table:table-cell table:style-name="ce6" office:value-type="time" office:time-value="PT12H58M15S">
            <text:p>12:58:15 PM</text:p>
          </table:table-cell>
          <table:table-cell office:value-type="string">
            <text:p>SUM</text:p>
          </table:table-cell>
          <table:table-cell office:value-type="date" office:date-value="2014-07-24T12:56:29">
            <text:p>7/24/2014 12:56:29 PM</text:p>
          </table:table-cell>
          <table:table-cell office:value-type="float" office:value="109.6">
            <text:p>109.6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2:57:29">
            <text:p>7/24/2014 12:57:29 PM</text:p>
          </table:table-cell>
          <table:table-cell table:style-name="ce24" office:value-type="float" office:value="2082.7">
            <text:p>2082.7</text:p>
          </table:table-cell>
          <table:table-cell table:style-name="ce24" office:value-type="float" office:value="539.6">
            <text:p>539.6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2:57:29">
            <text:p>7/24/2014 12:57:29 PM</text:p>
          </table:table-cell>
          <table:table-cell office:value-type="float" office:value="170.3">
            <text:p>170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58:29">
            <text:p>7/24/2014 12:58:29 PM</text:p>
          </table:table-cell>
          <table:table-cell office:value-type="float" office:value="2116.4">
            <text:p>2116.4</text:p>
          </table:table-cell>
          <table:table-cell office:value-type="float" office:value="510.7">
            <text:p>510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58:29">
            <text:p>7/24/2014 12:58:29 PM</text:p>
          </table:table-cell>
          <table:table-cell office:value-type="float" office:value="82.2">
            <text:p>82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2:59:29">
            <text:p>7/24/2014 12:59:29 PM</text:p>
          </table:table-cell>
          <table:table-cell office:value-type="float" office:value="2128.4">
            <text:p>2128.4</text:p>
          </table:table-cell>
          <table:table-cell office:value-type="float" office:value="604.8">
            <text:p>604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2:59:29">
            <text:p>7/24/2014 12:59:29 PM</text:p>
          </table:table-cell>
          <table:table-cell office:value-type="float" office:value="230">
            <text:p>230.0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5 - [.I30])/10.5)" office:value-type="float" office:value="33.3333333333333">
            <text:p>33.3333333333</text:p>
          </table:table-cell>
          <table:table-cell table:style-name="ce6" office:value-type="time" office:time-value="PT12H29M30S">
            <text:p>12:29:30 PM</text:p>
          </table:table-cell>
          <table:table-cell table:style-name="ce6" office:value-type="time" office:time-value="PT13H02M30S">
            <text:p>01:02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00:29">
            <text:p>7/24/2014 1:00:29 PM</text:p>
          </table:table-cell>
          <table:table-cell table:style-name="ce24" office:value-type="float" office:value="2129">
            <text:p>2129.0</text:p>
          </table:table-cell>
          <table:table-cell table:style-name="ce24" office:value-type="float" office:value="622.2">
            <text:p>622.2</text:p>
          </table:table-cell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3" table:formula="of:=100*((13.2 - [.A31])/13.2)" office:value-type="float" office:value="46.969696969697">
            <text:p>46.9696969697</text:p>
          </table:table-cell>
          <table:table-cell table:style-name="ce6" office:value-type="time" office:time-value="PT12H29M30S">
            <text:p>12:29:30 PM</text:p>
          </table:table-cell>
          <table:table-cell table:style-name="ce6" office:value-type="time" office:time-value="PT13H02M30S">
            <text:p>01:02:30 PM</text:p>
          </table:table-cell>
          <table:table-cell office:value-type="string">
            <text:p>SUM</text:p>
          </table:table-cell>
          <table:table-cell office:value-type="date" office:date-value="2014-07-24T13:00:29">
            <text:p>7/24/2014 1:00:29 PM</text:p>
          </table:table-cell>
          <table:table-cell office:value-type="float" office:value="162">
            <text:p>162.0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1:29">
            <text:p>7/24/2014 1:01:29 PM</text:p>
          </table:table-cell>
          <table:table-cell table:style-name="ce24" office:value-type="float" office:value="2121.1">
            <text:p>2121.1</text:p>
          </table:table-cell>
          <table:table-cell table:style-name="ce24" office:value-type="float" office:value="628.7">
            <text:p>628.7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01:29">
            <text:p>7/24/2014 1:01:29 PM</text:p>
          </table:table-cell>
          <table:table-cell office:value-type="float" office:value="380.8">
            <text:p>380.8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02:28.999999">
            <text:p>7/24/2014 1:02:29 PM</text:p>
          </table:table-cell>
          <table:table-cell table:style-name="ce24" office:value-type="float" office:value="2120">
            <text:p>2120.0</text:p>
          </table:table-cell>
          <table:table-cell table:style-name="ce24" office:value-type="float" office:value="611.6">
            <text:p>611.6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02:28.999999">
            <text:p>7/24/2014 1:02:29 PM</text:p>
          </table:table-cell>
          <table:table-cell office:value-type="float" office:value="76.6">
            <text:p>76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03:29">
            <text:p>7/24/2014 1:03:29 PM</text:p>
          </table:table-cell>
          <table:table-cell office:value-type="float" office:value="2132">
            <text:p>2132.0</text:p>
          </table:table-cell>
          <table:table-cell office:value-type="float" office:value="1165.1">
            <text:p>1165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03:29">
            <text:p>7/24/2014 1:03:29 PM</text:p>
          </table:table-cell>
          <table:table-cell office:value-type="float" office:value="318.6">
            <text:p>318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04:29">
            <text:p>7/24/2014 1:04:29 PM</text:p>
          </table:table-cell>
          <table:table-cell office:value-type="float" office:value="1970.7">
            <text:p>1970.7</text:p>
          </table:table-cell>
          <table:table-cell office:value-type="float" office:value="878.9">
            <text:p>878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04:29">
            <text:p>7/24/2014 1:04:29 PM</text:p>
          </table:table-cell>
          <table:table-cell office:value-type="float" office:value="394">
            <text:p>394.0</text:p>
          </table:table-cell>
          <table:table-cell table:number-columns-repeated="2"/>
          <table:table-cell table:style-name="ce4" office:value-type="string">
            <text:p>cloud</text:p>
          </table:table-cell>
          <table:table-cell table:style-name="ce17" office:value-type="time" office:time-value="PT01H05M30S">
            <text:p>01:05:30 AM</text:p>
          </table:table-cell>
          <table:table-cell/>
          <table:table-cell office:value-type="string">
            <text:p>SUM</text:p>
          </table:table-cell>
          <table:table-cell office:value-type="date" office:date-value="2014-07-24T13:05:28.999999">
            <text:p>7/24/2014 1:05:29 PM</text:p>
          </table:table-cell>
          <table:table-cell office:value-type="float" office:value="1046.9">
            <text:p>1046.9</text:p>
          </table:table-cell>
          <table:table-cell office:value-type="float" office:value="418.3">
            <text:p>418.3</text:p>
          </table:table-cell>
        </table:table-row>
        <table:table-row table:style-name="ro8">
          <table:table-cell/>
          <table:table-cell table:style-name="ce4" office:value-type="string">
            <text:p>cloud</text:p>
          </table:table-cell>
          <table:table-cell table:style-name="ce17" office:value-type="time" office:time-value="PT01H05M30S">
            <text:p>01:05:30 AM</text:p>
          </table:table-cell>
          <table:table-cell/>
          <table:table-cell office:value-type="string">
            <text:p>SUM</text:p>
          </table:table-cell>
          <table:table-cell office:value-type="date" office:date-value="2014-07-24T13:05:28.999999">
            <text:p>7/24/2014 1:05:29 PM</text:p>
          </table:table-cell>
          <table:table-cell office:value-type="float" office:value="81.1">
            <text:p>81.1</text:p>
          </table:table-cell>
          <table:table-cell table:number-columns-repeated="2"/>
          <table:table-cell table:style-name="ce4"/>
          <table:table-cell table:style-name="ce17" office:value-type="time" office:time-value="PT01H06M20S">
            <text:p>01:06:20 AM</text:p>
          </table:table-cell>
          <table:table-cell/>
          <table:table-cell office:value-type="string">
            <text:p>SUM</text:p>
          </table:table-cell>
          <table:table-cell office:value-type="date" office:date-value="2014-07-24T13:06:29">
            <text:p>7/24/2014 1:06:29 PM</text:p>
          </table:table-cell>
          <table:table-cell office:value-type="float" office:value="2138.3">
            <text:p>2138.3</text:p>
          </table:table-cell>
          <table:table-cell office:value-type="float" office:value="1003.2">
            <text:p>1003.2</text:p>
          </table:table-cell>
        </table:table-row>
        <table:table-row table:style-name="ro8">
          <table:table-cell/>
          <table:table-cell table:style-name="ce4"/>
          <table:table-cell table:style-name="ce17" office:value-type="time" office:time-value="PT01H06M20S">
            <text:p>01:06:20 AM</text:p>
          </table:table-cell>
          <table:table-cell/>
          <table:table-cell office:value-type="string">
            <text:p>SUM</text:p>
          </table:table-cell>
          <table:table-cell office:value-type="date" office:date-value="2014-07-24T13:06:29">
            <text:p>7/24/2014 1:06:29 PM</text:p>
          </table:table-cell>
          <table:table-cell office:value-type="float" office:value="498.7">
            <text:p>498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07:29">
            <text:p>7/24/2014 1:07:29 PM</text:p>
          </table:table-cell>
          <table:table-cell office:value-type="float" office:value="1977.1">
            <text:p>1977.1</text:p>
          </table:table-cell>
          <table:table-cell office:value-type="float" office:value="947.5">
            <text:p>947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07:29">
            <text:p>7/24/2014 1:07:29 PM</text:p>
          </table:table-cell>
          <table:table-cell office:value-type="float" office:value="347">
            <text:p>347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08:29">
            <text:p>7/24/2014 1:08:29 PM</text:p>
          </table:table-cell>
          <table:table-cell office:value-type="float" office:value="2012.7">
            <text:p>2012.7</text:p>
          </table:table-cell>
          <table:table-cell office:value-type="float" office:value="919.1">
            <text:p>919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08:29">
            <text:p>7/24/2014 1:08:29 PM</text:p>
          </table:table-cell>
          <table:table-cell office:value-type="float" office:value="373.7">
            <text:p>373.7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5 - [.I39])/10.5)" office:value-type="float" office:value="23.8095238095238">
            <text:p>23.8095238095</text:p>
          </table:table-cell>
          <table:table-cell table:style-name="ce6" office:value-type="time" office:time-value="PT13H07M40S">
            <text:p>01:07:40 PM</text:p>
          </table:table-cell>
          <table:table-cell table:style-name="ce6" office:value-type="time" office:time-value="PT13H10M40S">
            <text:p>01:10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09:29">
            <text:p>7/24/2014 1:09:29 PM</text:p>
          </table:table-cell>
          <table:table-cell table:style-name="ce24" office:value-type="float" office:value="2145.4">
            <text:p>2145.4</text:p>
          </table:table-cell>
          <table:table-cell table:style-name="ce24" office:value-type="float" office:value="1045.8">
            <text:p>1045.8</text:p>
          </table:table-cell>
        </table:table-row>
        <table:table-row table:style-name="ro8">
          <table:table-cell table:style-name="ce3" office:value-type="float" office:value="8">
            <text:p>8</text:p>
          </table:table-cell>
          <table:table-cell table:style-name="ce3" table:formula="of:=100*((13.2 - [.A40])/13.2)" office:value-type="float" office:value="39.3939393939394">
            <text:p>39.3939393939</text:p>
          </table:table-cell>
          <table:table-cell table:style-name="ce6" office:value-type="time" office:time-value="PT13H07M40S">
            <text:p>01:07:40 PM</text:p>
          </table:table-cell>
          <table:table-cell table:style-name="ce6" office:value-type="time" office:time-value="PT13H10M40S">
            <text:p>01:10:40 PM</text:p>
          </table:table-cell>
          <table:table-cell office:value-type="string">
            <text:p>SUM</text:p>
          </table:table-cell>
          <table:table-cell office:value-type="date" office:date-value="2014-07-24T13:09:29">
            <text:p>7/24/2014 1:09:29 PM</text:p>
          </table:table-cell>
          <table:table-cell office:value-type="float" office:value="511">
            <text:p>511.0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0:29">
            <text:p>7/24/2014 1:10:29 PM</text:p>
          </table:table-cell>
          <table:table-cell table:style-name="ce24" office:value-type="float" office:value="2198.1">
            <text:p>2198.1</text:p>
          </table:table-cell>
          <table:table-cell table:style-name="ce24" office:value-type="float" office:value="1079.1">
            <text:p>1079.1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10:29">
            <text:p>7/24/2014 1:10:29 PM</text:p>
          </table:table-cell>
          <table:table-cell office:value-type="float" office:value="464.9">
            <text:p>464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11:29">
            <text:p>7/24/2014 1:11:29 PM</text:p>
          </table:table-cell>
          <table:table-cell office:value-type="float" office:value="2175.5">
            <text:p>2175.5</text:p>
          </table:table-cell>
          <table:table-cell office:value-type="float" office:value="1251.3">
            <text:p>1251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11:29">
            <text:p>7/24/2014 1:11:29 PM</text:p>
          </table:table-cell>
          <table:table-cell office:value-type="float" office:value="449.9">
            <text:p>449.9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5 - [.I42])/10.5)" office:value-type="float" office:value="14.2857142857143">
            <text:p>14.2857142857</text:p>
          </table:table-cell>
          <table:table-cell table:style-name="ce6" office:value-type="time" office:time-value="PT13H11M30S">
            <text:p>01:11:30 PM</text:p>
          </table:table-cell>
          <table:table-cell table:style-name="ce6" office:value-type="time" office:time-value="PT13H14M40S">
            <text:p>01:14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12:28.999999">
            <text:p>7/24/2014 1:12:29 PM</text:p>
          </table:table-cell>
          <table:table-cell table:style-name="ce24" office:value-type="float" office:value="2135.9">
            <text:p>2135.9</text:p>
          </table:table-cell>
          <table:table-cell table:style-name="ce24" office:value-type="float" office:value="1301.6">
            <text:p>1301.6</text:p>
          </table:table-cell>
        </table:table-row>
        <table:table-row table:style-name="ro8">
          <table:table-cell table:style-name="ce3" office:value-type="float" office:value="9">
            <text:p>9</text:p>
          </table:table-cell>
          <table:table-cell table:style-name="ce3" table:formula="of:=100*((13.2 - [.A43])/13.2)" office:value-type="float" office:value="31.8181818181818">
            <text:p>31.8181818182</text:p>
          </table:table-cell>
          <table:table-cell table:style-name="ce6" office:value-type="time" office:time-value="PT13H11M30S">
            <text:p>01:11:30 PM</text:p>
          </table:table-cell>
          <table:table-cell table:style-name="ce6" office:value-type="time" office:time-value="PT13H14M40S">
            <text:p>01:14:40 PM</text:p>
          </table:table-cell>
          <table:table-cell office:value-type="string">
            <text:p>SUM</text:p>
          </table:table-cell>
          <table:table-cell office:value-type="date" office:date-value="2014-07-24T13:12:28.999999">
            <text:p>7/24/2014 1:12:29 PM</text:p>
          </table:table-cell>
          <table:table-cell office:value-type="float" office:value="630.7">
            <text:p>630.7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3:29">
            <text:p>7/24/2014 1:13:29 PM</text:p>
          </table:table-cell>
          <table:table-cell table:style-name="ce24" office:value-type="float" office:value="2111.5">
            <text:p>2111.5</text:p>
          </table:table-cell>
          <table:table-cell table:style-name="ce24" office:value-type="float" office:value="1156.2">
            <text:p>1156.2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13:29">
            <text:p>7/24/2014 1:13:29 PM</text:p>
          </table:table-cell>
          <table:table-cell office:value-type="float" office:value="464.7">
            <text:p>464.7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4:29">
            <text:p>7/24/2014 1:14:29 PM</text:p>
          </table:table-cell>
          <table:table-cell table:style-name="ce24" office:value-type="float" office:value="2131">
            <text:p>2131.0</text:p>
          </table:table-cell>
          <table:table-cell table:style-name="ce24" office:value-type="float" office:value="1205.6">
            <text:p>1205.6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14:29">
            <text:p>7/24/2014 1:14:29 PM</text:p>
          </table:table-cell>
          <table:table-cell office:value-type="float" office:value="454.4">
            <text:p>454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15:28.999999">
            <text:p>7/24/2014 1:15:29 PM</text:p>
          </table:table-cell>
          <table:table-cell office:value-type="float" office:value="2128.4">
            <text:p>2128.4</text:p>
          </table:table-cell>
          <table:table-cell office:value-type="float" office:value="1569.6">
            <text:p>1569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15:28.999999">
            <text:p>7/24/2014 1:15:29 PM</text:p>
          </table:table-cell>
          <table:table-cell office:value-type="float" office:value="787.6">
            <text:p>787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16:29">
            <text:p>7/24/2014 1:16:29 PM</text:p>
          </table:table-cell>
          <table:table-cell office:value-type="float" office:value="2125.3">
            <text:p>2125.3</text:p>
          </table:table-cell>
          <table:table-cell office:value-type="float" office:value="1620.8">
            <text:p>1620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16:29">
            <text:p>7/24/2014 1:16:29 PM</text:p>
          </table:table-cell>
          <table:table-cell office:value-type="float" office:value="744.2">
            <text:p>744.2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5 - [.I47])/10.5)" office:value-type="float" office:value="4.76190476190476">
            <text:p>4.7619047619</text:p>
          </table:table-cell>
          <table:table-cell table:style-name="ce6" office:value-type="time" office:time-value="PT13H16M10S">
            <text:p>01:16:10 PM</text:p>
          </table:table-cell>
          <table:table-cell table:style-name="ce6" office:value-type="time" office:time-value="PT13H20M10S">
            <text:p>01:20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17:29">
            <text:p>7/24/2014 1:17:29 PM</text:p>
          </table:table-cell>
          <table:table-cell table:style-name="ce24" office:value-type="float" office:value="2127.7">
            <text:p>2127.7</text:p>
          </table:table-cell>
          <table:table-cell table:style-name="ce24" office:value-type="float" office:value="1689.1">
            <text:p>1689.1</text:p>
          </table:table-cell>
        </table:table-row>
        <table:table-row table:style-name="ro8">
          <table:table-cell table:style-name="ce3" office:value-type="float" office:value="10">
            <text:p>10</text:p>
          </table:table-cell>
          <table:table-cell table:style-name="ce3" table:formula="of:=100*((13.2 - [.A48])/13.2)" office:value-type="float" office:value="24.2424242424242">
            <text:p>24.2424242424</text:p>
          </table:table-cell>
          <table:table-cell table:style-name="ce6" office:value-type="time" office:time-value="PT13H16M10S">
            <text:p>01:16:10 PM</text:p>
          </table:table-cell>
          <table:table-cell table:style-name="ce6" office:value-type="time" office:time-value="PT13H20M10S">
            <text:p>01:20:10 PM</text:p>
          </table:table-cell>
          <table:table-cell office:value-type="string">
            <text:p>SUM</text:p>
          </table:table-cell>
          <table:table-cell office:value-type="date" office:date-value="2014-07-24T13:17:29">
            <text:p>7/24/2014 1:17:29 PM</text:p>
          </table:table-cell>
          <table:table-cell office:value-type="float" office:value="866.8">
            <text:p>866.8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8:28.999999">
            <text:p>7/24/2014 1:18:29 PM</text:p>
          </table:table-cell>
          <table:table-cell table:style-name="ce24" office:value-type="float" office:value="2133.4">
            <text:p>2133.4</text:p>
          </table:table-cell>
          <table:table-cell table:style-name="ce24" office:value-type="float" office:value="1618.4">
            <text:p>1618.4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18:28.999999">
            <text:p>7/24/2014 1:18:29 PM</text:p>
          </table:table-cell>
          <table:table-cell office:value-type="float" office:value="952.8">
            <text:p>952.8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19:29">
            <text:p>7/24/2014 1:19:29 PM</text:p>
          </table:table-cell>
          <table:table-cell table:style-name="ce24" office:value-type="float" office:value="2128.6">
            <text:p>2128.6</text:p>
          </table:table-cell>
          <table:table-cell table:style-name="ce24" office:value-type="float" office:value="1636.1">
            <text:p>1636.1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19:29">
            <text:p>7/24/2014 1:19:29 PM</text:p>
          </table:table-cell>
          <table:table-cell office:value-type="float" office:value="630.8">
            <text:p>630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20:29">
            <text:p>7/24/2014 1:20:29 PM</text:p>
          </table:table-cell>
          <table:table-cell office:value-type="float" office:value="2137">
            <text:p>2137.0</text:p>
          </table:table-cell>
          <table:table-cell office:value-type="float" office:value="2113">
            <text:p>2113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20:29">
            <text:p>7/24/2014 1:20:29 PM</text:p>
          </table:table-cell>
          <table:table-cell office:value-type="float" office:value="377.1">
            <text:p>377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21:28.999999">
            <text:p>7/24/2014 1:21:29 PM</text:p>
          </table:table-cell>
          <table:table-cell office:value-type="float" office:value="2120.1">
            <text:p>2120.1</text:p>
          </table:table-cell>
          <table:table-cell office:value-type="float" office:value="2204.1">
            <text:p>2204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21:28.999999">
            <text:p>7/24/2014 1:21:29 PM</text:p>
          </table:table-cell>
          <table:table-cell office:value-type="float" office:value="1488.5">
            <text:p>1488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22:29">
            <text:p>7/24/2014 1:22:29 PM</text:p>
          </table:table-cell>
          <table:table-cell office:value-type="float" office:value="2138.2">
            <text:p>2138.2</text:p>
          </table:table-cell>
          <table:table-cell office:value-type="float" office:value="2193.8">
            <text:p>2193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22:29">
            <text:p>7/24/2014 1:22:29 PM</text:p>
          </table:table-cell>
          <table:table-cell office:value-type="float" office:value="1380.1">
            <text:p>1380.1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5 - [.I53])/10.5)" office:value-type="float" office:value="-4.76190476190476">
            <text:p>-4.7619047619</text:p>
          </table:table-cell>
          <table:table-cell table:style-name="ce6" office:value-type="time" office:time-value="PT13H21M45S">
            <text:p>01:21:45 PM</text:p>
          </table:table-cell>
          <table:table-cell table:style-name="ce6" office:value-type="time" office:time-value="PT13H24M25S">
            <text:p>01:24:2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23:29">
            <text:p>7/24/2014 1:23:29 PM</text:p>
          </table:table-cell>
          <table:table-cell table:style-name="ce24" office:value-type="float" office:value="2139.6">
            <text:p>2139.6</text:p>
          </table:table-cell>
          <table:table-cell table:style-name="ce24" office:value-type="float" office:value="2167.1">
            <text:p>2167.1</text:p>
          </table:table-cell>
        </table:table-row>
        <table:table-row table:style-name="ro8">
          <table:table-cell table:style-name="ce3" office:value-type="float" office:value="11">
            <text:p>11</text:p>
          </table:table-cell>
          <table:table-cell table:style-name="ce3" table:formula="of:=100*((13.2 - [.A54])/13.2)" office:value-type="float" office:value="16.6666666666667">
            <text:p>16.6666666667</text:p>
          </table:table-cell>
          <table:table-cell table:style-name="ce6" office:value-type="time" office:time-value="PT13H21M45S">
            <text:p>01:21:45 PM</text:p>
          </table:table-cell>
          <table:table-cell table:style-name="ce6" office:value-type="time" office:time-value="PT13H24M25S">
            <text:p>01:24:25 PM</text:p>
          </table:table-cell>
          <table:table-cell office:value-type="string">
            <text:p>SUM</text:p>
          </table:table-cell>
          <table:table-cell office:value-type="date" office:date-value="2014-07-24T13:23:29">
            <text:p>7/24/2014 1:23:29 PM</text:p>
          </table:table-cell>
          <table:table-cell office:value-type="float" office:value="842.1">
            <text:p>842.1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4:29">
            <text:p>7/24/2014 1:24:29 PM</text:p>
          </table:table-cell>
          <table:table-cell table:style-name="ce24" office:value-type="float" office:value="2134.6">
            <text:p>2134.6</text:p>
          </table:table-cell>
          <table:table-cell table:style-name="ce24" office:value-type="float" office:value="2218.6">
            <text:p>2218.6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24:29">
            <text:p>7/24/2014 1:24:29 PM</text:p>
          </table:table-cell>
          <table:table-cell office:value-type="float" office:value="1223.6">
            <text:p>1223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25:29">
            <text:p>7/24/2014 1:25:29 PM</text:p>
          </table:table-cell>
          <table:table-cell office:value-type="float" office:value="2137.4">
            <text:p>2137.4</text:p>
          </table:table-cell>
          <table:table-cell office:value-type="float" office:value="2180.1">
            <text:p>2180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25:29">
            <text:p>7/24/2014 1:25:29 PM</text:p>
          </table:table-cell>
          <table:table-cell office:value-type="float" office:value="1321.5">
            <text:p>1321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26:29">
            <text:p>7/24/2014 1:26:29 PM</text:p>
          </table:table-cell>
          <table:table-cell office:value-type="float" office:value="2137.8">
            <text:p>2137.8</text:p>
          </table:table-cell>
          <table:table-cell office:value-type="float" office:value="2189.7">
            <text:p>2189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26:29">
            <text:p>7/24/2014 1:26:29 PM</text:p>
          </table:table-cell>
          <table:table-cell office:value-type="float" office:value="532.9">
            <text:p>532.9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5 - [.I57])/10.5)" office:value-type="float" office:value="-14.2857142857143">
            <text:p>-14.2857142857</text:p>
          </table:table-cell>
          <table:table-cell table:style-name="ce6" office:value-type="time" office:time-value="PT13H26M24S">
            <text:p>01:26:24 PM</text:p>
          </table:table-cell>
          <table:table-cell table:style-name="ce6" office:value-type="time" office:time-value="PT13H29M25S">
            <text:p>01:29:2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27:29">
            <text:p>7/24/2014 1:27:29 PM</text:p>
          </table:table-cell>
          <table:table-cell table:style-name="ce24" office:value-type="float" office:value="2150.1">
            <text:p>2150.1</text:p>
          </table:table-cell>
          <table:table-cell table:style-name="ce24" office:value-type="float" office:value="2235.3">
            <text:p>2235.3</text:p>
          </table:table-cell>
        </table:table-row>
        <table:table-row table:style-name="ro8">
          <table:table-cell table:style-name="ce3" office:value-type="float" office:value="12">
            <text:p>12</text:p>
          </table:table-cell>
          <table:table-cell table:style-name="ce3" table:formula="of:=100*((13.2 - [.A58])/13.2)" office:value-type="float" office:value="9.09090909090909">
            <text:p>9.0909090909</text:p>
          </table:table-cell>
          <table:table-cell table:style-name="ce6" office:value-type="time" office:time-value="PT13H26M24S">
            <text:p>01:26:24 PM</text:p>
          </table:table-cell>
          <table:table-cell table:style-name="ce6" office:value-type="time" office:time-value="PT13H29M25S">
            <text:p>01:29:25 PM</text:p>
          </table:table-cell>
          <table:table-cell office:value-type="string">
            <text:p>SUM</text:p>
          </table:table-cell>
          <table:table-cell office:value-type="date" office:date-value="2014-07-24T13:27:29">
            <text:p>7/24/2014 1:27:29 PM</text:p>
          </table:table-cell>
          <table:table-cell office:value-type="float" office:value="1531.1">
            <text:p>1531.1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28:28.999999">
            <text:p>7/24/2014 1:28:29 PM</text:p>
          </table:table-cell>
          <table:table-cell table:style-name="ce24" office:value-type="float" office:value="2121.4">
            <text:p>2121.4</text:p>
          </table:table-cell>
          <table:table-cell table:style-name="ce24" office:value-type="float" office:value="2135.6">
            <text:p>2135.6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28:28.999999">
            <text:p>7/24/2014 1:28:29 PM</text:p>
          </table:table-cell>
          <table:table-cell office:value-type="float" office:value="1591.5">
            <text:p>1591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29:29">
            <text:p>7/24/2014 1:29:29 PM</text:p>
          </table:table-cell>
          <table:table-cell office:value-type="float" office:value="2131.7">
            <text:p>2131.7</text:p>
          </table:table-cell>
          <table:table-cell office:value-type="float" office:value="2119">
            <text:p>2119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29:29">
            <text:p>7/24/2014 1:29:29 PM</text:p>
          </table:table-cell>
          <table:table-cell office:value-type="float" office:value="1901.7">
            <text:p>1901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30:29">
            <text:p>7/24/2014 1:30:29 PM</text:p>
          </table:table-cell>
          <table:table-cell office:value-type="float" office:value="2119">
            <text:p>2119.0</text:p>
          </table:table-cell>
          <table:table-cell office:value-type="float" office:value="2166.5">
            <text:p>2166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30:29">
            <text:p>7/24/2014 1:30:29 PM</text:p>
          </table:table-cell>
          <table:table-cell office:value-type="float" office:value="2040.1">
            <text:p>2040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31:28.999999">
            <text:p>7/24/2014 1:31:29 PM</text:p>
          </table:table-cell>
          <table:table-cell office:value-type="float" office:value="2112.9">
            <text:p>2112.9</text:p>
          </table:table-cell>
          <table:table-cell office:value-type="float" office:value="2156.8">
            <text:p>2156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31:28.999999">
            <text:p>7/24/2014 1:31:29 PM</text:p>
          </table:table-cell>
          <table:table-cell office:value-type="float" office:value="1937.2">
            <text:p>1937.2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5 - [.I62])/10.5)" office:value-type="float" office:value="-23.8095238095238">
            <text:p>-23.8095238095</text:p>
          </table:table-cell>
          <table:table-cell table:style-name="ce6" office:value-type="time" office:time-value="PT13H31M36S">
            <text:p>01:31:36 PM</text:p>
          </table:table-cell>
          <table:table-cell table:style-name="ce6" office:value-type="time" office:time-value="PT13H34M36S">
            <text:p>01:34:36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32:29">
            <text:p>7/24/2014 1:32:29 PM</text:p>
          </table:table-cell>
          <table:table-cell table:style-name="ce24" office:value-type="float" office:value="2119">
            <text:p>2119.0</text:p>
          </table:table-cell>
          <table:table-cell table:style-name="ce24" office:value-type="float" office:value="2108.6">
            <text:p>2108.6</text:p>
          </table:table-cell>
        </table:table-row>
        <table:table-row table:style-name="ro8">
          <table:table-cell table:style-name="ce3" office:value-type="float" office:value="13">
            <text:p>13</text:p>
          </table:table-cell>
          <table:table-cell table:style-name="ce3" table:formula="of:=100*((13.2 - [.A63])/13.2)" office:value-type="float" office:value="1.51515151515151">
            <text:p>1.5151515152</text:p>
          </table:table-cell>
          <table:table-cell table:style-name="ce6" office:value-type="time" office:time-value="PT13H31M36S">
            <text:p>01:31:36 PM</text:p>
          </table:table-cell>
          <table:table-cell table:style-name="ce6" office:value-type="time" office:time-value="PT13H34M36S">
            <text:p>01:34:36 PM</text:p>
          </table:table-cell>
          <table:table-cell office:value-type="string">
            <text:p>SUM</text:p>
          </table:table-cell>
          <table:table-cell office:value-type="date" office:date-value="2014-07-24T13:32:29">
            <text:p>7/24/2014 1:32:29 PM</text:p>
          </table:table-cell>
          <table:table-cell office:value-type="float" office:value="2020.7">
            <text:p>2020.7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3:29">
            <text:p>7/24/2014 1:33:29 PM</text:p>
          </table:table-cell>
          <table:table-cell table:style-name="ce24" office:value-type="float" office:value="2094.6">
            <text:p>2094.6</text:p>
          </table:table-cell>
          <table:table-cell table:style-name="ce24" office:value-type="float" office:value="2133.8">
            <text:p>2133.8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33:29">
            <text:p>7/24/2014 1:33:29 PM</text:p>
          </table:table-cell>
          <table:table-cell office:value-type="float" office:value="1997.1">
            <text:p>1997.1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34:28.999999">
            <text:p>7/24/2014 1:34:29 PM</text:p>
          </table:table-cell>
          <table:table-cell table:style-name="ce24" office:value-type="float" office:value="2104.9">
            <text:p>2104.9</text:p>
          </table:table-cell>
          <table:table-cell table:style-name="ce24" office:value-type="float" office:value="2101.8">
            <text:p>2101.8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34:28.999999">
            <text:p>7/24/2014 1:34:29 PM</text:p>
          </table:table-cell>
          <table:table-cell office:value-type="float" office:value="1997.8">
            <text:p>1997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35:29">
            <text:p>7/24/2014 1:35:29 PM</text:p>
          </table:table-cell>
          <table:table-cell office:value-type="float" office:value="2080.8">
            <text:p>2080.8</text:p>
          </table:table-cell>
          <table:table-cell office:value-type="float" office:value="2135.2">
            <text:p>2135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35:29">
            <text:p>7/24/2014 1:35:29 PM</text:p>
          </table:table-cell>
          <table:table-cell office:value-type="float" office:value="1980.7">
            <text:p>1980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36:29">
            <text:p>7/24/2014 1:36:29 PM</text:p>
          </table:table-cell>
          <table:table-cell office:value-type="float" office:value="2085.5">
            <text:p>2085.5</text:p>
          </table:table-cell>
          <table:table-cell office:value-type="float" office:value="2143.3">
            <text:p>2143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36:29">
            <text:p>7/24/2014 1:36:29 PM</text:p>
          </table:table-cell>
          <table:table-cell office:value-type="float" office:value="1774.8">
            <text:p>1774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37:28.999999">
            <text:p>7/24/2014 1:37:29 PM</text:p>
          </table:table-cell>
          <table:table-cell office:value-type="float" office:value="2133.8">
            <text:p>2133.8</text:p>
          </table:table-cell>
          <table:table-cell office:value-type="float" office:value="2091.1">
            <text:p>2091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37:28.999999">
            <text:p>7/24/2014 1:37:29 PM</text:p>
          </table:table-cell>
          <table:table-cell office:value-type="float" office:value="1993.2">
            <text:p>1993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38:29">
            <text:p>7/24/2014 1:38:29 PM</text:p>
          </table:table-cell>
          <table:table-cell office:value-type="float" office:value="2152.6">
            <text:p>2152.6</text:p>
          </table:table-cell>
          <table:table-cell office:value-type="float" office:value="2189.8">
            <text:p>2189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38:29">
            <text:p>7/24/2014 1:38:29 PM</text:p>
          </table:table-cell>
          <table:table-cell office:value-type="float" office:value="2002.7">
            <text:p>200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39:29">
            <text:p>7/24/2014 1:39:29 PM</text:p>
          </table:table-cell>
          <table:table-cell office:value-type="float" office:value="2092.7">
            <text:p>2092.7</text:p>
          </table:table-cell>
          <table:table-cell office:value-type="float" office:value="2132.2">
            <text:p>2132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39:29">
            <text:p>7/24/2014 1:39:29 PM</text:p>
          </table:table-cell>
          <table:table-cell office:value-type="float" office:value="2006.8">
            <text:p>2006.8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*((10.5 - [.I70])/10.5)" office:value-type="float" office:value="-33.3333333333333">
            <text:p>-33.3333333333</text:p>
          </table:table-cell>
          <table:table-cell table:style-name="ce6" office:value-type="time" office:time-value="PT13H39M26S">
            <text:p>01:39:26 PM</text:p>
          </table:table-cell>
          <table:table-cell table:style-name="ce6" office:value-type="time" office:time-value="PT13H43M00S">
            <text:p>01:43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40:29">
            <text:p>7/24/2014 1:40:29 PM</text:p>
          </table:table-cell>
          <table:table-cell table:style-name="ce24" office:value-type="float" office:value="2095.5">
            <text:p>2095.5</text:p>
          </table:table-cell>
          <table:table-cell table:style-name="ce24" office:value-type="float" office:value="2136.5">
            <text:p>2136.5</text:p>
          </table:table-cell>
        </table:table-row>
        <table:table-row table:style-name="ro8">
          <table:table-cell table:style-name="ce3" office:value-type="float" office:value="14">
            <text:p>14</text:p>
          </table:table-cell>
          <table:table-cell table:style-name="ce3" table:formula="of:=100*((13.2 - [.A71])/13.2)" office:value-type="float" office:value="-6.06060606060607">
            <text:p>-6.0606060606</text:p>
          </table:table-cell>
          <table:table-cell table:style-name="ce6" office:value-type="time" office:time-value="PT13H39M26S">
            <text:p>01:39:26 PM</text:p>
          </table:table-cell>
          <table:table-cell table:style-name="ce6" office:value-type="time" office:time-value="PT13H43M00S">
            <text:p>01:43:00 PM</text:p>
          </table:table-cell>
          <table:table-cell office:value-type="string">
            <text:p>SUM</text:p>
          </table:table-cell>
          <table:table-cell office:value-type="date" office:date-value="2014-07-24T13:40:29">
            <text:p>7/24/2014 1:40:29 PM</text:p>
          </table:table-cell>
          <table:table-cell office:value-type="float" office:value="2011.4">
            <text:p>2011.4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1:29">
            <text:p>7/24/2014 1:41:29 PM</text:p>
          </table:table-cell>
          <table:table-cell table:style-name="ce24" office:value-type="float" office:value="2102.9">
            <text:p>2102.9</text:p>
          </table:table-cell>
          <table:table-cell table:style-name="ce24" office:value-type="float" office:value="2120.6">
            <text:p>2120.6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41:29">
            <text:p>7/24/2014 1:41:29 PM</text:p>
          </table:table-cell>
          <table:table-cell office:value-type="float" office:value="2013.2">
            <text:p>2013.2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2:29">
            <text:p>7/24/2014 1:42:29 PM</text:p>
          </table:table-cell>
          <table:table-cell table:style-name="ce24" office:value-type="float" office:value="2062">
            <text:p>2062.0</text:p>
          </table:table-cell>
          <table:table-cell table:style-name="ce24" office:value-type="float" office:value="2107.8">
            <text:p>2107.8</text:p>
          </table:table-cell>
        </table:table-row>
        <table:table-row table:style-name="ro8"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42:29">
            <text:p>7/24/2014 1:42:29 PM</text:p>
          </table:table-cell>
          <table:table-cell office:value-type="float" office:value="2014.8">
            <text:p>2014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43:29">
            <text:p>7/24/2014 1:43:29 PM</text:p>
          </table:table-cell>
          <table:table-cell office:value-type="float" office:value="2078.1">
            <text:p>2078.1</text:p>
          </table:table-cell>
          <table:table-cell office:value-type="float" office:value="2099.1">
            <text:p>2099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43:29">
            <text:p>7/24/2014 1:43:29 PM</text:p>
          </table:table-cell>
          <table:table-cell office:value-type="float" office:value="2031.3">
            <text:p>203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44:28.999999">
            <text:p>7/24/2014 1:44:29 PM</text:p>
          </table:table-cell>
          <table:table-cell office:value-type="float" office:value="1984.1">
            <text:p>1984.1</text:p>
          </table:table-cell>
          <table:table-cell office:value-type="float" office:value="1995.8">
            <text:p>1995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44:28.999999">
            <text:p>7/24/2014 1:44:29 PM</text:p>
          </table:table-cell>
          <table:table-cell office:value-type="float" office:value="1996.8">
            <text:p>1996.8</text:p>
          </table:table-cell>
          <table:table-cell table:number-columns-repeated="5"/>
          <table:table-cell table:style-name="Default" table:number-columns-repeated="4"/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45:29">
            <text:p>7/24/2014 1:45:29 PM</text:p>
          </table:table-cell>
          <table:table-cell office:value-type="float" office:value="2044.6">
            <text:p>2044.6</text:p>
          </table:table-cell>
          <table:table-cell table:number-columns-repeated="5"/>
          <table:table-cell table:style-name="Default" table:number-columns-repeated="4"/>
        </table:table-row>
      </table:table>
      <table:table table:name="07.24.2014 b" table:style-name="ta1">
        <table:table-column table:style-name="co1" table:number-columns-repeated="4" table:default-cell-style-name="Default"/>
        <table:table-column table:style-name="co1" table:default-cell-style-name="ce19"/>
        <table:table-column table:style-name="co2" table:default-cell-style-name="ce21"/>
        <table:table-column table:style-name="co1" table:number-columns-repeated="2" table:default-cell-style-name="ce23"/>
        <table:table-column table:style-name="co1" table:number-columns-repeated="5" table:default-cell-style-name="Default"/>
        <table:table-column table:style-name="co1" table:default-cell-style-name="ce19"/>
        <table:table-column table:style-name="co2" table:default-cell-style-name="ce21"/>
        <table:table-column table:style-name="co1" table:default-cell-style-name="ce23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  <table:table-row table:style-name="ro3">
          <table:table-cell office:value-type="string">
            <text:p>RFM: 13.5 feet tall, senesce @ 6 feet</text:p>
          </table:table-cell>
          <table:table-cell table:number-columns-repeated="3"/>
          <table:table-cell table:style-name="Default" table:number-columns-repeated="4"/>
          <table:table-cell/>
          <table:table-cell office:value-type="string">
            <text:p>SKT: 10.5 feet tall, senesce @ 4.5 feet</text:p>
          </table:table-cell>
          <table:table-cell table:number-columns-repeated="3"/>
          <table:table-cell table:style-name="Default" table:number-columns-repeated="3"/>
        </table:table-row>
        <table:table-row table:style-name="ro6">
          <table:table-cell table:style-name="ce2" office:value-type="string" table:number-columns-spanned="8" table:number-rows-spanned="1">
            <text:p>LP-80 #002 (RIL 63)</text:p>
          </table:table-cell>
          <table:covered-table-cell table:number-columns-repeated="3" table:style-name="ce2"/>
          <table:covered-table-cell table:number-columns-repeated="4" table:style-name="ce18"/>
          <table:table-cell/>
          <table:table-cell table:style-name="ce2" office:value-type="string" table:number-columns-spanned="7" table:number-rows-spanned="1">
            <text:p>LP-80 #001 (RIL 73)</text:p>
          </table:table-cell>
          <table:covered-table-cell table:number-columns-repeated="3" table:style-name="ce2"/>
          <table:covered-table-cell table:number-columns-repeated="3" table:style-name="ce18"/>
        </table:table-row>
        <table:table-row table:style-name="ro9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Above PAR</text:p>
          </table:table-cell>
          <table:table-cell table:style-name="ce18" office:value-type="string">
            <text:p>Average Below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Below PAR</text:p>
          </table:table-cell>
        </table:table-row>
        <table:table-row table:style-name="ro10">
          <table:table-cell table:style-name="ce16" office:value-type="string">
            <text:p>LP-80 #001 in wide angles (RIL 73) and LP-80 #002 in small angles (RIL 63)</text:p>
          </table:table-cell>
          <table:table-cell table:number-columns-repeated="8"/>
          <table:table-cell table:style-name="ce16" office:value-type="string">
            <text:p>LP-80 #001 in wide angles (RIL 73) and LP-80 #002 in steep angles (RIL 63)</text:p>
          </table:table-cell>
          <table:table-cell table:number-columns-repeated="6"/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47:28.999999">
            <text:p>7/24/2014 1:47:29 PM</text:p>
          </table:table-cell>
          <table:table-cell office:value-type="float" office:value="2008.3">
            <text:p>2008.3</text:p>
          </table:table-cell>
          <table:table-cell office:value-type="float" office:value="2082.3">
            <text:p>2082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47:28.999999">
            <text:p>7/24/2014 1:47:29 PM</text:p>
          </table:table-cell>
          <table:table-cell office:value-type="float" office:value="2065">
            <text:p>2065.0</text:p>
          </table:table-cell>
        </table:table-row>
        <table:table-row table:style-name="ro8">
          <table:table-cell table:style-name="ce3" office:value-type="float" office:value="14">
            <text:p>14</text:p>
          </table:table-cell>
          <table:table-cell table:style-name="ce3" table:formula="of:=100*((13.5 - [.A9])/13.5)" office:value-type="float" office:value="-3.7037037037037">
            <text:p>-3.7037037037</text:p>
          </table:table-cell>
          <table:table-cell table:style-name="ce6" office:value-type="time" office:time-value="PT13H47M10S">
            <text:p>01:47:10 PM</text:p>
          </table:table-cell>
          <table:table-cell table:style-name="ce6" office:value-type="time" office:time-value="PT13H50M10S">
            <text:p>01:50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48:29">
            <text:p>7/24/2014 1:48:29 PM</text:p>
          </table:table-cell>
          <table:table-cell table:style-name="ce24" office:value-type="float" office:value="2051.2">
            <text:p>2051.2</text:p>
          </table:table-cell>
          <table:table-cell table:style-name="ce24" office:value-type="float" office:value="2128.5">
            <text:p>2128.5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*((10.5 - [.J9])/10.5)" office:value-type="float" office:value="-33.3333333333333">
            <text:p>-33.3333333333</text:p>
          </table:table-cell>
          <table:table-cell table:style-name="ce6" office:value-type="time" office:time-value="PT13H47M10S">
            <text:p>01:47:10 PM</text:p>
          </table:table-cell>
          <table:table-cell table:style-name="ce6" office:value-type="time" office:time-value="PT13H50M10S">
            <text:p>01:50:10 PM</text:p>
          </table:table-cell>
          <table:table-cell office:value-type="string">
            <text:p>SUM</text:p>
          </table:table-cell>
          <table:table-cell office:value-type="date" office:date-value="2014-07-24T13:48:29">
            <text:p>7/24/2014 1:48:29 PM</text:p>
          </table:table-cell>
          <table:table-cell office:value-type="float" office:value="2101.5">
            <text:p>2101.5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49:29">
            <text:p>7/24/2014 1:49:29 PM</text:p>
          </table:table-cell>
          <table:table-cell table:style-name="ce24" office:value-type="float" office:value="2017.8">
            <text:p>2017.8</text:p>
          </table:table-cell>
          <table:table-cell table:style-name="ce24" office:value-type="float" office:value="2092.1">
            <text:p>2092.1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49:29">
            <text:p>7/24/2014 1:49:29 PM</text:p>
          </table:table-cell>
          <table:table-cell office:value-type="float" office:value="2095.9">
            <text:p>2095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50:28.999999">
            <text:p>7/24/2014 1:50:29 PM</text:p>
          </table:table-cell>
          <table:table-cell office:value-type="float" office:value="2044.7">
            <text:p>2044.7</text:p>
          </table:table-cell>
          <table:table-cell office:value-type="float" office:value="2176">
            <text:p>2176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50:28.999999">
            <text:p>7/24/2014 1:50:29 PM</text:p>
          </table:table-cell>
          <table:table-cell office:value-type="float" office:value="2116.5">
            <text:p>2116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51:29">
            <text:p>7/24/2014 1:51:29 PM</text:p>
          </table:table-cell>
          <table:table-cell office:value-type="float" office:value="2042.3">
            <text:p>2042.3</text:p>
          </table:table-cell>
          <table:table-cell office:value-type="float" office:value="2111.1">
            <text:p>2111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51:29">
            <text:p>7/24/2014 1:51:29 PM</text:p>
          </table:table-cell>
          <table:table-cell office:value-type="float" office:value="2188.7">
            <text:p>2188.7</text:p>
          </table:table-cell>
        </table:table-row>
        <table:table-row table:style-name="ro8">
          <table:table-cell table:style-name="ce3" office:value-type="float" office:value="13">
            <text:p>13</text:p>
          </table:table-cell>
          <table:table-cell table:style-name="ce3" table:formula="of:=100*((13.5 - [.A13])/13.5)" office:value-type="float" office:value="3.7037037037037">
            <text:p>3.7037037037</text:p>
          </table:table-cell>
          <table:table-cell table:style-name="ce6" office:value-type="time" office:time-value="PT13H51M00S">
            <text:p>01:51:00 PM</text:p>
          </table:table-cell>
          <table:table-cell table:style-name="ce6" office:value-type="time" office:time-value="PT13H54M00S">
            <text:p>01:54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52:29">
            <text:p>7/24/2014 1:52:29 PM</text:p>
          </table:table-cell>
          <table:table-cell table:style-name="ce24" office:value-type="float" office:value="2036">
            <text:p>2036.0</text:p>
          </table:table-cell>
          <table:table-cell table:style-name="ce24" office:value-type="float" office:value="2107.2">
            <text:p>2107.2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5 - [.J13])/10.5)" office:value-type="float" office:value="-23.8095238095238">
            <text:p>-23.8095238095</text:p>
          </table:table-cell>
          <table:table-cell table:style-name="ce6" office:value-type="time" office:time-value="PT13H51M00S">
            <text:p>01:51:00 PM</text:p>
          </table:table-cell>
          <table:table-cell table:style-name="ce6" office:value-type="time" office:time-value="PT13H54M00S">
            <text:p>01:54:00 PM</text:p>
          </table:table-cell>
          <table:table-cell office:value-type="string">
            <text:p>SUM</text:p>
          </table:table-cell>
          <table:table-cell office:value-type="date" office:date-value="2014-07-24T13:52:29">
            <text:p>7/24/2014 1:52:29 PM</text:p>
          </table:table-cell>
          <table:table-cell office:value-type="float" office:value="2150.1">
            <text:p>2150.1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3:29">
            <text:p>7/24/2014 1:53:29 PM</text:p>
          </table:table-cell>
          <table:table-cell table:style-name="ce24" office:value-type="float" office:value="2030.7">
            <text:p>2030.7</text:p>
          </table:table-cell>
          <table:table-cell table:style-name="ce24" office:value-type="float" office:value="2096.6">
            <text:p>2096.6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53:29">
            <text:p>7/24/2014 1:53:29 PM</text:p>
          </table:table-cell>
          <table:table-cell office:value-type="float" office:value="2126.2">
            <text:p>2126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54:29">
            <text:p>7/24/2014 1:54:29 PM</text:p>
          </table:table-cell>
          <table:table-cell office:value-type="float" office:value="2072">
            <text:p>2072.0</text:p>
          </table:table-cell>
          <table:table-cell office:value-type="float" office:value="1854.4">
            <text:p>1854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54:29">
            <text:p>7/24/2014 1:54:29 PM</text:p>
          </table:table-cell>
          <table:table-cell office:value-type="float" office:value="2235.3">
            <text:p>2235.3</text:p>
          </table:table-cell>
        </table:table-row>
        <table:table-row table:style-name="ro8">
          <table:table-cell table:style-name="ce3" office:value-type="float" office:value="12">
            <text:p>12</text:p>
          </table:table-cell>
          <table:table-cell table:style-name="ce3" table:formula="of:=100*((13.5 - [.A16])/13.5)" office:value-type="float" office:value="11.1111111111111">
            <text:p>11.1111111111</text:p>
          </table:table-cell>
          <table:table-cell table:style-name="ce6" office:value-type="time" office:time-value="PT13H56M00S">
            <text:p>01:56:00 PM</text:p>
          </table:table-cell>
          <table:table-cell table:style-name="ce6" office:value-type="time" office:time-value="PT13H59M00S">
            <text:p>01:59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3:55:29">
            <text:p>7/24/2014 1:55:29 PM</text:p>
          </table:table-cell>
          <table:table-cell table:style-name="ce24" office:value-type="float" office:value="2082">
            <text:p>2082.0</text:p>
          </table:table-cell>
          <table:table-cell table:style-name="ce24" office:value-type="float" office:value="2143.6">
            <text:p>2143.6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5 - [.J16])/10.5)" office:value-type="float" office:value="-14.2857142857143">
            <text:p>-14.2857142857</text:p>
          </table:table-cell>
          <table:table-cell table:style-name="ce6" office:value-type="time" office:time-value="PT13H56M00S">
            <text:p>01:56:00 PM</text:p>
          </table:table-cell>
          <table:table-cell table:style-name="ce6" office:value-type="time" office:time-value="PT13H59M00S">
            <text:p>01:59:00 PM</text:p>
          </table:table-cell>
          <table:table-cell office:value-type="string">
            <text:p>SUM</text:p>
          </table:table-cell>
          <table:table-cell office:value-type="date" office:date-value="2014-07-24T13:55:29">
            <text:p>7/24/2014 1:55:29 PM</text:p>
          </table:table-cell>
          <table:table-cell office:value-type="float" office:value="2213.3">
            <text:p>2213.3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3:56:29">
            <text:p>7/24/2014 1:56:29 PM</text:p>
          </table:table-cell>
          <table:table-cell table:style-name="ce24" office:value-type="float" office:value="2071">
            <text:p>2071.0</text:p>
          </table:table-cell>
          <table:table-cell table:style-name="ce24" office:value-type="float" office:value="1961.9">
            <text:p>1961.9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3:56:29">
            <text:p>7/24/2014 1:56:29 PM</text:p>
          </table:table-cell>
          <table:table-cell office:value-type="float" office:value="2089.9">
            <text:p>2089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57:28.999999">
            <text:p>7/24/2014 1:57:29 PM</text:p>
          </table:table-cell>
          <table:table-cell office:value-type="float" office:value="2041.8">
            <text:p>2041.8</text:p>
          </table:table-cell>
          <table:table-cell office:value-type="float" office:value="1892.5">
            <text:p>189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57:28.999999">
            <text:p>7/24/2014 1:57:29 PM</text:p>
          </table:table-cell>
          <table:table-cell office:value-type="float" office:value="2035.2">
            <text:p>2035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58:29">
            <text:p>7/24/2014 1:58:29 PM</text:p>
          </table:table-cell>
          <table:table-cell office:value-type="float" office:value="2040.7">
            <text:p>2040.7</text:p>
          </table:table-cell>
          <table:table-cell office:value-type="float" office:value="1925.8">
            <text:p>1925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58:29">
            <text:p>7/24/2014 1:58:29 PM</text:p>
          </table:table-cell>
          <table:table-cell office:value-type="float" office:value="2084.2">
            <text:p>2084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3:59:29">
            <text:p>7/24/2014 1:59:29 PM</text:p>
          </table:table-cell>
          <table:table-cell office:value-type="float" office:value="2042.2">
            <text:p>2042.2</text:p>
          </table:table-cell>
          <table:table-cell office:value-type="float" office:value="1506.3">
            <text:p>1506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3:59:29">
            <text:p>7/24/2014 1:59:29 PM</text:p>
          </table:table-cell>
          <table:table-cell office:value-type="float" office:value="2212.1">
            <text:p>2212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00:29">
            <text:p>7/24/2014 2:00:29 PM</text:p>
          </table:table-cell>
          <table:table-cell office:value-type="float" office:value="2040.5">
            <text:p>2040.5</text:p>
          </table:table-cell>
          <table:table-cell office:value-type="float" office:value="1202.7">
            <text:p>120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00:29">
            <text:p>7/24/2014 2:00:29 PM</text:p>
          </table:table-cell>
          <table:table-cell office:value-type="float" office:value="2186">
            <text:p>2186.0</text:p>
          </table:table-cell>
        </table:table-row>
        <table:table-row table:style-name="ro8">
          <table:table-cell table:style-name="ce3" office:value-type="float" office:value="11">
            <text:p>11</text:p>
          </table:table-cell>
          <table:table-cell table:style-name="ce3" table:formula="of:=100*((13.5 - [.A22])/13.5)" office:value-type="float" office:value="18.5185185185185">
            <text:p>18.5185185185</text:p>
          </table:table-cell>
          <table:table-cell table:style-name="ce6" office:value-type="time" office:time-value="PT14H00M20S">
            <text:p>02:00:20 PM</text:p>
          </table:table-cell>
          <table:table-cell table:style-name="ce6" office:value-type="time" office:time-value="PT14H03M20S">
            <text:p>02:03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01:29">
            <text:p>7/24/2014 2:01:29 PM</text:p>
          </table:table-cell>
          <table:table-cell table:style-name="ce24" office:value-type="float" office:value="2041.6">
            <text:p>2041.6</text:p>
          </table:table-cell>
          <table:table-cell table:style-name="ce24" office:value-type="float" office:value="1041.7">
            <text:p>1041.7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5 - [.J22])/10.5)" office:value-type="float" office:value="-4.76190476190476">
            <text:p>-4.7619047619</text:p>
          </table:table-cell>
          <table:table-cell table:style-name="ce6" office:value-type="time" office:time-value="PT14H00M20S">
            <text:p>02:00:20 PM</text:p>
          </table:table-cell>
          <table:table-cell table:style-name="ce6" office:value-type="time" office:time-value="PT14H03M20S">
            <text:p>02:03:20 PM</text:p>
          </table:table-cell>
          <table:table-cell office:value-type="string">
            <text:p>SUM</text:p>
          </table:table-cell>
          <table:table-cell office:value-type="date" office:date-value="2014-07-24T14:01:29">
            <text:p>7/24/2014 2:01:29 PM</text:p>
          </table:table-cell>
          <table:table-cell office:value-type="float" office:value="2168.4">
            <text:p>2168.4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2:29">
            <text:p>7/24/2014 2:02:29 PM</text:p>
          </table:table-cell>
          <table:table-cell table:style-name="ce24" office:value-type="float" office:value="2027.3">
            <text:p>2027.3</text:p>
          </table:table-cell>
          <table:table-cell table:style-name="ce24" office:value-type="float" office:value="1128.6">
            <text:p>1128.6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4:02:29">
            <text:p>7/24/2014 2:02:29 PM</text:p>
          </table:table-cell>
          <table:table-cell office:value-type="float" office:value="2162.2">
            <text:p>2162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03:29">
            <text:p>7/24/2014 2:03:29 PM</text:p>
          </table:table-cell>
          <table:table-cell office:value-type="float" office:value="2054.5">
            <text:p>2054.5</text:p>
          </table:table-cell>
          <table:table-cell office:value-type="float" office:value="851.3">
            <text:p>85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03:29">
            <text:p>7/24/2014 2:03:29 PM</text:p>
          </table:table-cell>
          <table:table-cell office:value-type="float" office:value="2237.9">
            <text:p>2237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04:29">
            <text:p>7/24/2014 2:04:29 PM</text:p>
          </table:table-cell>
          <table:table-cell office:value-type="float" office:value="2004.5">
            <text:p>2004.5</text:p>
          </table:table-cell>
          <table:table-cell office:value-type="float" office:value="1124.8">
            <text:p>1124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04:29">
            <text:p>7/24/2014 2:04:29 PM</text:p>
          </table:table-cell>
          <table:table-cell office:value-type="float" office:value="2103">
            <text:p>2103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05:29">
            <text:p>7/24/2014 2:05:29 PM</text:p>
          </table:table-cell>
          <table:table-cell office:value-type="float" office:value="1988.9">
            <text:p>1988.9</text:p>
          </table:table-cell>
          <table:table-cell office:value-type="float" office:value="1062.7">
            <text:p>106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05:29">
            <text:p>7/24/2014 2:05:29 PM</text:p>
          </table:table-cell>
          <table:table-cell office:value-type="float" office:value="2124.2">
            <text:p>2124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06:29">
            <text:p>7/24/2014 2:06:29 PM</text:p>
          </table:table-cell>
          <table:table-cell office:value-type="float" office:value="1995.5">
            <text:p>1995.5</text:p>
          </table:table-cell>
          <table:table-cell office:value-type="float" office:value="446.7">
            <text:p>446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06:29">
            <text:p>7/24/2014 2:06:29 PM</text:p>
          </table:table-cell>
          <table:table-cell office:value-type="float" office:value="2135.9">
            <text:p>2135.9</text:p>
          </table:table-cell>
        </table:table-row>
        <table:table-row table:style-name="ro8">
          <table:table-cell table:style-name="ce3" office:value-type="float" office:value="10">
            <text:p>10</text:p>
          </table:table-cell>
          <table:table-cell table:style-name="ce3" table:formula="of:=100*((13.5 - [.A28])/13.5)" office:value-type="float" office:value="25.9259259259259">
            <text:p>25.9259259259</text:p>
          </table:table-cell>
          <table:table-cell table:style-name="ce6" office:value-type="time" office:time-value="PT14H05M45S">
            <text:p>02:05:45 PM</text:p>
          </table:table-cell>
          <table:table-cell table:style-name="ce6" office:value-type="time" office:time-value="PT02H08M45S">
            <text:p>02:08:45 A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07:29">
            <text:p>7/24/2014 2:07:29 PM</text:p>
          </table:table-cell>
          <table:table-cell table:style-name="ce24" office:value-type="float" office:value="1976.8">
            <text:p>1976.8</text:p>
          </table:table-cell>
          <table:table-cell table:style-name="ce24" office:value-type="float" office:value="839.5">
            <text:p>839.5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5 - [.J28])/10.5)" office:value-type="float" office:value="4.76190476190476">
            <text:p>4.7619047619</text:p>
          </table:table-cell>
          <table:table-cell table:style-name="ce6" office:value-type="time" office:time-value="PT14H05M45S">
            <text:p>02:05:45 PM</text:p>
          </table:table-cell>
          <table:table-cell table:style-name="ce6" office:value-type="time" office:time-value="PT02H08M45S">
            <text:p>02:08:45 AM</text:p>
          </table:table-cell>
          <table:table-cell office:value-type="string">
            <text:p>SUM</text:p>
          </table:table-cell>
          <table:table-cell office:value-type="date" office:date-value="2014-07-24T14:07:29">
            <text:p>7/24/2014 2:07:29 PM</text:p>
          </table:table-cell>
          <table:table-cell office:value-type="float" office:value="1945.2">
            <text:p>1945.2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08:29">
            <text:p>7/24/2014 2:08:29 PM</text:p>
          </table:table-cell>
          <table:table-cell table:style-name="ce24" office:value-type="float" office:value="1957.9">
            <text:p>1957.9</text:p>
          </table:table-cell>
          <table:table-cell table:style-name="ce24" office:value-type="float" office:value="1315.4">
            <text:p>1315.4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4:08:29">
            <text:p>7/24/2014 2:08:29 PM</text:p>
          </table:table-cell>
          <table:table-cell office:value-type="float" office:value="2039.1">
            <text:p>2039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09:29">
            <text:p>7/24/2014 2:09:29 PM</text:p>
          </table:table-cell>
          <table:table-cell office:value-type="float" office:value="1985.2">
            <text:p>1985.2</text:p>
          </table:table-cell>
          <table:table-cell office:value-type="float" office:value="852.7">
            <text:p>852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09:29">
            <text:p>7/24/2014 2:09:29 PM</text:p>
          </table:table-cell>
          <table:table-cell office:value-type="float" office:value="1783.3">
            <text:p>1783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10:29">
            <text:p>7/24/2014 2:10:29 PM</text:p>
          </table:table-cell>
          <table:table-cell office:value-type="float" office:value="1982.9">
            <text:p>1982.9</text:p>
          </table:table-cell>
          <table:table-cell office:value-type="float" office:value="770.8">
            <text:p>770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10:29">
            <text:p>7/24/2014 2:10:29 PM</text:p>
          </table:table-cell>
          <table:table-cell office:value-type="float" office:value="1593.9">
            <text:p>1593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11:29">
            <text:p>7/24/2014 2:11:29 PM</text:p>
          </table:table-cell>
          <table:table-cell office:value-type="float" office:value="1937.1">
            <text:p>1937.1</text:p>
          </table:table-cell>
          <table:table-cell office:value-type="float" office:value="626.9">
            <text:p>626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11:29">
            <text:p>7/24/2014 2:11:29 PM</text:p>
          </table:table-cell>
          <table:table-cell office:value-type="float" office:value="1375.1">
            <text:p>1375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12:29">
            <text:p>7/24/2014 2:12:29 PM</text:p>
          </table:table-cell>
          <table:table-cell office:value-type="float" office:value="1970.4">
            <text:p>1970.4</text:p>
          </table:table-cell>
          <table:table-cell office:value-type="float" office:value="1037.1">
            <text:p>1037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12:29">
            <text:p>7/24/2014 2:12:29 PM</text:p>
          </table:table-cell>
          <table:table-cell office:value-type="float" office:value="1187.8">
            <text:p>1187.8</text:p>
          </table:table-cell>
        </table:table-row>
        <table:table-row table:style-name="ro8">
          <table:table-cell table:style-name="ce3" office:value-type="float" office:value="9">
            <text:p>9</text:p>
          </table:table-cell>
          <table:table-cell table:style-name="ce3" table:formula="of:=100*((13.5 - [.A34])/13.5)" office:value-type="float" office:value="33.3333333333333">
            <text:p>33.3333333333</text:p>
          </table:table-cell>
          <table:table-cell table:style-name="ce6" office:value-type="time" office:time-value="PT14H12M10S">
            <text:p>02:12:10 PM</text:p>
          </table:table-cell>
          <table:table-cell table:style-name="ce6" office:value-type="time" office:time-value="PT14H15M10S">
            <text:p>02:15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13:29">
            <text:p>7/24/2014 2:13:29 PM</text:p>
          </table:table-cell>
          <table:table-cell table:style-name="ce24" office:value-type="float" office:value="1964.5">
            <text:p>1964.5</text:p>
          </table:table-cell>
          <table:table-cell table:style-name="ce24" office:value-type="float" office:value="580">
            <text:p>580.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5 - [.J34])/10.5)" office:value-type="float" office:value="14.2857142857143">
            <text:p>14.2857142857</text:p>
          </table:table-cell>
          <table:table-cell table:style-name="ce6" office:value-type="time" office:time-value="PT14H12M10S">
            <text:p>02:12:10 PM</text:p>
          </table:table-cell>
          <table:table-cell table:style-name="ce6" office:value-type="time" office:time-value="PT14H15M10S">
            <text:p>02:15:10 PM</text:p>
          </table:table-cell>
          <table:table-cell office:value-type="string">
            <text:p>SUM</text:p>
          </table:table-cell>
          <table:table-cell office:value-type="date" office:date-value="2014-07-24T14:13:29">
            <text:p>7/24/2014 2:13:29 PM</text:p>
          </table:table-cell>
          <table:table-cell office:value-type="float" office:value="1288.7">
            <text:p>1288.7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4:29">
            <text:p>7/24/2014 2:14:29 PM</text:p>
          </table:table-cell>
          <table:table-cell table:style-name="ce24" office:value-type="float" office:value="1979.8">
            <text:p>1979.8</text:p>
          </table:table-cell>
          <table:table-cell table:style-name="ce24" office:value-type="float" office:value="840.4">
            <text:p>840.4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4:14:29">
            <text:p>7/24/2014 2:14:29 PM</text:p>
          </table:table-cell>
          <table:table-cell office:value-type="float" office:value="1527.9">
            <text:p>1527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15:29">
            <text:p>7/24/2014 2:15:29 PM</text:p>
          </table:table-cell>
          <table:table-cell office:value-type="float" office:value="2007.1">
            <text:p>2007.1</text:p>
          </table:table-cell>
          <table:table-cell office:value-type="float" office:value="1125.2">
            <text:p>1125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15:29">
            <text:p>7/24/2014 2:15:29 PM</text:p>
          </table:table-cell>
          <table:table-cell office:value-type="float" office:value="841.6">
            <text:p>841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16:29">
            <text:p>7/24/2014 2:16:29 PM</text:p>
          </table:table-cell>
          <table:table-cell office:value-type="float" office:value="1964.8">
            <text:p>1964.8</text:p>
          </table:table-cell>
          <table:table-cell office:value-type="float" office:value="502.3">
            <text:p>502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16:29">
            <text:p>7/24/2014 2:16:29 PM</text:p>
          </table:table-cell>
          <table:table-cell office:value-type="float" office:value="1246.2">
            <text:p>1246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17:29">
            <text:p>7/24/2014 2:17:29 PM</text:p>
          </table:table-cell>
          <table:table-cell office:value-type="float" office:value="1982.3">
            <text:p>1982.3</text:p>
          </table:table-cell>
          <table:table-cell office:value-type="float" office:value="324.3">
            <text:p>32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17:29">
            <text:p>7/24/2014 2:17:29 PM</text:p>
          </table:table-cell>
          <table:table-cell office:value-type="float" office:value="1376.7">
            <text:p>1376.7</text:p>
          </table:table-cell>
        </table:table-row>
        <table:table-row table:style-name="ro8">
          <table:table-cell table:style-name="ce3" office:value-type="float" office:value="8">
            <text:p>8</text:p>
          </table:table-cell>
          <table:table-cell table:style-name="ce3" table:formula="of:=100*((13.5 - [.A39])/13.5)" office:value-type="float" office:value="40.7407407407407">
            <text:p>40.7407407407</text:p>
          </table:table-cell>
          <table:table-cell table:style-name="ce6" office:value-type="time" office:time-value="PT14H16M40S">
            <text:p>02:16:40 PM</text:p>
          </table:table-cell>
          <table:table-cell table:style-name="ce6" office:value-type="time" office:time-value="PT14H19M40S">
            <text:p>02:19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18:29">
            <text:p>7/24/2014 2:18:29 PM</text:p>
          </table:table-cell>
          <table:table-cell table:style-name="ce24" office:value-type="float" office:value="1964.8">
            <text:p>1964.8</text:p>
          </table:table-cell>
          <table:table-cell table:style-name="ce24" office:value-type="float" office:value="282">
            <text:p>282.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5 - [.J39])/10.5)" office:value-type="float" office:value="23.8095238095238">
            <text:p>23.8095238095</text:p>
          </table:table-cell>
          <table:table-cell table:style-name="ce6" office:value-type="time" office:time-value="PT14H16M40S">
            <text:p>02:16:40 PM</text:p>
          </table:table-cell>
          <table:table-cell table:style-name="ce6" office:value-type="time" office:time-value="PT14H19M40S">
            <text:p>02:19:40 PM</text:p>
          </table:table-cell>
          <table:table-cell office:value-type="string">
            <text:p>SUM</text:p>
          </table:table-cell>
          <table:table-cell office:value-type="date" office:date-value="2014-07-24T14:18:29">
            <text:p>7/24/2014 2:18:29 PM</text:p>
          </table:table-cell>
          <table:table-cell office:value-type="float" office:value="1286">
            <text:p>1286.0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19:29">
            <text:p>7/24/2014 2:19:29 PM</text:p>
          </table:table-cell>
          <table:table-cell table:style-name="ce24" office:value-type="float" office:value="1962.2">
            <text:p>1962.2</text:p>
          </table:table-cell>
          <table:table-cell table:style-name="ce24" office:value-type="float" office:value="347.8">
            <text:p>347.8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4:19:29">
            <text:p>7/24/2014 2:19:29 PM</text:p>
          </table:table-cell>
          <table:table-cell office:value-type="float" office:value="1313.7">
            <text:p>1313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0:29">
            <text:p>7/24/2014 2:20:29 PM</text:p>
          </table:table-cell>
          <table:table-cell office:value-type="float" office:value="1906.3">
            <text:p>1906.3</text:p>
          </table:table-cell>
          <table:table-cell office:value-type="float" office:value="598.1">
            <text:p>598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0:29">
            <text:p>7/24/2014 2:20:29 PM</text:p>
          </table:table-cell>
          <table:table-cell office:value-type="float" office:value="595.6">
            <text:p>595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1:29">
            <text:p>7/24/2014 2:21:29 PM</text:p>
          </table:table-cell>
          <table:table-cell office:value-type="float" office:value="1954.3">
            <text:p>1954.3</text:p>
          </table:table-cell>
          <table:table-cell office:value-type="float" office:value="371">
            <text:p>371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1:29">
            <text:p>7/24/2014 2:21:29 PM</text:p>
          </table:table-cell>
          <table:table-cell office:value-type="float" office:value="591.1">
            <text:p>591.1</text:p>
          </table:table-cell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3" table:formula="of:=100*((13.5 - [.A43])/13.5)" office:value-type="float" office:value="48.1481481481482">
            <text:p>48.1481481481</text:p>
          </table:table-cell>
          <table:table-cell table:style-name="ce6" office:value-type="time" office:time-value="PT14H20M45S">
            <text:p>02:20:45 PM</text:p>
          </table:table-cell>
          <table:table-cell table:style-name="ce6" office:value-type="time" office:time-value="PT14H23M45S">
            <text:p>02:23:4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22:29">
            <text:p>7/24/2014 2:22:29 PM</text:p>
          </table:table-cell>
          <table:table-cell table:style-name="ce24" office:value-type="float" office:value="1935.2">
            <text:p>1935.2</text:p>
          </table:table-cell>
          <table:table-cell table:style-name="ce24" office:value-type="float" office:value="488.6">
            <text:p>488.6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5 - [.J43])/10.5)" office:value-type="float" office:value="33.3333333333333">
            <text:p>33.3333333333</text:p>
          </table:table-cell>
          <table:table-cell table:style-name="ce6" office:value-type="time" office:time-value="PT14H20M45S">
            <text:p>02:20:45 PM</text:p>
          </table:table-cell>
          <table:table-cell table:style-name="ce6" office:value-type="time" office:time-value="PT14H23M45S">
            <text:p>02:23:45 PM</text:p>
          </table:table-cell>
          <table:table-cell office:value-type="string">
            <text:p>SUM</text:p>
          </table:table-cell>
          <table:table-cell office:value-type="date" office:date-value="2014-07-24T14:22:29">
            <text:p>7/24/2014 2:22:29 PM</text:p>
          </table:table-cell>
          <table:table-cell office:value-type="float" office:value="650.4">
            <text:p>650.4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23:29">
            <text:p>7/24/2014 2:23:29 PM</text:p>
          </table:table-cell>
          <table:table-cell table:style-name="ce24" office:value-type="float" office:value="1945.7">
            <text:p>1945.7</text:p>
          </table:table-cell>
          <table:table-cell table:style-name="ce24" office:value-type="float" office:value="362.3">
            <text:p>362.3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4:23:29">
            <text:p>7/24/2014 2:23:29 PM</text:p>
          </table:table-cell>
          <table:table-cell office:value-type="float" office:value="469.9">
            <text:p>469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4:29">
            <text:p>7/24/2014 2:24:29 PM</text:p>
          </table:table-cell>
          <table:table-cell office:value-type="float" office:value="1939.1">
            <text:p>1939.1</text:p>
          </table:table-cell>
          <table:table-cell office:value-type="float" office:value="129.7">
            <text:p>129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4:29">
            <text:p>7/24/2014 2:24:29 PM</text:p>
          </table:table-cell>
          <table:table-cell office:value-type="float" office:value="490">
            <text:p>490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5:29">
            <text:p>7/24/2014 2:25:29 PM</text:p>
          </table:table-cell>
          <table:table-cell office:value-type="float" office:value="1989.4">
            <text:p>1989.4</text:p>
          </table:table-cell>
          <table:table-cell office:value-type="float" office:value="149.7">
            <text:p>149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5:29">
            <text:p>7/24/2014 2:25:29 PM</text:p>
          </table:table-cell>
          <table:table-cell office:value-type="float" office:value="456.1">
            <text:p>456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6:29">
            <text:p>7/24/2014 2:26:29 PM</text:p>
          </table:table-cell>
          <table:table-cell office:value-type="float" office:value="1997.8">
            <text:p>1997.8</text:p>
          </table:table-cell>
          <table:table-cell office:value-type="float" office:value="241.8">
            <text:p>241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6:29">
            <text:p>7/24/2014 2:26:29 PM</text:p>
          </table:table-cell>
          <table:table-cell office:value-type="float" office:value="523.4">
            <text:p>523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7:29">
            <text:p>7/24/2014 2:27:29 PM</text:p>
          </table:table-cell>
          <table:table-cell office:value-type="float" office:value="1331.9">
            <text:p>1331.9</text:p>
          </table:table-cell>
          <table:table-cell office:value-type="float" office:value="125.6">
            <text:p>125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7:29">
            <text:p>7/24/2014 2:27:29 PM</text:p>
          </table:table-cell>
          <table:table-cell office:value-type="float" office:value="346.6">
            <text:p>346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8:29">
            <text:p>7/24/2014 2:28:29 PM</text:p>
          </table:table-cell>
          <table:table-cell office:value-type="float" office:value="1164.1">
            <text:p>1164.1</text:p>
          </table:table-cell>
          <table:table-cell office:value-type="float" office:value="144.1">
            <text:p>144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8:29">
            <text:p>7/24/2014 2:28:29 PM</text:p>
          </table:table-cell>
          <table:table-cell office:value-type="float" office:value="236.3">
            <text:p>236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29:29">
            <text:p>7/24/2014 2:29:29 PM</text:p>
          </table:table-cell>
          <table:table-cell office:value-type="float" office:value="2029.7">
            <text:p>2029.7</text:p>
          </table:table-cell>
          <table:table-cell office:value-type="float" office:value="328.9">
            <text:p>328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29:29">
            <text:p>7/24/2014 2:29:29 PM</text:p>
          </table:table-cell>
          <table:table-cell office:value-type="float" office:value="492.9">
            <text:p>492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0:29">
            <text:p>7/24/2014 2:30:29 PM</text:p>
          </table:table-cell>
          <table:table-cell office:value-type="float" office:value="2002.7">
            <text:p>2002.7</text:p>
          </table:table-cell>
          <table:table-cell office:value-type="float" office:value="304.2">
            <text:p>304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0:29">
            <text:p>7/24/2014 2:30:29 PM</text:p>
          </table:table-cell>
          <table:table-cell office:value-type="float" office:value="419.9">
            <text:p>419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1:29">
            <text:p>7/24/2014 2:31:29 PM</text:p>
          </table:table-cell>
          <table:table-cell office:value-type="float" office:value="610.9">
            <text:p>610.9</text:p>
          </table:table-cell>
          <table:table-cell office:value-type="float" office:value="40">
            <text:p>40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1:29">
            <text:p>7/24/2014 2:31:29 PM</text:p>
          </table:table-cell>
          <table:table-cell office:value-type="float" office:value="68.9">
            <text:p>68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2:29">
            <text:p>7/24/2014 2:32:29 PM</text:p>
          </table:table-cell>
          <table:table-cell office:value-type="float" office:value="1084.9">
            <text:p>1084.9</text:p>
          </table:table-cell>
          <table:table-cell office:value-type="float" office:value="170.2">
            <text:p>170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2:29">
            <text:p>7/24/2014 2:32:29 PM</text:p>
          </table:table-cell>
          <table:table-cell office:value-type="float" office:value="216.8">
            <text:p>216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3:29">
            <text:p>7/24/2014 2:33:29 PM</text:p>
          </table:table-cell>
          <table:table-cell office:value-type="float" office:value="2020.7">
            <text:p>2020.7</text:p>
          </table:table-cell>
          <table:table-cell office:value-type="float" office:value="416.1">
            <text:p>416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3:29">
            <text:p>7/24/2014 2:33:29 PM</text:p>
          </table:table-cell>
          <table:table-cell office:value-type="float" office:value="379.4">
            <text:p>379.4</text:p>
          </table:table-cell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100*((13.5 - [.A55])/13.5)" office:value-type="float" office:value="55.5555555555556">
            <text:p>55.5555555556</text:p>
          </table:table-cell>
          <table:table-cell table:style-name="ce6" office:value-type="time" office:time-value="PT14H33M15S">
            <text:p>02:33:15 PM</text:p>
          </table:table-cell>
          <table:table-cell table:style-name="ce6" office:value-type="time" office:time-value="PT14H36M15S">
            <text:p>02:36:1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34:29">
            <text:p>7/24/2014 2:34:29 PM</text:p>
          </table:table-cell>
          <table:table-cell table:style-name="ce24" office:value-type="float" office:value="2008.7">
            <text:p>2008.7</text:p>
          </table:table-cell>
          <table:table-cell table:style-name="ce24" office:value-type="float" office:value="423.7">
            <text:p>423.7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5 - [.J55])/10.5)" office:value-type="float" office:value="42.8571428571429">
            <text:p>42.8571428571</text:p>
          </table:table-cell>
          <table:table-cell table:style-name="ce6" office:value-type="time" office:time-value="PT14H33M15S">
            <text:p>02:33:15 PM</text:p>
          </table:table-cell>
          <table:table-cell table:style-name="ce6" office:value-type="time" office:time-value="PT14H36M15S">
            <text:p>02:36:15 PM</text:p>
          </table:table-cell>
          <table:table-cell office:value-type="string">
            <text:p>SUM</text:p>
          </table:table-cell>
          <table:table-cell office:value-type="date" office:date-value="2014-07-24T14:34:29">
            <text:p>7/24/2014 2:34:29 PM</text:p>
          </table:table-cell>
          <table:table-cell office:value-type="float" office:value="380.3">
            <text:p>380.3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35:29">
            <text:p>7/24/2014 2:35:29 PM</text:p>
          </table:table-cell>
          <table:table-cell table:style-name="ce24" office:value-type="float" office:value="2009.2">
            <text:p>2009.2</text:p>
          </table:table-cell>
          <table:table-cell table:style-name="ce24" office:value-type="float" office:value="415.7">
            <text:p>415.7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4:35:29">
            <text:p>7/24/2014 2:35:29 PM</text:p>
          </table:table-cell>
          <table:table-cell office:value-type="float" office:value="417.2">
            <text:p>417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6:29">
            <text:p>7/24/2014 2:36:29 PM</text:p>
          </table:table-cell>
          <table:table-cell office:value-type="float" office:value="2008.1">
            <text:p>2008.1</text:p>
          </table:table-cell>
          <table:table-cell office:value-type="float" office:value="377.8">
            <text:p>377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6:29">
            <text:p>7/24/2014 2:36:29 PM</text:p>
          </table:table-cell>
          <table:table-cell office:value-type="float" office:value="240.7">
            <text:p>240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7:29">
            <text:p>7/24/2014 2:37:29 PM</text:p>
          </table:table-cell>
          <table:table-cell office:value-type="float" office:value="0">
            <text:p>0.0</text:p>
          </table:table-cell>
          <table:table-cell office:value-type="float" office:value="326.4">
            <text:p>326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7:29">
            <text:p>7/24/2014 2:37:29 PM</text:p>
          </table:table-cell>
          <table:table-cell office:value-type="float" office:value="138.2">
            <text:p>138.2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8:29">
            <text:p>7/24/2014 2:38:29 PM</text:p>
          </table:table-cell>
          <table:table-cell office:value-type="float" office:value="0">
            <text:p>0.0</text:p>
          </table:table-cell>
          <table:table-cell office:value-type="float" office:value="127.2">
            <text:p>127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8:29">
            <text:p>7/24/2014 2:38:29 PM</text:p>
          </table:table-cell>
          <table:table-cell office:value-type="float" office:value="142.7">
            <text:p>142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39:29">
            <text:p>7/24/2014 2:39:29 PM</text:p>
          </table:table-cell>
          <table:table-cell office:value-type="float" office:value="0">
            <text:p>0.0</text:p>
          </table:table-cell>
          <table:table-cell office:value-type="float" office:value="86.5">
            <text:p>86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39:29">
            <text:p>7/24/2014 2:39:29 PM</text:p>
          </table:table-cell>
          <table:table-cell office:value-type="float" office:value="130">
            <text:p>130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0:29">
            <text:p>7/24/2014 2:40:29 PM</text:p>
          </table:table-cell>
          <table:table-cell office:value-type="float" office:value="0">
            <text:p>0.0</text:p>
          </table:table-cell>
          <table:table-cell office:value-type="float" office:value="66.8">
            <text:p>66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0:29">
            <text:p>7/24/2014 2:40:29 PM</text:p>
          </table:table-cell>
          <table:table-cell office:value-type="float" office:value="101.4">
            <text:p>101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1:29">
            <text:p>7/24/2014 2:41:29 PM</text:p>
          </table:table-cell>
          <table:table-cell office:value-type="float" office:value="0">
            <text:p>0.0</text:p>
          </table:table-cell>
          <table:table-cell office:value-type="float" office:value="74.7">
            <text:p>74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1:29">
            <text:p>7/24/2014 2:41:29 PM</text:p>
          </table:table-cell>
          <table:table-cell office:value-type="float" office:value="103.7">
            <text:p>103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2:29">
            <text:p>7/24/2014 2:42:29 PM</text:p>
          </table:table-cell>
          <table:table-cell office:value-type="float" office:value="0">
            <text:p>0.0</text:p>
          </table:table-cell>
          <table:table-cell office:value-type="float" office:value="31.3">
            <text:p>3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2:29">
            <text:p>7/24/2014 2:42:29 PM</text:p>
          </table:table-cell>
          <table:table-cell office:value-type="float" office:value="51">
            <text:p>51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3:29">
            <text:p>7/24/2014 2:43:29 PM</text:p>
          </table:table-cell>
          <table:table-cell office:value-type="float" office:value="0">
            <text:p>0.0</text:p>
          </table:table-cell>
          <table:table-cell office:value-type="float" office:value="18.8">
            <text:p>18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3:29">
            <text:p>7/24/2014 2:43:29 PM</text:p>
          </table:table-cell>
          <table:table-cell office:value-type="float" office:value="29.5">
            <text:p>29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4:29">
            <text:p>7/24/2014 2:44:29 PM</text:p>
          </table:table-cell>
          <table:table-cell office:value-type="float" office:value="0">
            <text:p>0.0</text:p>
          </table:table-cell>
          <table:table-cell office:value-type="float" office:value="15.3">
            <text:p>15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4:29">
            <text:p>7/24/2014 2:44:29 PM</text:p>
          </table:table-cell>
          <table:table-cell office:value-type="float" office:value="21.7">
            <text:p>21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5:29">
            <text:p>7/24/2014 2:45:29 PM</text:p>
          </table:table-cell>
          <table:table-cell office:value-type="float" office:value="0">
            <text:p>0.0</text:p>
          </table:table-cell>
          <table:table-cell office:value-type="float" office:value="13.9">
            <text:p>13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5:29">
            <text:p>7/24/2014 2:45:29 PM</text:p>
          </table:table-cell>
          <table:table-cell office:value-type="float" office:value="18.9">
            <text:p>18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6:29">
            <text:p>7/24/2014 2:46:29 PM</text:p>
          </table:table-cell>
          <table:table-cell office:value-type="float" office:value="0">
            <text:p>0.0</text:p>
          </table:table-cell>
          <table:table-cell office:value-type="float" office:value="13.6">
            <text:p>13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6:29">
            <text:p>7/24/2014 2:46:29 PM</text:p>
          </table:table-cell>
          <table:table-cell office:value-type="float" office:value="19">
            <text:p>19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7:29">
            <text:p>7/24/2014 2:47:29 PM</text:p>
          </table:table-cell>
          <table:table-cell office:value-type="float" office:value="0">
            <text:p>0.0</text:p>
          </table:table-cell>
          <table:table-cell office:value-type="float" office:value="16.2">
            <text:p>16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7:29">
            <text:p>7/24/2014 2:47:29 PM</text:p>
          </table:table-cell>
          <table:table-cell office:value-type="float" office:value="20.3">
            <text:p>20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8:29">
            <text:p>7/24/2014 2:48:29 PM</text:p>
          </table:table-cell>
          <table:table-cell office:value-type="float" office:value="0">
            <text:p>0.0</text:p>
          </table:table-cell>
          <table:table-cell office:value-type="float" office:value="18.4">
            <text:p>18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8:29">
            <text:p>7/24/2014 2:48:29 PM</text:p>
          </table:table-cell>
          <table:table-cell office:value-type="float" office:value="23.4">
            <text:p>23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49:29">
            <text:p>7/24/2014 2:49:29 PM</text:p>
          </table:table-cell>
          <table:table-cell office:value-type="float" office:value="0">
            <text:p>0.0</text:p>
          </table:table-cell>
          <table:table-cell office:value-type="float" office:value="21">
            <text:p>21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49:29">
            <text:p>7/24/2014 2:49:29 PM</text:p>
          </table:table-cell>
          <table:table-cell office:value-type="float" office:value="27.5">
            <text:p>27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50:29">
            <text:p>7/24/2014 2:50:29 PM</text:p>
          </table:table-cell>
          <table:table-cell office:value-type="float" office:value="0">
            <text:p>0.0</text:p>
          </table:table-cell>
          <table:table-cell office:value-type="float" office:value="22.5">
            <text:p>2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50:29">
            <text:p>7/24/2014 2:50:29 PM</text:p>
          </table:table-cell>
          <table:table-cell office:value-type="float" office:value="31">
            <text:p>31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51:29">
            <text:p>7/24/2014 2:51:29 PM</text:p>
          </table:table-cell>
          <table:table-cell office:value-type="float" office:value="0">
            <text:p>0.0</text:p>
          </table:table-cell>
          <table:table-cell office:value-type="float" office:value="22.9">
            <text:p>22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51:29">
            <text:p>7/24/2014 2:51:29 PM</text:p>
          </table:table-cell>
          <table:table-cell office:value-type="float" office:value="36.1">
            <text:p>36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52:29">
            <text:p>7/24/2014 2:52:29 PM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52:29">
            <text:p>7/24/2014 2:52:29 PM</text:p>
          </table:table-cell>
          <table:table-cell office:value-type="float" office:value="35.4">
            <text:p>35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53:29">
            <text:p>7/24/2014 2:53:29 PM</text:p>
          </table:table-cell>
          <table:table-cell office:value-type="float" office:value="0">
            <text:p>0.0</text:p>
          </table:table-cell>
          <table:table-cell office:value-type="float" office:value="29.4">
            <text:p>29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53:29">
            <text:p>7/24/2014 2:53:29 PM</text:p>
          </table:table-cell>
          <table:table-cell office:value-type="float" office:value="51.1">
            <text:p>51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54:29">
            <text:p>7/24/2014 2:54:29 PM</text:p>
          </table:table-cell>
          <table:table-cell office:value-type="float" office:value="0">
            <text:p>0.0</text:p>
          </table:table-cell>
          <table:table-cell office:value-type="float" office:value="102.5">
            <text:p>10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54:29">
            <text:p>7/24/2014 2:54:29 PM</text:p>
          </table:table-cell>
          <table:table-cell office:value-type="float" office:value="243.6">
            <text:p>243.6</text:p>
          </table:table-cell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table:formula="of:=100*((13.5 - [.A76])/13.5)" office:value-type="float" office:value="62.962962962963">
            <text:p>62.962962963</text:p>
          </table:table-cell>
          <table:table-cell table:style-name="ce6" office:value-type="time" office:time-value="PT14H54M09S">
            <text:p>02:54:09 PM</text:p>
          </table:table-cell>
          <table:table-cell table:style-name="ce6" office:value-type="time" office:time-value="PT14H57M10S">
            <text:p>02:57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55:29">
            <text:p>7/24/2014 2:55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3">
            <text:p>123.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5 - [.J76])/10.5)" office:value-type="float" office:value="52.3809523809524">
            <text:p>52.380952381</text:p>
          </table:table-cell>
          <table:table-cell table:style-name="ce6" office:value-type="time" office:time-value="PT14H54M09S">
            <text:p>02:54:09 PM</text:p>
          </table:table-cell>
          <table:table-cell table:style-name="ce6" office:value-type="time" office:time-value="PT14H57M10S">
            <text:p>02:57:10 PM</text:p>
          </table:table-cell>
          <table:table-cell office:value-type="string">
            <text:p>SUM</text:p>
          </table:table-cell>
          <table:table-cell office:value-type="date" office:date-value="2014-07-24T14:55:29">
            <text:p>7/24/2014 2:55:29 PM</text:p>
          </table:table-cell>
          <table:table-cell office:value-type="float" office:value="211.7">
            <text:p>211.7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4:56:29">
            <text:p>7/24/2014 2:56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7.6">
            <text:p>47.6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4:56:29">
            <text:p>7/24/2014 2:56:29 PM</text:p>
          </table:table-cell>
          <table:table-cell office:value-type="float" office:value="147.3">
            <text:p>147.3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57:29">
            <text:p>7/24/2014 2:57:29 PM</text:p>
          </table:table-cell>
          <table:table-cell office:value-type="float" office:value="0">
            <text:p>0.0</text:p>
          </table:table-cell>
          <table:table-cell office:value-type="float" office:value="39.3">
            <text:p>39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57:29">
            <text:p>7/24/2014 2:57:29 PM</text:p>
          </table:table-cell>
          <table:table-cell office:value-type="float" office:value="178.7">
            <text:p>178.7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4:58:29">
            <text:p>7/24/2014 2:58:29 PM</text:p>
          </table:table-cell>
          <table:table-cell office:value-type="float" office:value="0">
            <text:p>0.0</text:p>
          </table:table-cell>
          <table:table-cell office:value-type="float" office:value="52.3">
            <text:p>52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4:58:29">
            <text:p>7/24/2014 2:58:29 PM</text:p>
          </table:table-cell>
          <table:table-cell office:value-type="float" office:value="123.9">
            <text:p>123.9</text:p>
          </table:table-cell>
        </table:table-row>
        <table:table-row table:style-name="ro8">
          <table:table-cell table:style-name="ce3" office:value-type="float" office:value="4">
            <text:p>4</text:p>
          </table:table-cell>
          <table:table-cell table:style-name="ce3" table:formula="of:=100*((13.5 - [.A80])/13.5)" office:value-type="float" office:value="70.3703703703704">
            <text:p>70.3703703704</text:p>
          </table:table-cell>
          <table:table-cell table:style-name="ce6" office:value-type="time" office:time-value="PT14H58M24S">
            <text:p>02:58:24 PM</text:p>
          </table:table-cell>
          <table:table-cell table:style-name="ce6" office:value-type="time" office:time-value="PT15H01M25S">
            <text:p>03:01:2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4:59:29">
            <text:p>7/24/2014 2:59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1.8">
            <text:p>31.8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5 - [.J80])/10.5)" office:value-type="float" office:value="61.9047619047619">
            <text:p>61.9047619048</text:p>
          </table:table-cell>
          <table:table-cell table:style-name="ce6" office:value-type="time" office:time-value="PT14H58M24S">
            <text:p>02:58:24 PM</text:p>
          </table:table-cell>
          <table:table-cell table:style-name="ce6" office:value-type="time" office:time-value="PT15H01M25S">
            <text:p>03:01:25 PM</text:p>
          </table:table-cell>
          <table:table-cell office:value-type="string">
            <text:p>SUM</text:p>
          </table:table-cell>
          <table:table-cell office:value-type="date" office:date-value="2014-07-24T14:59:29">
            <text:p>7/24/2014 2:59:29 PM</text:p>
          </table:table-cell>
          <table:table-cell office:value-type="float" office:value="96.7">
            <text:p>96.7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0:29">
            <text:p>7/24/2014 3:00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58.9">
            <text:p>58.9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5:00:29">
            <text:p>7/24/2014 3:00:29 PM</text:p>
          </table:table-cell>
          <table:table-cell office:value-type="float" office:value="84.8">
            <text:p>84.8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01:29">
            <text:p>7/24/2014 3:01:29 PM</text:p>
          </table:table-cell>
          <table:table-cell office:value-type="float" office:value="0">
            <text:p>0.0</text:p>
          </table:table-cell>
          <table:table-cell office:value-type="float" office:value="59.3">
            <text:p>59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01:29">
            <text:p>7/24/2014 3:01:29 PM</text:p>
          </table:table-cell>
          <table:table-cell office:value-type="float" office:value="61.5">
            <text:p>61.5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02:29">
            <text:p>7/24/2014 3:02:29 PM</text:p>
          </table:table-cell>
          <table:table-cell office:value-type="float" office:value="0">
            <text:p>0.0</text:p>
          </table:table-cell>
          <table:table-cell office:value-type="float" office:value="108.6">
            <text:p>108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02:29">
            <text:p>7/24/2014 3:02:29 PM</text:p>
          </table:table-cell>
          <table:table-cell office:value-type="float" office:value="121.4">
            <text:p>121.4</text:p>
          </table:table-cell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3" table:formula="of:=100*((13.5 - [.A84])/13.5)" office:value-type="float" office:value="77.7777777777778">
            <text:p>77.7777777778</text:p>
          </table:table-cell>
          <table:table-cell table:style-name="ce6" office:value-type="time" office:time-value="PT15H02M00S">
            <text:p>03:02:00 PM</text:p>
          </table:table-cell>
          <table:table-cell table:style-name="ce6" office:value-type="time" office:time-value="PT15H05M00S">
            <text:p>03:05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5:03:29">
            <text:p>7/24/2014 3:03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29.9">
            <text:p>129.9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5 - [.J84])/10.5)" office:value-type="float" office:value="71.4285714285714">
            <text:p>71.4285714286</text:p>
          </table:table-cell>
          <table:table-cell table:style-name="ce6" office:value-type="time" office:time-value="PT15H02M00S">
            <text:p>03:02:00 PM</text:p>
          </table:table-cell>
          <table:table-cell table:style-name="ce6" office:value-type="time" office:time-value="PT15H05M00S">
            <text:p>03:05:00 PM</text:p>
          </table:table-cell>
          <table:table-cell office:value-type="string">
            <text:p>SUM</text:p>
          </table:table-cell>
          <table:table-cell office:value-type="date" office:date-value="2014-07-24T15:03:29">
            <text:p>7/24/2014 3:03:29 PM</text:p>
          </table:table-cell>
          <table:table-cell office:value-type="float" office:value="76.9">
            <text:p>76.9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4:29">
            <text:p>7/24/2014 3:04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9.7">
            <text:p>29.7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5:04:29">
            <text:p>7/24/2014 3:04:29 PM</text:p>
          </table:table-cell>
          <table:table-cell office:value-type="float" office:value="85.6">
            <text:p>85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05:29">
            <text:p>7/24/2014 3:05:29 PM</text:p>
          </table:table-cell>
          <table:table-cell office:value-type="float" office:value="0">
            <text:p>0.0</text:p>
          </table:table-cell>
          <table:table-cell office:value-type="float" office:value="131.3">
            <text:p>13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05:29">
            <text:p>7/24/2014 3:05:29 PM</text:p>
          </table:table-cell>
          <table:table-cell office:value-type="float" office:value="27.1">
            <text:p>27.1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06:29">
            <text:p>7/24/2014 3:06:29 PM</text:p>
          </table:table-cell>
          <table:table-cell office:value-type="float" office:value="0">
            <text:p>0.0</text:p>
          </table:table-cell>
          <table:table-cell office:value-type="float" office:value="108.6">
            <text:p>108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06:29">
            <text:p>7/24/2014 3:06:29 PM</text:p>
          </table:table-cell>
          <table:table-cell office:value-type="float" office:value="68.4">
            <text:p>68.4</text:p>
          </table:table-cell>
        </table:table-row>
        <table:table-row table:style-name="ro8">
          <table:table-cell table:style-name="ce3" office:value-type="float" office:value="2">
            <text:p>2</text:p>
          </table:table-cell>
          <table:table-cell table:style-name="ce3" table:formula="of:=100*((13.5 - [.A88])/13.5)" office:value-type="float" office:value="85.1851851851852">
            <text:p>85.1851851852</text:p>
          </table:table-cell>
          <table:table-cell table:style-name="ce6" office:value-type="time" office:time-value="PT15H06M00S">
            <text:p>03:06:00 PM</text:p>
          </table:table-cell>
          <table:table-cell table:style-name="ce6" office:value-type="time" office:time-value="PT15H09M00S">
            <text:p>03:09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5:07:29">
            <text:p>7/24/2014 3:07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63.4">
            <text:p>63.4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*((10.5 - [.J88])/10.5)" office:value-type="float" office:value="80.952380952381">
            <text:p>80.9523809524</text:p>
          </table:table-cell>
          <table:table-cell table:style-name="ce6" office:value-type="time" office:time-value="PT15H06M00S">
            <text:p>03:06:00 PM</text:p>
          </table:table-cell>
          <table:table-cell table:style-name="ce6" office:value-type="time" office:time-value="PT15H09M00S">
            <text:p>03:09:00 PM</text:p>
          </table:table-cell>
          <table:table-cell office:value-type="string">
            <text:p>SUM</text:p>
          </table:table-cell>
          <table:table-cell office:value-type="date" office:date-value="2014-07-24T15:07:29">
            <text:p>7/24/2014 3:07:29 PM</text:p>
          </table:table-cell>
          <table:table-cell office:value-type="float" office:value="31.9">
            <text:p>31.9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08:29">
            <text:p>7/24/2014 3:08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85.1">
            <text:p>85.1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5:08:29">
            <text:p>7/24/2014 3:08:29 PM</text:p>
          </table:table-cell>
          <table:table-cell office:value-type="float" office:value="33.6">
            <text:p>33.6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09:29">
            <text:p>7/24/2014 3:09:29 PM</text:p>
          </table:table-cell>
          <table:table-cell office:value-type="float" office:value="0">
            <text:p>0.0</text:p>
          </table:table-cell>
          <table:table-cell office:value-type="float" office:value="92.6">
            <text:p>92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09:29">
            <text:p>7/24/2014 3:09:29 PM</text:p>
          </table:table-cell>
          <table:table-cell office:value-type="float" office:value="28">
            <text:p>28.0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10:29">
            <text:p>7/24/2014 3:10:29 PM</text:p>
          </table:table-cell>
          <table:table-cell office:value-type="float" office:value="0">
            <text:p>0.0</text:p>
          </table:table-cell>
          <table:table-cell office:value-type="float" office:value="22.6">
            <text:p>22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10:29">
            <text:p>7/24/2014 3:10:29 PM</text:p>
          </table:table-cell>
          <table:table-cell office:value-type="float" office:value="71.4">
            <text:p>71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11:29">
            <text:p>7/24/2014 3:11:29 PM</text:p>
          </table:table-cell>
          <table:table-cell office:value-type="float" office:value="0">
            <text:p>0.0</text:p>
          </table:table-cell>
          <table:table-cell office:value-type="float" office:value="25.5">
            <text:p>25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11:29">
            <text:p>7/24/2014 3:11:29 PM</text:p>
          </table:table-cell>
          <table:table-cell office:value-type="float" office:value="40.7">
            <text:p>40.7</text:p>
          </table:table-cell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table:formula="of:=100*((13.5 - [.A93])/13.5)" office:value-type="float" office:value="92.5925925925926">
            <text:p>92.5925925926</text:p>
          </table:table-cell>
          <table:table-cell table:style-name="ce6" office:value-type="time" office:time-value="PT15H11M30S">
            <text:p>03:11:30 PM</text:p>
          </table:table-cell>
          <table:table-cell table:style-name="ce6" office:value-type="time" office:time-value="PT15H14M30S">
            <text:p>03:14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4T15:12:29">
            <text:p>7/24/2014 3:12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.7">
            <text:p>22.7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*((10.5 - [.J93])/10.5)" office:value-type="float" office:value="90.4761904761905">
            <text:p>90.4761904762</text:p>
          </table:table-cell>
          <table:table-cell table:style-name="ce6" office:value-type="time" office:time-value="PT15H11M30S">
            <text:p>03:11:30 PM</text:p>
          </table:table-cell>
          <table:table-cell table:style-name="ce6" office:value-type="time" office:time-value="PT15H14M30S">
            <text:p>03:14:30 PM</text:p>
          </table:table-cell>
          <table:table-cell office:value-type="string">
            <text:p>SUM</text:p>
          </table:table-cell>
          <table:table-cell office:value-type="date" office:date-value="2014-07-24T15:12:29">
            <text:p>7/24/2014 3:12:29 PM</text:p>
          </table:table-cell>
          <table:table-cell office:value-type="float" office:value="26.2">
            <text:p>26.2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3:29">
            <text:p>7/24/2014 3:13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0">
            <text:p>30.0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5:13:29">
            <text:p>7/24/2014 3:13:29 PM</text:p>
          </table:table-cell>
          <table:table-cell office:value-type="float" office:value="28.9">
            <text:p>28.9</text:p>
          </table:table-cell>
        </table:table-row>
        <table:table-row table:style-name="ro8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4T15:14:29">
            <text:p>7/24/2014 3:14:29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31.6">
            <text:p>31.6</text:p>
          </table:table-cell>
          <table:table-cell/>
          <table:table-cell table:style-name="ce3" table:number-columns-repeated="4"/>
          <table:table-cell office:value-type="string">
            <text:p>SUM</text:p>
          </table:table-cell>
          <table:table-cell office:value-type="date" office:date-value="2014-07-24T15:14:29">
            <text:p>7/24/2014 3:14:29 PM</text:p>
          </table:table-cell>
          <table:table-cell office:value-type="float" office:value="25.9">
            <text:p>25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15:29">
            <text:p>7/24/2014 3:15:29 PM</text:p>
          </table:table-cell>
          <table:table-cell office:value-type="float" office:value="0">
            <text:p>0.0</text:p>
          </table:table-cell>
          <table:table-cell office:value-type="float" office:value="44.4">
            <text:p>44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15:29">
            <text:p>7/24/2014 3:15:29 PM</text:p>
          </table:table-cell>
          <table:table-cell office:value-type="float" office:value="44.9">
            <text:p>44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16:29">
            <text:p>7/24/2014 3:16:29 PM</text:p>
          </table:table-cell>
          <table:table-cell office:value-type="float" office:value="0">
            <text:p>0.0</text:p>
          </table:table-cell>
          <table:table-cell office:value-type="float" office:value="167.3">
            <text:p>167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16:29">
            <text:p>7/24/2014 3:16:29 PM</text:p>
          </table:table-cell>
          <table:table-cell office:value-type="float" office:value="37.4">
            <text:p>37.4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17:29">
            <text:p>7/24/2014 3:17:29 PM</text:p>
          </table:table-cell>
          <table:table-cell office:value-type="float" office:value="0">
            <text:p>0.0</text:p>
          </table:table-cell>
          <table:table-cell office:value-type="float" office:value="158.8">
            <text:p>158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4T15:17:29">
            <text:p>7/24/2014 3:17:29 PM</text:p>
          </table:table-cell>
          <table:table-cell office:value-type="float" office:value="64.9">
            <text:p>64.9</text:p>
          </table:table-cell>
        </table:table-row>
        <table:table-row table:style-name="ro8">
          <table:table-cell table:number-columns-repeated="4"/>
          <table:table-cell office:value-type="string">
            <text:p>SUM</text:p>
          </table:table-cell>
          <table:table-cell office:value-type="date" office:date-value="2014-07-24T15:18:29">
            <text:p>7/24/2014 3:18:29 PM</text:p>
          </table:table-cell>
          <table:table-cell office:value-type="float" office:value="0">
            <text:p>0.0</text:p>
          </table:table-cell>
          <table:table-cell office:value-type="float" office:value="154.8">
            <text:p>154.8</text:p>
          </table:table-cell>
          <table:table-cell table:number-columns-repeated="5"/>
          <table:table-cell table:style-name="Default" table:number-columns-repeated="3"/>
        </table:table-row>
      </table:table>
      <table:table table:name="07.25.2014 a" table:style-name="ta1">
        <table:table-column table:style-name="co1" table:number-columns-repeated="4" table:default-cell-style-name="Default"/>
        <table:table-column table:style-name="co1" table:default-cell-style-name="ce19"/>
        <table:table-column table:style-name="co1" table:default-cell-style-name="ce21"/>
        <table:table-column table:style-name="co1" table:number-columns-repeated="2" table:default-cell-style-name="ce23"/>
        <table:table-column table:style-name="co1" table:number-columns-repeated="5" table:default-cell-style-name="Default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row table:style-name="ro2" table:number-rows-repeated="4"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  <table:table-row table:style-name="ro3">
          <table:table-cell table:style-name="ce1" office:value-type="string" table:number-columns-spanned="8" table:number-rows-spanned="1">
            <text:p>LP-80 #002 <text:s/>(RIL 63)</text:p>
          </table:table-cell>
          <table:covered-table-cell table:number-columns-repeated="3"/>
          <table:covered-table-cell table:number-columns-repeated="4" table:style-name="Default"/>
          <table:table-cell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3"/>
          <table:covered-table-cell table:number-columns-repeated="3" table:style-name="Default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Above PAR</text:p>
          </table:table-cell>
          <table:table-cell table:style-name="ce18" office:value-type="string">
            <text:p>Average Below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Below PAR</text:p>
          </table:table-cell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table:formula="of:=100*((13 - [.A7])/13)" office:value-type="float" office:value="92.3076923076923">
            <text:p>92.3076923077</text:p>
          </table:table-cell>
          <table:table-cell table:style-name="ce17" office:value-type="time" office:time-value="PT12H12M07S">
            <text:p>12:12:07 PM</text:p>
          </table:table-cell>
          <table:table-cell table:style-name="ce17" office:value-type="time" office:time-value="PT12H15M07S">
            <text:p>12:15:07 PM</text:p>
          </table:table-cell>
          <table:table-cell table:style-name="ce26" office:value-type="string">
            <text:p>SUM</text:p>
          </table:table-cell>
          <table:table-cell table:style-name="ce27" office:value-type="date" office:date-value="2014-07-25T12:13:40">
            <text:p>7/25/2014 12:13:40 PM</text:p>
          </table:table-cell>
          <table:table-cell table:style-name="ce28" office:value-type="float" office:value="0">
            <text:p>0.0</text:p>
          </table:table-cell>
          <table:table-cell table:style-name="ce28" office:value-type="float" office:value="229.4">
            <text:p>229.4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f:=100*((10.2 - [.J7])/10.2)" office:value-type="float" office:value="90.1960784313726">
            <text:p>90.1960784314</text:p>
          </table:table-cell>
          <table:table-cell table:style-name="ce17" office:value-type="time" office:time-value="PT12H12M07S">
            <text:p>12:12:07 PM</text:p>
          </table:table-cell>
          <table:table-cell table:style-name="ce17" office:value-type="time" office:time-value="PT12H15M07S">
            <text:p>12:15:07 PM</text:p>
          </table:table-cell>
          <table:table-cell table:style-name="ce26" office:value-type="string">
            <text:p>SUM</text:p>
          </table:table-cell>
          <table:table-cell table:style-name="ce27" office:value-type="date" office:date-value="2014-07-25T12:13:41">
            <text:p>7/25/2014 12:13:41 PM</text:p>
          </table:table-cell>
          <table:table-cell table:style-name="ce28" office:value-type="float" office:value="575.5">
            <text:p>575.5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6" office:value-type="string">
            <text:p>SUM</text:p>
          </table:table-cell>
          <table:table-cell table:style-name="ce27" office:value-type="date" office:date-value="2014-07-25T12:14:40">
            <text:p>7/25/2014 12:14:40 PM</text:p>
          </table:table-cell>
          <table:table-cell table:style-name="ce28" office:value-type="float" office:value="0">
            <text:p>0.0</text:p>
          </table:table-cell>
          <table:table-cell table:style-name="ce28" office:value-type="float" office:value="283.2">
            <text:p>283.2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table:style-name="ce26" office:value-type="string">
            <text:p>SUM</text:p>
          </table:table-cell>
          <table:table-cell table:style-name="ce27" office:value-type="date" office:date-value="2014-07-25T12:14:41">
            <text:p>7/25/2014 12:14:41 PM</text:p>
          </table:table-cell>
          <table:table-cell table:style-name="ce28" office:value-type="float" office:value="502.9">
            <text:p>502.9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5:40">
            <text:p>7/25/2014 12:15:40 PM</text:p>
          </table:table-cell>
          <table:table-cell office:value-type="float" office:value="0">
            <text:p>0.0</text:p>
          </table:table-cell>
          <table:table-cell office:value-type="float" office:value="659.9">
            <text:p>659.9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5:41">
            <text:p>7/25/2014 12:15:41 PM</text:p>
          </table:table-cell>
          <table:table-cell office:value-type="float" office:value="804.5">
            <text:p>804.5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6:40">
            <text:p>7/25/2014 12:16:40 PM</text:p>
          </table:table-cell>
          <table:table-cell office:value-type="float" office:value="0">
            <text:p>0.0</text:p>
          </table:table-cell>
          <table:table-cell office:value-type="float" office:value="419.7">
            <text:p>419.7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6:41">
            <text:p>7/25/2014 12:16:41 PM</text:p>
          </table:table-cell>
          <table:table-cell office:value-type="float" office:value="918.9">
            <text:p>918.9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7:40">
            <text:p>7/25/2014 12:17:40 PM</text:p>
          </table:table-cell>
          <table:table-cell office:value-type="float" office:value="0">
            <text:p>0.0</text:p>
          </table:table-cell>
          <table:table-cell office:value-type="float" office:value="98.2">
            <text:p>98.2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7:41">
            <text:p>7/25/2014 12:17:41 PM</text:p>
          </table:table-cell>
          <table:table-cell office:value-type="float" office:value="144.9">
            <text:p>144.9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8:40">
            <text:p>7/25/2014 12:18:40 PM</text:p>
          </table:table-cell>
          <table:table-cell office:value-type="float" office:value="0">
            <text:p>0.0</text:p>
          </table:table-cell>
          <table:table-cell office:value-type="float" office:value="125.6">
            <text:p>125.6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8:41">
            <text:p>7/25/2014 12:18:41 PM</text:p>
          </table:table-cell>
          <table:table-cell office:value-type="float" office:value="177.9">
            <text:p>177.9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9:40">
            <text:p>7/25/2014 12:19:40 PM</text:p>
          </table:table-cell>
          <table:table-cell office:value-type="float" office:value="0">
            <text:p>0.0</text:p>
          </table:table-cell>
          <table:table-cell office:value-type="float" office:value="97.4">
            <text:p>97.4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19:41">
            <text:p>7/25/2014 12:19:41 PM</text:p>
          </table:table-cell>
          <table:table-cell office:value-type="float" office:value="163.5">
            <text:p>163.5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0:40">
            <text:p>7/25/2014 12:20:40 PM</text:p>
          </table:table-cell>
          <table:table-cell office:value-type="float" office:value="0">
            <text:p>0.0</text:p>
          </table:table-cell>
          <table:table-cell office:value-type="float" office:value="93.4">
            <text:p>93.4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0:41">
            <text:p>7/25/2014 12:20:41 PM</text:p>
          </table:table-cell>
          <table:table-cell office:value-type="float" office:value="143.2">
            <text:p>143.2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1:40">
            <text:p>7/25/2014 12:21:40 PM</text:p>
          </table:table-cell>
          <table:table-cell office:value-type="float" office:value="0">
            <text:p>0.0</text:p>
          </table:table-cell>
          <table:table-cell office:value-type="float" office:value="84">
            <text:p>84.0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1:41">
            <text:p>7/25/2014 12:21:41 PM</text:p>
          </table:table-cell>
          <table:table-cell office:value-type="float" office:value="122.1">
            <text:p>122.1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2:40">
            <text:p>7/25/2014 12:22:40 PM</text:p>
          </table:table-cell>
          <table:table-cell office:value-type="float" office:value="0">
            <text:p>0.0</text:p>
          </table:table-cell>
          <table:table-cell office:value-type="float" office:value="79.5">
            <text:p>79.5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2:41">
            <text:p>7/25/2014 12:22:41 PM</text:p>
          </table:table-cell>
          <table:table-cell office:value-type="float" office:value="109.9">
            <text:p>109.9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3:40">
            <text:p>7/25/2014 12:23:40 PM</text:p>
          </table:table-cell>
          <table:table-cell office:value-type="float" office:value="0">
            <text:p>0.0</text:p>
          </table:table-cell>
          <table:table-cell office:value-type="float" office:value="78.6">
            <text:p>78.6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3:41">
            <text:p>7/25/2014 12:23:41 PM</text:p>
          </table:table-cell>
          <table:table-cell office:value-type="float" office:value="104.2">
            <text:p>104.2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4:40">
            <text:p>7/25/2014 12:24:40 PM</text:p>
          </table:table-cell>
          <table:table-cell office:value-type="float" office:value="0">
            <text:p>0.0</text:p>
          </table:table-cell>
          <table:table-cell office:value-type="float" office:value="106.5">
            <text:p>106.5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4:41">
            <text:p>7/25/2014 12:24:41 PM</text:p>
          </table:table-cell>
          <table:table-cell office:value-type="float" office:value="123.3">
            <text:p>123.3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5:40">
            <text:p>7/25/2014 12:25:40 PM</text:p>
          </table:table-cell>
          <table:table-cell office:value-type="float" office:value="0">
            <text:p>0.0</text:p>
          </table:table-cell>
          <table:table-cell office:value-type="float" office:value="410.4">
            <text:p>410.4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5:41">
            <text:p>7/25/2014 12:25:41 PM</text:p>
          </table:table-cell>
          <table:table-cell office:value-type="float" office:value="327.6">
            <text:p>327.6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6:40">
            <text:p>7/25/2014 12:26:40 PM</text:p>
          </table:table-cell>
          <table:table-cell office:value-type="float" office:value="0">
            <text:p>0.0</text:p>
          </table:table-cell>
          <table:table-cell office:value-type="float" office:value="509">
            <text:p>509.0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6:41">
            <text:p>7/25/2014 12:26:41 PM</text:p>
          </table:table-cell>
          <table:table-cell office:value-type="float" office:value="736.9">
            <text:p>736.9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7:40">
            <text:p>7/25/2014 12:27:40 PM</text:p>
          </table:table-cell>
          <table:table-cell office:value-type="float" office:value="0">
            <text:p>0.0</text:p>
          </table:table-cell>
          <table:table-cell office:value-type="float" office:value="427.3">
            <text:p>427.3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27:41">
            <text:p>7/25/2014 12:27:41 PM</text:p>
          </table:table-cell>
          <table:table-cell office:value-type="float" office:value="286.6">
            <text:p>286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28:40">
            <text:p>7/25/2014 12:28:40 PM</text:p>
          </table:table-cell>
          <table:table-cell office:value-type="float" office:value="0">
            <text:p>0.0</text:p>
          </table:table-cell>
          <table:table-cell office:value-type="float" office:value="482.3">
            <text:p>482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28:41">
            <text:p>7/25/2014 12:28:41 PM</text:p>
          </table:table-cell>
          <table:table-cell office:value-type="float" office:value="357.2">
            <text:p>357.2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29:40">
            <text:p>7/25/2014 12:29:40 PM</text:p>
          </table:table-cell>
          <table:table-cell office:value-type="float" office:value="0">
            <text:p>0.0</text:p>
          </table:table-cell>
          <table:table-cell office:value-type="float" office:value="483.5">
            <text:p>483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29:41">
            <text:p>7/25/2014 12:29:41 PM</text:p>
          </table:table-cell>
          <table:table-cell office:value-type="float" office:value="680.8">
            <text:p>680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30:40">
            <text:p>7/25/2014 12:30:40 PM</text:p>
          </table:table-cell>
          <table:table-cell office:value-type="float" office:value="0">
            <text:p>0.0</text:p>
          </table:table-cell>
          <table:table-cell office:value-type="float" office:value="480.1">
            <text:p>480.1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30:41">
            <text:p>7/25/2014 12:30:41 PM</text:p>
          </table:table-cell>
          <table:table-cell office:value-type="float" office:value="756.6">
            <text:p>756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31:40">
            <text:p>7/25/2014 12:31:40 PM</text:p>
          </table:table-cell>
          <table:table-cell office:value-type="float" office:value="0">
            <text:p>0.0</text:p>
          </table:table-cell>
          <table:table-cell office:value-type="float" office:value="317.5">
            <text:p>317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31:41">
            <text:p>7/25/2014 12:31:41 PM</text:p>
          </table:table-cell>
          <table:table-cell office:value-type="float" office:value="1069.6">
            <text:p>1069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32:40">
            <text:p>7/25/2014 12:32:40 PM</text:p>
          </table:table-cell>
          <table:table-cell office:value-type="float" office:value="0">
            <text:p>0.0</text:p>
          </table:table-cell>
          <table:table-cell office:value-type="float" office:value="160.7">
            <text:p>160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32:41">
            <text:p>7/25/2014 12:32:41 PM</text:p>
          </table:table-cell>
          <table:table-cell office:value-type="float" office:value="346.5">
            <text:p>346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33:40">
            <text:p>7/25/2014 12:33:40 PM</text:p>
          </table:table-cell>
          <table:table-cell office:value-type="float" office:value="0">
            <text:p>0.0</text:p>
          </table:table-cell>
          <table:table-cell office:value-type="float" office:value="407.4">
            <text:p>407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33:41">
            <text:p>7/25/2014 12:33:41 PM</text:p>
          </table:table-cell>
          <table:table-cell office:value-type="float" office:value="635">
            <text:p>635.0</text:p>
          </table:table-cell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table:formula="of:=100*((13 - [.A28])/13)" office:value-type="float" office:value="84.6153846153846">
            <text:p>84.6153846154</text:p>
          </table:table-cell>
          <table:table-cell table:style-name="ce6" office:value-type="time" office:time-value="PT12H32M52S">
            <text:p>12:32:52 PM</text:p>
          </table:table-cell>
          <table:table-cell table:style-name="ce6" office:value-type="time" office:time-value="PT12H35M52S">
            <text:p>12:35:52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34:40">
            <text:p>7/25/2014 12:34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1.1">
            <text:p>221.1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*((10.2 - [.J28])/10.2)" office:value-type="float" office:value="80.3921568627451">
            <text:p>80.3921568627</text:p>
          </table:table-cell>
          <table:table-cell table:style-name="ce6" office:value-type="time" office:time-value="PT12H32M52S">
            <text:p>12:32:52 PM</text:p>
          </table:table-cell>
          <table:table-cell table:style-name="ce6" office:value-type="time" office:time-value="PT12H35M52S">
            <text:p>12:35:52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34:41">
            <text:p>7/25/2014 12:34:41 PM</text:p>
          </table:table-cell>
          <table:table-cell table:style-name="ce24" office:value-type="float" office:value="224.2">
            <text:p>224.2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5:40">
            <text:p>7/25/2014 12:35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7.7">
            <text:p>227.7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5:41">
            <text:p>7/25/2014 12:35:41 PM</text:p>
          </table:table-cell>
          <table:table-cell table:style-name="ce24" office:value-type="float" office:value="320.5">
            <text:p>320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36:40">
            <text:p>7/25/2014 12:36:40 PM</text:p>
          </table:table-cell>
          <table:table-cell office:value-type="float" office:value="0">
            <text:p>0.0</text:p>
          </table:table-cell>
          <table:table-cell office:value-type="float" office:value="146.7">
            <text:p>146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36:41">
            <text:p>7/25/2014 12:36:41 PM</text:p>
          </table:table-cell>
          <table:table-cell office:value-type="float" office:value="671.9">
            <text:p>671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37:40">
            <text:p>7/25/2014 12:37:40 PM</text:p>
          </table:table-cell>
          <table:table-cell office:value-type="float" office:value="0">
            <text:p>0.0</text:p>
          </table:table-cell>
          <table:table-cell office:value-type="float" office:value="209">
            <text:p>209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37:41">
            <text:p>7/25/2014 12:37:41 PM</text:p>
          </table:table-cell>
          <table:table-cell office:value-type="float" office:value="285.9">
            <text:p>285.9</text:p>
          </table:table-cell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table:formula="of:=100*((13 - [.A32])/13)" office:value-type="float" office:value="76.9230769230769">
            <text:p>76.9230769231</text:p>
          </table:table-cell>
          <table:table-cell table:style-name="ce6" office:value-type="time" office:time-value="PT12H37M00S">
            <text:p>12:37:00 PM</text:p>
          </table:table-cell>
          <table:table-cell table:style-name="ce6" office:value-type="time" office:time-value="PT12H40M00S">
            <text:p>12:40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38:40">
            <text:p>7/25/2014 12:38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01.2">
            <text:p>201.2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2 - [.J32])/10.2)" office:value-type="float" office:value="70.5882352941176">
            <text:p>70.5882352941</text:p>
          </table:table-cell>
          <table:table-cell table:style-name="ce6" office:value-type="time" office:time-value="PT12H37M00S">
            <text:p>12:37:00 PM</text:p>
          </table:table-cell>
          <table:table-cell table:style-name="ce6" office:value-type="time" office:time-value="PT12H40M00S">
            <text:p>12:40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38:41">
            <text:p>7/25/2014 12:38:41 PM</text:p>
          </table:table-cell>
          <table:table-cell table:style-name="ce24" office:value-type="float" office:value="303">
            <text:p>303.0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9:40">
            <text:p>7/25/2014 12:39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54.1">
            <text:p>254.1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39:41">
            <text:p>7/25/2014 12:39:41 PM</text:p>
          </table:table-cell>
          <table:table-cell table:style-name="ce24" office:value-type="float" office:value="467.9">
            <text:p>467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40:40">
            <text:p>7/25/2014 12:40:40 PM</text:p>
          </table:table-cell>
          <table:table-cell office:value-type="float" office:value="0">
            <text:p>0.0</text:p>
          </table:table-cell>
          <table:table-cell office:value-type="float" office:value="97.5">
            <text:p>97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40:41">
            <text:p>7/25/2014 12:40:41 PM</text:p>
          </table:table-cell>
          <table:table-cell office:value-type="float" office:value="148.3">
            <text:p>148.3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41:40">
            <text:p>7/25/2014 12:41:40 PM</text:p>
          </table:table-cell>
          <table:table-cell office:value-type="float" office:value="0">
            <text:p>0.0</text:p>
          </table:table-cell>
          <table:table-cell office:value-type="float" office:value="88.7">
            <text:p>88.7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41:41">
            <text:p>7/25/2014 12:41:41 PM</text:p>
          </table:table-cell>
          <table:table-cell office:value-type="float" office:value="126.5">
            <text:p>126.5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42:40">
            <text:p>7/25/2014 12:42:40 PM</text:p>
          </table:table-cell>
          <table:table-cell office:value-type="float" office:value="0">
            <text:p>0.0</text:p>
          </table:table-cell>
          <table:table-cell office:value-type="float" office:value="74.4">
            <text:p>74.4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42:41">
            <text:p>7/25/2014 12:42:41 PM</text:p>
          </table:table-cell>
          <table:table-cell office:value-type="float" office:value="122.7">
            <text:p>122.7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43:40">
            <text:p>7/25/2014 12:43:40 PM</text:p>
          </table:table-cell>
          <table:table-cell office:value-type="float" office:value="0">
            <text:p>0.0</text:p>
          </table:table-cell>
          <table:table-cell office:value-type="float" office:value="74.4">
            <text:p>74.4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43:41">
            <text:p>7/25/2014 12:43:41 PM</text:p>
          </table:table-cell>
          <table:table-cell office:value-type="float" office:value="118">
            <text:p>118.0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44:40">
            <text:p>7/25/2014 12:44:40 PM</text:p>
          </table:table-cell>
          <table:table-cell office:value-type="float" office:value="0">
            <text:p>0.0</text:p>
          </table:table-cell>
          <table:table-cell office:value-type="float" office:value="116.5">
            <text:p>116.5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44:41">
            <text:p>7/25/2014 12:44:41 PM</text:p>
          </table:table-cell>
          <table:table-cell office:value-type="float" office:value="135.1">
            <text:p>135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45:40">
            <text:p>7/25/2014 12:45:40 PM</text:p>
          </table:table-cell>
          <table:table-cell office:value-type="float" office:value="0">
            <text:p>0.0</text:p>
          </table:table-cell>
          <table:table-cell office:value-type="float" office:value="414.3">
            <text:p>41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45:41">
            <text:p>7/25/2014 12:45:41 PM</text:p>
          </table:table-cell>
          <table:table-cell office:value-type="float" office:value="484">
            <text:p>484.0</text:p>
          </table:table-cell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table:formula="of:=100*((13 - [.A40])/13)" office:value-type="float" office:value="69.2307692307692">
            <text:p>69.2307692308</text:p>
          </table:table-cell>
          <table:table-cell table:style-name="ce6" office:value-type="time" office:time-value="PT12H45M15S">
            <text:p>12:45:15 PM</text:p>
          </table:table-cell>
          <table:table-cell table:style-name="ce6" office:value-type="time" office:time-value="PT12H48M15S">
            <text:p>12:48:1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46:40">
            <text:p>7/25/2014 12:46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2">
            <text:p>222.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2 - [.J40])/10.2)" office:value-type="float" office:value="60.7843137254902">
            <text:p>60.7843137255</text:p>
          </table:table-cell>
          <table:table-cell table:style-name="ce6" office:value-type="time" office:time-value="PT12H45M15S">
            <text:p>12:45:15 PM</text:p>
          </table:table-cell>
          <table:table-cell table:style-name="ce6" office:value-type="time" office:time-value="PT12H48M15S">
            <text:p>12:48:1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46:41">
            <text:p>7/25/2014 12:46:41 PM</text:p>
          </table:table-cell>
          <table:table-cell table:style-name="ce24" office:value-type="float" office:value="495.3">
            <text:p>495.3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7:40">
            <text:p>7/25/2014 12:47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14.3">
            <text:p>214.3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47:41">
            <text:p>7/25/2014 12:47:41 PM</text:p>
          </table:table-cell>
          <table:table-cell table:style-name="ce24" office:value-type="float" office:value="246.1">
            <text:p>246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48:40">
            <text:p>7/25/2014 12:48:40 PM</text:p>
          </table:table-cell>
          <table:table-cell office:value-type="float" office:value="0">
            <text:p>0.0</text:p>
          </table:table-cell>
          <table:table-cell office:value-type="float" office:value="244.3">
            <text:p>24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48:41">
            <text:p>7/25/2014 12:48:41 PM</text:p>
          </table:table-cell>
          <table:table-cell office:value-type="float" office:value="421">
            <text:p>421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49:40">
            <text:p>7/25/2014 12:49:40 PM</text:p>
          </table:table-cell>
          <table:table-cell office:value-type="float" office:value="0">
            <text:p>0.0</text:p>
          </table:table-cell>
          <table:table-cell office:value-type="float" office:value="252.6">
            <text:p>252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49:41">
            <text:p>7/25/2014 12:49:41 PM</text:p>
          </table:table-cell>
          <table:table-cell office:value-type="float" office:value="286.7">
            <text:p>286.7</text:p>
          </table:table-cell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table:formula="of:=100*((13 - [.A44])/13)" office:value-type="float" office:value="61.5384615384615">
            <text:p>61.5384615385</text:p>
          </table:table-cell>
          <table:table-cell table:style-name="ce6" office:value-type="time" office:time-value="PT12H49M28S">
            <text:p>12:49:28 PM</text:p>
          </table:table-cell>
          <table:table-cell table:style-name="ce6" office:value-type="time" office:time-value="PT12H52M28S">
            <text:p>12:52:28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50:40">
            <text:p>7/25/2014 12:50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61.9">
            <text:p>461.9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2 - [.J44])/10.2)" office:value-type="float" office:value="50.9803921568627">
            <text:p>50.9803921569</text:p>
          </table:table-cell>
          <table:table-cell table:style-name="ce6" office:value-type="time" office:time-value="PT12H49M28S">
            <text:p>12:49:28 PM</text:p>
          </table:table-cell>
          <table:table-cell table:style-name="ce6" office:value-type="time" office:time-value="PT12H52M28S">
            <text:p>12:52:28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2:50:41">
            <text:p>7/25/2014 12:50:41 PM</text:p>
          </table:table-cell>
          <table:table-cell table:style-name="ce24" office:value-type="float" office:value="194.2">
            <text:p>194.2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1:40">
            <text:p>7/25/2014 12:51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490">
            <text:p>490.0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2:51:41">
            <text:p>7/25/2014 12:51:41 PM</text:p>
          </table:table-cell>
          <table:table-cell table:style-name="ce24" office:value-type="float" office:value="272.6">
            <text:p>272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52:40">
            <text:p>7/25/2014 12:52:40 PM</text:p>
          </table:table-cell>
          <table:table-cell office:value-type="float" office:value="0">
            <text:p>0.0</text:p>
          </table:table-cell>
          <table:table-cell office:value-type="float" office:value="299.7">
            <text:p>299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52:41">
            <text:p>7/25/2014 12:52:41 PM</text:p>
          </table:table-cell>
          <table:table-cell office:value-type="float" office:value="510.1">
            <text:p>510.1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53:40">
            <text:p>7/25/2014 12:53:40 PM</text:p>
          </table:table-cell>
          <table:table-cell office:value-type="float" office:value="0">
            <text:p>0.0</text:p>
          </table:table-cell>
          <table:table-cell office:value-type="float" office:value="117.9">
            <text:p>117.9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2:53:41">
            <text:p>7/25/2014 12:53:41 PM</text:p>
          </table:table-cell>
          <table:table-cell office:value-type="float" office:value="160.6">
            <text:p>160.6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4:40">
            <text:p>7/25/2014 12:54:40 PM</text:p>
          </table:table-cell>
          <table:table-cell office:value-type="float" office:value="678.3">
            <text:p>678.3</text:p>
          </table:table-cell>
          <table:table-cell office:value-type="float" office:value="143.6">
            <text:p>143.6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4:41">
            <text:p>7/25/2014 12:54:41 PM</text:p>
          </table:table-cell>
          <table:table-cell office:value-type="float" office:value="158">
            <text:p>158.0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5:40">
            <text:p>7/25/2014 12:55:40 PM</text:p>
          </table:table-cell>
          <table:table-cell office:value-type="float" office:value="0">
            <text:p>0.0</text:p>
          </table:table-cell>
          <table:table-cell office:value-type="float" office:value="166.7">
            <text:p>166.7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5:41">
            <text:p>7/25/2014 12:55:41 PM</text:p>
          </table:table-cell>
          <table:table-cell office:value-type="float" office:value="165.1">
            <text:p>165.1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6:40">
            <text:p>7/25/2014 12:56:40 PM</text:p>
          </table:table-cell>
          <table:table-cell office:value-type="float" office:value="0">
            <text:p>0.0</text:p>
          </table:table-cell>
          <table:table-cell office:value-type="float" office:value="124.5">
            <text:p>124.5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6:41">
            <text:p>7/25/2014 12:56:41 PM</text:p>
          </table:table-cell>
          <table:table-cell office:value-type="float" office:value="188.1">
            <text:p>188.1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7:40">
            <text:p>7/25/2014 12:57:40 PM</text:p>
          </table:table-cell>
          <table:table-cell office:value-type="float" office:value="1022.8">
            <text:p>1022.8</text:p>
          </table:table-cell>
          <table:table-cell office:value-type="float" office:value="154">
            <text:p>154.0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7:41">
            <text:p>7/25/2014 12:57:41 PM</text:p>
          </table:table-cell>
          <table:table-cell office:value-type="float" office:value="194.8">
            <text:p>194.8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8:40">
            <text:p>7/25/2014 12:58:40 PM</text:p>
          </table:table-cell>
          <table:table-cell office:value-type="float" office:value="2465.9">
            <text:p>2465.9</text:p>
          </table:table-cell>
          <table:table-cell office:value-type="float" office:value="484.1">
            <text:p>484.1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2:58:41">
            <text:p>7/25/2014 12:58:41 PM</text:p>
          </table:table-cell>
          <table:table-cell office:value-type="float" office:value="267.8">
            <text:p>267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2:59:40">
            <text:p>7/25/2014 12:59:40 PM</text:p>
          </table:table-cell>
          <table:table-cell office:value-type="float" office:value="2465.9">
            <text:p>2465.9</text:p>
          </table:table-cell>
          <table:table-cell office:value-type="float" office:value="584">
            <text:p>584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2:59:41">
            <text:p>7/25/2014 12:59:41 PM</text:p>
          </table:table-cell>
          <table:table-cell office:value-type="float" office:value="471.1">
            <text:p>471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00:40">
            <text:p>7/25/2014 1:00:40 PM</text:p>
          </table:table-cell>
          <table:table-cell office:value-type="float" office:value="927.7">
            <text:p>927.7</text:p>
          </table:table-cell>
          <table:table-cell office:value-type="float" office:value="195.5">
            <text:p>195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00:41">
            <text:p>7/25/2014 1:00:41 PM</text:p>
          </table:table-cell>
          <table:table-cell office:value-type="float" office:value="213.9">
            <text:p>213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01:40">
            <text:p>7/25/2014 1:01:40 PM</text:p>
          </table:table-cell>
          <table:table-cell office:value-type="float" office:value="2465.9">
            <text:p>2465.9</text:p>
          </table:table-cell>
          <table:table-cell office:value-type="float" office:value="603.9">
            <text:p>603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01:41">
            <text:p>7/25/2014 1:01:41 PM</text:p>
          </table:table-cell>
          <table:table-cell office:value-type="float" office:value="655.8">
            <text:p>655.8</text:p>
          </table:table-cell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table:formula="of:=100*((13 - [.A56])/13)" office:value-type="float" office:value="53.8461538461539">
            <text:p>53.8461538462</text:p>
          </table:table-cell>
          <table:table-cell table:style-name="ce6" office:value-type="time" office:time-value="PT13H01M43S">
            <text:p>01:01:43 PM</text:p>
          </table:table-cell>
          <table:table-cell table:style-name="ce6" office:value-type="time" office:time-value="PT13H04M43S">
            <text:p>01:04:43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02:40">
            <text:p>7/25/2014 1:02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383.3">
            <text:p>383.3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2 - [.J56])/10.2)" office:value-type="float" office:value="41.1764705882353">
            <text:p>41.1764705882</text:p>
          </table:table-cell>
          <table:table-cell table:style-name="ce6" office:value-type="time" office:time-value="PT13H01M43S">
            <text:p>01:01:43 PM</text:p>
          </table:table-cell>
          <table:table-cell table:style-name="ce6" office:value-type="time" office:time-value="PT13H04M43S">
            <text:p>01:04:43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02:41">
            <text:p>7/25/2014 1:02:41 PM</text:p>
          </table:table-cell>
          <table:table-cell table:style-name="ce24" office:value-type="float" office:value="292.5">
            <text:p>292.5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3:40">
            <text:p>7/25/2014 1:03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502.7">
            <text:p>502.7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3:41">
            <text:p>7/25/2014 1:03:41 PM</text:p>
          </table:table-cell>
          <table:table-cell table:style-name="ce24" office:value-type="float" office:value="309.3">
            <text:p>309.3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4:40">
            <text:p>7/25/2014 1:04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305.9">
            <text:p>305.9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4:41">
            <text:p>7/25/2014 1:04:41 PM</text:p>
          </table:table-cell>
          <table:table-cell table:style-name="ce24" office:value-type="float" office:value="566.4">
            <text:p>566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05:40">
            <text:p>7/25/2014 1:05:40 PM</text:p>
          </table:table-cell>
          <table:table-cell office:value-type="float" office:value="1203.5">
            <text:p>1203.5</text:p>
          </table:table-cell>
          <table:table-cell office:value-type="float" office:value="203.2">
            <text:p>203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05:41">
            <text:p>7/25/2014 1:05:41 PM</text:p>
          </table:table-cell>
          <table:table-cell office:value-type="float" office:value="218.4">
            <text:p>218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06:40">
            <text:p>7/25/2014 1:06:40 PM</text:p>
          </table:table-cell>
          <table:table-cell office:value-type="float" office:value="1446.4">
            <text:p>1446.4</text:p>
          </table:table-cell>
          <table:table-cell office:value-type="float" office:value="332.8">
            <text:p>332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06:41">
            <text:p>7/25/2014 1:06:41 PM</text:p>
          </table:table-cell>
          <table:table-cell office:value-type="float" office:value="420.6">
            <text:p>420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07:40">
            <text:p>7/25/2014 1:07:40 PM</text:p>
          </table:table-cell>
          <table:table-cell office:value-type="float" office:value="2324.6">
            <text:p>2324.6</text:p>
          </table:table-cell>
          <table:table-cell office:value-type="float" office:value="503.4">
            <text:p>503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07:41">
            <text:p>7/25/2014 1:07:41 PM</text:p>
          </table:table-cell>
          <table:table-cell office:value-type="float" office:value="366.7">
            <text:p>366.7</text:p>
          </table:table-cell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table:formula="of:=100*((13 - [.A62])/13)" office:value-type="float" office:value="46.1538461538462">
            <text:p>46.1538461538</text:p>
          </table:table-cell>
          <table:table-cell table:style-name="ce6" office:value-type="time" office:time-value="PT13H07M11S">
            <text:p>01:07:11 PM</text:p>
          </table:table-cell>
          <table:table-cell table:style-name="ce6" office:value-type="time" office:time-value="PT13H10M11S">
            <text:p>01:10:11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08:40">
            <text:p>7/25/2014 1:08:40 PM</text:p>
          </table:table-cell>
          <table:table-cell table:style-name="ce24" office:value-type="float" office:value="2315.2">
            <text:p>2315.2</text:p>
          </table:table-cell>
          <table:table-cell table:style-name="ce24" office:value-type="float" office:value="379.8">
            <text:p>379.8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2 - [.J62])/10.2)" office:value-type="float" office:value="31.3725490196078">
            <text:p>31.3725490196</text:p>
          </table:table-cell>
          <table:table-cell table:style-name="ce6" office:value-type="time" office:time-value="PT13H07M11S">
            <text:p>01:07:11 PM</text:p>
          </table:table-cell>
          <table:table-cell table:style-name="ce6" office:value-type="time" office:time-value="PT13H10M11S">
            <text:p>01:10:11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08:41">
            <text:p>7/25/2014 1:08:41 PM</text:p>
          </table:table-cell>
          <table:table-cell table:style-name="ce24" office:value-type="float" office:value="283.7">
            <text:p>283.7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9:40">
            <text:p>7/25/2014 1:09:40 PM</text:p>
          </table:table-cell>
          <table:table-cell table:style-name="ce24" office:value-type="float" office:value="2313.6">
            <text:p>2313.6</text:p>
          </table:table-cell>
          <table:table-cell table:style-name="ce24" office:value-type="float" office:value="550.6">
            <text:p>550.6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09:41">
            <text:p>7/25/2014 1:09:41 PM</text:p>
          </table:table-cell>
          <table:table-cell table:style-name="ce24" office:value-type="float" office:value="349.3">
            <text:p>349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10:40">
            <text:p>7/25/2014 1:10:40 PM</text:p>
          </table:table-cell>
          <table:table-cell office:value-type="float" office:value="2350.2">
            <text:p>2350.2</text:p>
          </table:table-cell>
          <table:table-cell office:value-type="float" office:value="320.9">
            <text:p>320.9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10:41">
            <text:p>7/25/2014 1:10:41 PM</text:p>
          </table:table-cell>
          <table:table-cell office:value-type="float" office:value="301.7">
            <text:p>301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11:40">
            <text:p>7/25/2014 1:11:40 PM</text:p>
          </table:table-cell>
          <table:table-cell office:value-type="float" office:value="2317.5">
            <text:p>2317.5</text:p>
          </table:table-cell>
          <table:table-cell office:value-type="float" office:value="619.5">
            <text:p>619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11:41">
            <text:p>7/25/2014 1:11:41 PM</text:p>
          </table:table-cell>
          <table:table-cell office:value-type="float" office:value="726.7">
            <text:p>726.7</text:p>
          </table:table-cell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table:formula="of:=100*((13 - [.A66])/13)" office:value-type="float" office:value="38.4615384615385">
            <text:p>38.4615384615</text:p>
          </table:table-cell>
          <table:table-cell table:style-name="ce6" office:value-type="time" office:time-value="PT13H11M20S">
            <text:p>01:11:20 PM</text:p>
          </table:table-cell>
          <table:table-cell table:style-name="ce6" office:value-type="time" office:time-value="PT13H14M20S">
            <text:p>01:14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12:40">
            <text:p>7/25/2014 1:12:40 PM</text:p>
          </table:table-cell>
          <table:table-cell table:style-name="ce24" office:value-type="float" office:value="2292.3">
            <text:p>2292.3</text:p>
          </table:table-cell>
          <table:table-cell table:style-name="ce24" office:value-type="float" office:value="443">
            <text:p>443.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2 - [.J66])/10.2)" office:value-type="float" office:value="21.5686274509804">
            <text:p>21.568627451</text:p>
          </table:table-cell>
          <table:table-cell table:style-name="ce6" office:value-type="time" office:time-value="PT13H11M20S">
            <text:p>01:11:20 PM</text:p>
          </table:table-cell>
          <table:table-cell table:style-name="ce6" office:value-type="time" office:time-value="PT13H14M20S">
            <text:p>01:14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12:41">
            <text:p>7/25/2014 1:12:41 PM</text:p>
          </table:table-cell>
          <table:table-cell table:style-name="ce24" office:value-type="float" office:value="1360.4">
            <text:p>1360.4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3:40">
            <text:p>7/25/2014 1:13:40 PM</text:p>
          </table:table-cell>
          <table:table-cell table:style-name="ce24" office:value-type="float" office:value="2322.4">
            <text:p>2322.4</text:p>
          </table:table-cell>
          <table:table-cell table:style-name="ce24" office:value-type="float" office:value="686.1">
            <text:p>686.1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13:41">
            <text:p>7/25/2014 1:13:41 PM</text:p>
          </table:table-cell>
          <table:table-cell table:style-name="ce24" office:value-type="float" office:value="755.3">
            <text:p>755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14:40">
            <text:p>7/25/2014 1:14:40 PM</text:p>
          </table:table-cell>
          <table:table-cell office:value-type="float" office:value="2345.5">
            <text:p>2345.5</text:p>
          </table:table-cell>
          <table:table-cell office:value-type="float" office:value="709.3">
            <text:p>709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14:41">
            <text:p>7/25/2014 1:14:41 PM</text:p>
          </table:table-cell>
          <table:table-cell office:value-type="float" office:value="1065.5">
            <text:p>1065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15:40">
            <text:p>7/25/2014 1:15:40 PM</text:p>
          </table:table-cell>
          <table:table-cell office:value-type="float" office:value="2391.5">
            <text:p>2391.5</text:p>
          </table:table-cell>
          <table:table-cell office:value-type="float" office:value="865.4">
            <text:p>865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15:41">
            <text:p>7/25/2014 1:15:41 PM</text:p>
          </table:table-cell>
          <table:table-cell office:value-type="float" office:value="1022.3">
            <text:p>1022.3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3:16:40">
            <text:p>7/25/2014 1:16:40 PM</text:p>
          </table:table-cell>
          <table:table-cell office:value-type="float" office:value="1076.8">
            <text:p>1076.8</text:p>
          </table:table-cell>
          <table:table-cell office:value-type="float" office:value="381.2">
            <text:p>381.2</text:p>
          </table:table-cell>
          <table:table-cell/>
          <table:table-cell table:style-name="ce4" office:value-type="string">
            <text:p>cloudy</text:p>
          </table:table-cell>
          <table:table-cell table:style-name="ce4" table:number-columns-repeated="3"/>
          <table:table-cell office:value-type="string">
            <text:p>SUM</text:p>
          </table:table-cell>
          <table:table-cell office:value-type="date" office:date-value="2014-07-25T13:16:41">
            <text:p>7/25/2014 1:16:41 PM</text:p>
          </table:table-cell>
          <table:table-cell office:value-type="float" office:value="755.1">
            <text:p>755.1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17:40">
            <text:p>7/25/2014 1:17:40 PM</text:p>
          </table:table-cell>
          <table:table-cell office:value-type="float" office:value="1853.5">
            <text:p>1853.5</text:p>
          </table:table-cell>
          <table:table-cell office:value-type="float" office:value="716.9">
            <text:p>716.9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17:41">
            <text:p>7/25/2014 1:17:41 PM</text:p>
          </table:table-cell>
          <table:table-cell office:value-type="float" office:value="653.2">
            <text:p>653.2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18:40">
            <text:p>7/25/2014 1:18:40 PM</text:p>
          </table:table-cell>
          <table:table-cell office:value-type="float" office:value="745.5">
            <text:p>745.5</text:p>
          </table:table-cell>
          <table:table-cell office:value-type="float" office:value="258.8">
            <text:p>258.8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18:41">
            <text:p>7/25/2014 1:18:41 PM</text:p>
          </table:table-cell>
          <table:table-cell office:value-type="float" office:value="449">
            <text:p>449.0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19:40">
            <text:p>7/25/2014 1:19:40 PM</text:p>
          </table:table-cell>
          <table:table-cell office:value-type="float" office:value="663.9">
            <text:p>663.9</text:p>
          </table:table-cell>
          <table:table-cell office:value-type="float" office:value="233.5">
            <text:p>233.5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19:41">
            <text:p>7/25/2014 1:19:41 PM</text:p>
          </table:table-cell>
          <table:table-cell office:value-type="float" office:value="423.2">
            <text:p>423.2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20:40">
            <text:p>7/25/2014 1:20:40 PM</text:p>
          </table:table-cell>
          <table:table-cell office:value-type="float" office:value="625.3">
            <text:p>625.3</text:p>
          </table:table-cell>
          <table:table-cell office:value-type="float" office:value="220.6">
            <text:p>220.6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20:41">
            <text:p>7/25/2014 1:20:41 PM</text:p>
          </table:table-cell>
          <table:table-cell office:value-type="float" office:value="276.9">
            <text:p>276.9</text:p>
          </table:table-cell>
        </table:table-row>
        <table:table-row table:style-name="ro5"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21:40">
            <text:p>7/25/2014 1:21:40 PM</text:p>
          </table:table-cell>
          <table:table-cell office:value-type="float" office:value="616.3">
            <text:p>616.3</text:p>
          </table:table-cell>
          <table:table-cell office:value-type="float" office:value="224.9">
            <text:p>224.9</text:p>
          </table:table-cell>
          <table:table-cell/>
          <table:table-cell table:style-name="ce4" table:number-columns-repeated="4"/>
          <table:table-cell office:value-type="string">
            <text:p>SUM</text:p>
          </table:table-cell>
          <table:table-cell office:value-type="date" office:date-value="2014-07-25T13:21:41">
            <text:p>7/25/2014 1:21:41 PM</text:p>
          </table:table-cell>
          <table:table-cell office:value-type="float" office:value="210.5">
            <text:p>210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22:40">
            <text:p>7/25/2014 1:22:40 PM</text:p>
          </table:table-cell>
          <table:table-cell office:value-type="float" office:value="728.9">
            <text:p>728.9</text:p>
          </table:table-cell>
          <table:table-cell office:value-type="float" office:value="249.4">
            <text:p>249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22:41">
            <text:p>7/25/2014 1:22:41 PM</text:p>
          </table:table-cell>
          <table:table-cell office:value-type="float" office:value="370.3">
            <text:p>370.3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23:40">
            <text:p>7/25/2014 1:23:40 PM</text:p>
          </table:table-cell>
          <table:table-cell office:value-type="float" office:value="2255">
            <text:p>2255.0</text:p>
          </table:table-cell>
          <table:table-cell office:value-type="float" office:value="485.4">
            <text:p>485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23:41">
            <text:p>7/25/2014 1:23:41 PM</text:p>
          </table:table-cell>
          <table:table-cell office:value-type="float" office:value="1242.4">
            <text:p>1242.4</text:p>
          </table:table-cell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table:formula="of:=100*((13 - [.A78])/13)" office:value-type="float" office:value="30.7692307692308">
            <text:p>30.7692307692</text:p>
          </table:table-cell>
          <table:table-cell table:style-name="ce6" office:value-type="time" office:time-value="PT13H23M45S">
            <text:p>01:23:45 PM</text:p>
          </table:table-cell>
          <table:table-cell table:style-name="ce6" office:value-type="time" office:time-value="PT13H26M45S">
            <text:p>01:26:4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24:40">
            <text:p>7/25/2014 1:24:40 PM</text:p>
          </table:table-cell>
          <table:table-cell table:style-name="ce24" office:value-type="float" office:value="2446.1">
            <text:p>2446.1</text:p>
          </table:table-cell>
          <table:table-cell table:style-name="ce24" office:value-type="float" office:value="1265.5">
            <text:p>1265.5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2 - [.J78])/10.2)" office:value-type="float" office:value="11.7647058823529">
            <text:p>11.7647058824</text:p>
          </table:table-cell>
          <table:table-cell table:style-name="ce6" office:value-type="time" office:time-value="PT13H23M45S">
            <text:p>01:23:45 PM</text:p>
          </table:table-cell>
          <table:table-cell table:style-name="ce6" office:value-type="time" office:time-value="PT13H26M45S">
            <text:p>01:26:4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24:41">
            <text:p>7/25/2014 1:24:41 PM</text:p>
          </table:table-cell>
          <table:table-cell table:style-name="ce24" office:value-type="float" office:value="1830.4">
            <text:p>1830.4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5:40">
            <text:p>7/25/2014 1:25:40 PM</text:p>
          </table:table-cell>
          <table:table-cell table:style-name="ce24" office:value-type="float" office:value="2444.6">
            <text:p>2444.6</text:p>
          </table:table-cell>
          <table:table-cell table:style-name="ce24" office:value-type="float" office:value="1185.4">
            <text:p>1185.4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5:41">
            <text:p>7/25/2014 1:25:41 PM</text:p>
          </table:table-cell>
          <table:table-cell table:style-name="ce24" office:value-type="float" office:value="1807.1">
            <text:p>1807.1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6:40">
            <text:p>7/25/2014 1:26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1502.9">
            <text:p>1502.9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26:41">
            <text:p>7/25/2014 1:26:41 PM</text:p>
          </table:table-cell>
          <table:table-cell table:style-name="ce24" office:value-type="float" office:value="1504.7">
            <text:p>1504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27:40">
            <text:p>7/25/2014 1:27:40 PM</text:p>
          </table:table-cell>
          <table:table-cell office:value-type="float" office:value="2432.6">
            <text:p>2432.6</text:p>
          </table:table-cell>
          <table:table-cell office:value-type="float" office:value="1752.5">
            <text:p>175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27:41">
            <text:p>7/25/2014 1:27:41 PM</text:p>
          </table:table-cell>
          <table:table-cell office:value-type="float" office:value="1875.6">
            <text:p>1875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28:40">
            <text:p>7/25/2014 1:28:40 PM</text:p>
          </table:table-cell>
          <table:table-cell office:value-type="float" office:value="2457.4">
            <text:p>2457.4</text:p>
          </table:table-cell>
          <table:table-cell office:value-type="float" office:value="1386.8">
            <text:p>1386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28:41">
            <text:p>7/25/2014 1:28:41 PM</text:p>
          </table:table-cell>
          <table:table-cell office:value-type="float" office:value="2062.7">
            <text:p>2062.7</text:p>
          </table:table-cell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table:formula="of:=100*((13 - [.A83])/13)" office:value-type="float" office:value="23.0769230769231">
            <text:p>23.0769230769</text:p>
          </table:table-cell>
          <table:table-cell table:style-name="ce6" office:value-type="time" office:time-value="PT13H28M30S">
            <text:p>01:28:30 PM</text:p>
          </table:table-cell>
          <table:table-cell table:style-name="ce6" office:value-type="time" office:time-value="PT13H31M30S">
            <text:p>01:31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29:40">
            <text:p>7/25/2014 1:29:40 PM</text:p>
          </table:table-cell>
          <table:table-cell table:style-name="ce24" office:value-type="float" office:value="2318">
            <text:p>2318.0</text:p>
          </table:table-cell>
          <table:table-cell table:style-name="ce24" office:value-type="float" office:value="1665.8">
            <text:p>1665.8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2 - [.J83])/10.2)" office:value-type="float" office:value="1.96078431372548">
            <text:p>1.9607843137</text:p>
          </table:table-cell>
          <table:table-cell table:style-name="ce6" office:value-type="time" office:time-value="PT13H28M30S">
            <text:p>01:28:30 PM</text:p>
          </table:table-cell>
          <table:table-cell table:style-name="ce6" office:value-type="time" office:time-value="PT13H31M30S">
            <text:p>01:31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29:41">
            <text:p>7/25/2014 1:29:41 PM</text:p>
          </table:table-cell>
          <table:table-cell table:style-name="ce24" office:value-type="float" office:value="1900.6">
            <text:p>1900.6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0:40">
            <text:p>7/25/2014 1:30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1101.8">
            <text:p>1101.8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0:41">
            <text:p>7/25/2014 1:30:41 PM</text:p>
          </table:table-cell>
          <table:table-cell table:style-name="ce24" office:value-type="float" office:value="2318">
            <text:p>2318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31:40">
            <text:p>7/25/2014 1:31:40 PM</text:p>
          </table:table-cell>
          <table:table-cell office:value-type="float" office:value="825.3">
            <text:p>825.3</text:p>
          </table:table-cell>
          <table:table-cell office:value-type="float" office:value="423.8">
            <text:p>423.8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31:41">
            <text:p>7/25/2014 1:31:41 PM</text:p>
          </table:table-cell>
          <table:table-cell office:value-type="float" office:value="638.9">
            <text:p>638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32:40">
            <text:p>7/25/2014 1:32:40 PM</text:p>
          </table:table-cell>
          <table:table-cell office:value-type="float" office:value="2465.9">
            <text:p>2465.9</text:p>
          </table:table-cell>
          <table:table-cell office:value-type="float" office:value="1314.3">
            <text:p>131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32:41">
            <text:p>7/25/2014 1:32:41 PM</text:p>
          </table:table-cell>
          <table:table-cell office:value-type="float" office:value="2168.9">
            <text:p>2168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33:40">
            <text:p>7/25/2014 1:33:40 PM</text:p>
          </table:table-cell>
          <table:table-cell office:value-type="float" office:value="1081.9">
            <text:p>1081.9</text:p>
          </table:table-cell>
          <table:table-cell office:value-type="float" office:value="554.4">
            <text:p>554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33:41">
            <text:p>7/25/2014 1:33:41 PM</text:p>
          </table:table-cell>
          <table:table-cell office:value-type="float" office:value="1029.5">
            <text:p>1029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34:40">
            <text:p>7/25/2014 1:34:40 PM</text:p>
          </table:table-cell>
          <table:table-cell office:value-type="float" office:value="2465.9">
            <text:p>2465.9</text:p>
          </table:table-cell>
          <table:table-cell office:value-type="float" office:value="1406.2">
            <text:p>1406.2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34:41">
            <text:p>7/25/2014 1:34:41 PM</text:p>
          </table:table-cell>
          <table:table-cell office:value-type="float" office:value="2313.6">
            <text:p>2313.6</text:p>
          </table:table-cell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table:formula="of:=100*((13 - [.A89])/13)" office:value-type="float" office:value="15.3846153846154">
            <text:p>15.3846153846</text:p>
          </table:table-cell>
          <table:table-cell table:style-name="ce6" office:value-type="time" office:time-value="PT13H34M11S">
            <text:p>01:34:11 PM</text:p>
          </table:table-cell>
          <table:table-cell table:style-name="ce6" office:value-type="time" office:time-value="PT13H37M30S">
            <text:p>01:37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35:40">
            <text:p>7/25/2014 1:35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1647.1">
            <text:p>1647.1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2 - [.J89])/10.2)" office:value-type="float" office:value="-7.84313725490197">
            <text:p>-7.8431372549</text:p>
          </table:table-cell>
          <table:table-cell table:style-name="ce6" office:value-type="time" office:time-value="PT13H34M11S">
            <text:p>01:34:11 PM</text:p>
          </table:table-cell>
          <table:table-cell table:style-name="ce6" office:value-type="time" office:time-value="PT13H37M30S">
            <text:p>01:37:3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35:41">
            <text:p>7/25/2014 1:35:41 PM</text:p>
          </table:table-cell>
          <table:table-cell table:style-name="ce24" office:value-type="float" office:value="2216.9">
            <text:p>2216.9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6:40">
            <text:p>7/25/2014 1:36:40 PM</text:p>
          </table:table-cell>
          <table:table-cell table:style-name="ce24" office:value-type="float" office:value="1088.8">
            <text:p>1088.8</text:p>
          </table:table-cell>
          <table:table-cell table:style-name="ce24" office:value-type="float" office:value="625">
            <text:p>625.0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36:41">
            <text:p>7/25/2014 1:36:41 PM</text:p>
          </table:table-cell>
          <table:table-cell table:style-name="ce24" office:value-type="float" office:value="951.7">
            <text:p>951.7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37:40">
            <text:p>7/25/2014 1:37:40 PM</text:p>
          </table:table-cell>
          <table:table-cell office:value-type="float" office:value="948">
            <text:p>948.0</text:p>
          </table:table-cell>
          <table:table-cell office:value-type="float" office:value="662.5">
            <text:p>662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37:41">
            <text:p>7/25/2014 1:37:41 PM</text:p>
          </table:table-cell>
          <table:table-cell office:value-type="float" office:value="1017.5">
            <text:p>1017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38:40">
            <text:p>7/25/2014 1:38:40 PM</text:p>
          </table:table-cell>
          <table:table-cell office:value-type="float" office:value="813.2">
            <text:p>813.2</text:p>
          </table:table-cell>
          <table:table-cell office:value-type="float" office:value="657.5">
            <text:p>657.5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38:41">
            <text:p>7/25/2014 1:38:41 PM</text:p>
          </table:table-cell>
          <table:table-cell office:value-type="float" office:value="760.1">
            <text:p>760.1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39:40">
            <text:p>7/25/2014 1:39:40 PM</text:p>
          </table:table-cell>
          <table:table-cell office:value-type="float" office:value="778.3">
            <text:p>778.3</text:p>
          </table:table-cell>
          <table:table-cell office:value-type="float" office:value="591.3">
            <text:p>591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39:41">
            <text:p>7/25/2014 1:39:41 PM</text:p>
          </table:table-cell>
          <table:table-cell office:value-type="float" office:value="712.4">
            <text:p>712.4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40:40">
            <text:p>7/25/2014 1:40:40 PM</text:p>
          </table:table-cell>
          <table:table-cell office:value-type="float" office:value="813.5">
            <text:p>813.5</text:p>
          </table:table-cell>
          <table:table-cell office:value-type="float" office:value="646.3">
            <text:p>646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40:41">
            <text:p>7/25/2014 1:40:41 PM</text:p>
          </table:table-cell>
          <table:table-cell office:value-type="float" office:value="764.6">
            <text:p>764.6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41:40">
            <text:p>7/25/2014 1:41:40 PM</text:p>
          </table:table-cell>
          <table:table-cell office:value-type="float" office:value="824.1">
            <text:p>824.1</text:p>
          </table:table-cell>
          <table:table-cell office:value-type="float" office:value="695">
            <text:p>695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41:41">
            <text:p>7/25/2014 1:41:41 PM</text:p>
          </table:table-cell>
          <table:table-cell office:value-type="float" office:value="780">
            <text:p>780.0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42:40">
            <text:p>7/25/2014 1:42:40 PM</text:p>
          </table:table-cell>
          <table:table-cell office:value-type="float" office:value="825.6">
            <text:p>825.6</text:p>
          </table:table-cell>
          <table:table-cell office:value-type="float" office:value="689.4">
            <text:p>689.4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42:41">
            <text:p>7/25/2014 1:42:41 PM</text:p>
          </table:table-cell>
          <table:table-cell office:value-type="float" office:value="783.2">
            <text:p>783.2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43:40">
            <text:p>7/25/2014 1:43:40 PM</text:p>
          </table:table-cell>
          <table:table-cell office:value-type="float" office:value="1049.9">
            <text:p>1049.9</text:p>
          </table:table-cell>
          <table:table-cell office:value-type="float" office:value="880.6">
            <text:p>880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43:41">
            <text:p>7/25/2014 1:43:41 PM</text:p>
          </table:table-cell>
          <table:table-cell office:value-type="float" office:value="988.2">
            <text:p>988.2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44:40">
            <text:p>7/25/2014 1:44:40 PM</text:p>
          </table:table-cell>
          <table:table-cell office:value-type="float" office:value="2364.4">
            <text:p>2364.4</text:p>
          </table:table-cell>
          <table:table-cell office:value-type="float" office:value="2144.3">
            <text:p>2144.3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44:41">
            <text:p>7/25/2014 1:44:41 PM</text:p>
          </table:table-cell>
          <table:table-cell office:value-type="float" office:value="2229.7">
            <text:p>2229.7</text:p>
          </table:table-cell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table:formula="of:=100*((13 - [.A99])/13)" office:value-type="float" office:value="7.69230769230769">
            <text:p>7.6923076923</text:p>
          </table:table-cell>
          <table:table-cell table:style-name="ce6" office:value-type="time" office:time-value="PT13H44M20S">
            <text:p>01:44:20 PM</text:p>
          </table:table-cell>
          <table:table-cell table:style-name="ce6" office:value-type="time" office:time-value="PT13H48M12S">
            <text:p>01:48:12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45:40">
            <text:p>7/25/2014 1:45:40 PM</text:p>
          </table:table-cell>
          <table:table-cell table:style-name="ce24" office:value-type="float" office:value="797.9">
            <text:p>797.9</text:p>
          </table:table-cell>
          <table:table-cell table:style-name="ce24" office:value-type="float" office:value="641.7">
            <text:p>641.7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2 - [.J99])/10.2)" office:value-type="float" office:value="-17.6470588235294">
            <text:p>-17.6470588235</text:p>
          </table:table-cell>
          <table:table-cell table:style-name="ce6" office:value-type="time" office:time-value="PT13H44M20S">
            <text:p>01:44:20 PM</text:p>
          </table:table-cell>
          <table:table-cell table:style-name="ce6" office:value-type="time" office:time-value="PT13H48M12S">
            <text:p>01:48:12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45:41">
            <text:p>7/25/2014 1:45:41 PM</text:p>
          </table:table-cell>
          <table:table-cell table:style-name="ce24" office:value-type="float" office:value="753.9">
            <text:p>753.9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6:40">
            <text:p>7/25/2014 1:46:40 PM</text:p>
          </table:table-cell>
          <table:table-cell table:style-name="ce24" office:value-type="float" office:value="725.3">
            <text:p>725.3</text:p>
          </table:table-cell>
          <table:table-cell table:style-name="ce24" office:value-type="float" office:value="615.6">
            <text:p>615.6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6:41">
            <text:p>7/25/2014 1:46:41 PM</text:p>
          </table:table-cell>
          <table:table-cell table:style-name="ce24" office:value-type="float" office:value="684.1">
            <text:p>684.1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7:40">
            <text:p>7/25/2014 1:47:40 PM</text:p>
          </table:table-cell>
          <table:table-cell table:style-name="ce24" office:value-type="float" office:value="694.1">
            <text:p>694.1</text:p>
          </table:table-cell>
          <table:table-cell table:style-name="ce24" office:value-type="float" office:value="566.6">
            <text:p>566.6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47:41">
            <text:p>7/25/2014 1:47:41 PM</text:p>
          </table:table-cell>
          <table:table-cell table:style-name="ce24" office:value-type="float" office:value="665.9">
            <text:p>665.9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48:40">
            <text:p>7/25/2014 1:48:40 PM</text:p>
          </table:table-cell>
          <table:table-cell office:value-type="float" office:value="697.6">
            <text:p>697.6</text:p>
          </table:table-cell>
          <table:table-cell office:value-type="float" office:value="670.7">
            <text:p>670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48:41">
            <text:p>7/25/2014 1:48:41 PM</text:p>
          </table:table-cell>
          <table:table-cell office:value-type="float" office:value="667.5">
            <text:p>667.5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49:40">
            <text:p>7/25/2014 1:49:40 PM</text:p>
          </table:table-cell>
          <table:table-cell office:value-type="float" office:value="700.7">
            <text:p>700.7</text:p>
          </table:table-cell>
          <table:table-cell office:value-type="float" office:value="681">
            <text:p>681.0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49:41">
            <text:p>7/25/2014 1:49:41 PM</text:p>
          </table:table-cell>
          <table:table-cell office:value-type="float" office:value="650.9">
            <text:p>650.9</text:p>
          </table:table-cell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table:formula="of:=100*((13 - [.A104])/13)" office:value-type="float" office:value="0">
            <text:p>0</text:p>
          </table:table-cell>
          <table:table-cell table:style-name="ce6" office:value-type="time" office:time-value="PT13H49M20S">
            <text:p>01:49:20 PM</text:p>
          </table:table-cell>
          <table:table-cell table:style-name="ce6" office:value-type="time" office:time-value="PT13H52M20S">
            <text:p>01:52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50:40">
            <text:p>7/25/2014 1:50:40 PM</text:p>
          </table:table-cell>
          <table:table-cell table:style-name="ce24" office:value-type="float" office:value="717.7">
            <text:p>717.7</text:p>
          </table:table-cell>
          <table:table-cell table:style-name="ce24" office:value-type="float" office:value="693.6">
            <text:p>693.6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2 - [.J104])/10.2)" office:value-type="float" office:value="-27.4509803921569">
            <text:p>-27.4509803922</text:p>
          </table:table-cell>
          <table:table-cell table:style-name="ce6" office:value-type="time" office:time-value="PT13H49M20S">
            <text:p>01:49:20 PM</text:p>
          </table:table-cell>
          <table:table-cell table:style-name="ce6" office:value-type="time" office:time-value="PT13H52M20S">
            <text:p>01:52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50:41">
            <text:p>7/25/2014 1:50:41 PM</text:p>
          </table:table-cell>
          <table:table-cell table:style-name="ce24" office:value-type="float" office:value="682.9">
            <text:p>682.9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1:40">
            <text:p>7/25/2014 1:51:40 PM</text:p>
          </table:table-cell>
          <table:table-cell table:style-name="ce24" office:value-type="float" office:value="763.9">
            <text:p>763.9</text:p>
          </table:table-cell>
          <table:table-cell table:style-name="ce24" office:value-type="float" office:value="737.5">
            <text:p>737.5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1:41">
            <text:p>7/25/2014 1:51:41 PM</text:p>
          </table:table-cell>
          <table:table-cell table:style-name="ce24" office:value-type="float" office:value="733.2">
            <text:p>733.2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52:40">
            <text:p>7/25/2014 1:52:40 PM</text:p>
          </table:table-cell>
          <table:table-cell office:value-type="float" office:value="822.9">
            <text:p>822.9</text:p>
          </table:table-cell>
          <table:table-cell office:value-type="float" office:value="789.7">
            <text:p>789.7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52:41">
            <text:p>7/25/2014 1:52:41 PM</text:p>
          </table:table-cell>
          <table:table-cell office:value-type="float" office:value="797.2">
            <text:p>797.2</text:p>
          </table:table-cell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*((13 - [.A107])/13)" office:value-type="float" office:value="-7.69230769230769">
            <text:p>-7.6923076923</text:p>
          </table:table-cell>
          <table:table-cell table:style-name="ce6" office:value-type="time" office:time-value="PT01H52M42S">
            <text:p>01:52:42 AM</text:p>
          </table:table-cell>
          <table:table-cell table:style-name="ce6" office:value-type="time" office:time-value="PT01H55M42S">
            <text:p>01:55:42 A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53:40">
            <text:p>7/25/2014 1:53:40 PM</text:p>
          </table:table-cell>
          <table:table-cell table:style-name="ce24" office:value-type="float" office:value="909.4">
            <text:p>909.4</text:p>
          </table:table-cell>
          <table:table-cell table:style-name="ce24" office:value-type="float" office:value="874.5">
            <text:p>874.5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2 - [.J107])/10.2)" office:value-type="float" office:value="-27.4509803921569">
            <text:p>-27.4509803922</text:p>
          </table:table-cell>
          <table:table-cell table:style-name="ce6" office:value-type="time" office:time-value="PT01H52M42S">
            <text:p>01:52:42 AM</text:p>
          </table:table-cell>
          <table:table-cell table:style-name="ce6" office:value-type="time" office:time-value="PT01H55M42S">
            <text:p>01:55:42 A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53:41">
            <text:p>7/25/2014 1:53:41 PM</text:p>
          </table:table-cell>
          <table:table-cell table:style-name="ce24" office:value-type="float" office:value="872.5">
            <text:p>872.5</text:p>
          </table:table-cell>
        </table:table-row>
        <table:table-row table:style-name="ro5"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3:54:40">
            <text:p>7/25/2014 1:54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2493.7">
            <text:p>2493.7</text:p>
          </table:table-cell>
          <table:table-cell/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3:54:41">
            <text:p>7/25/2014 1:54:41 PM</text:p>
          </table:table-cell>
          <table:table-cell table:style-name="ce24" office:value-type="float" office:value="2411.8">
            <text:p>2411.8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5:40">
            <text:p>7/25/2014 1:55:40 PM</text:p>
          </table:table-cell>
          <table:table-cell table:style-name="ce24" office:value-type="float" office:value="2465.9">
            <text:p>2465.9</text:p>
          </table:table-cell>
          <table:table-cell table:style-name="ce24" office:value-type="float" office:value="2527.4">
            <text:p>2527.4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5:41">
            <text:p>7/25/2014 1:55:41 PM</text:p>
          </table:table-cell>
          <table:table-cell table:style-name="ce24" office:value-type="float" office:value="2450.8">
            <text:p>2450.8</text:p>
          </table:table-cell>
        </table:table-row>
        <table:table-row table:style-name="ro5">
          <table:table-cell table:number-columns-repeated="4"/>
          <table:table-cell office:value-type="string">
            <text:p>SUM</text:p>
          </table:table-cell>
          <table:table-cell office:value-type="date" office:date-value="2014-07-25T13:56:40">
            <text:p>7/25/2014 1:56:40 PM</text:p>
          </table:table-cell>
          <table:table-cell office:value-type="float" office:value="2407.7">
            <text:p>2407.7</text:p>
          </table:table-cell>
          <table:table-cell office:value-type="float" office:value="2431.6">
            <text:p>2431.6</text:p>
          </table:table-cell>
          <table:table-cell table:number-columns-repeated="5"/>
          <table:table-cell office:value-type="string">
            <text:p>SUM</text:p>
          </table:table-cell>
          <table:table-cell office:value-type="date" office:date-value="2014-07-25T13:56:41">
            <text:p>7/25/2014 1:56:41 PM</text:p>
          </table:table-cell>
          <table:table-cell office:value-type="float" office:value="2289.6">
            <text:p>2289.6</text:p>
          </table:table-cell>
        </table:table-row>
      </table:table>
      <table:table table:name="07.25.2014 b" table:style-name="ta1">
        <table:table-column table:style-name="co1" table:number-columns-repeated="16" table:default-cell-style-name="Default"/>
        <table:table-row table:style-name="ro2" table:number-rows-repeated="4">
          <table:table-cell table:number-columns-repeated="16"/>
        </table:table-row>
        <table:table-row table:style-name="ro3">
          <table:table-cell table:style-name="ce1" office:value-type="string" table:number-columns-spanned="8" table:number-rows-spanned="1">
            <text:p>LP-80 #002 <text:s/>(RIL 63)</text:p>
          </table:table-cell>
          <table:covered-table-cell table:number-columns-repeated="7"/>
          <table:table-cell/>
          <table:table-cell table:style-name="ce1" office:value-type="string" table:number-columns-spanned="7" table:number-rows-spanned="1">
            <text:p>LP-80 #001 <text:s/>(RIL 73)</text:p>
          </table:table-cell>
          <table:covered-table-cell table:number-columns-repeated="6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Above PAR</text:p>
          </table:table-cell>
          <table:table-cell table:style-name="ce18" office:value-type="string">
            <text:p>Average Below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18" office:value-type="string">
            <text:p>Record Type</text:p>
          </table:table-cell>
          <table:table-cell table:style-name="ce18" office:value-type="string">
            <text:p>Date and Time</text:p>
          </table:table-cell>
          <table:table-cell table:style-name="ce18" office:value-type="string">
            <text:p>Average Below PAR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3:56:40">
            <text:p>7/25/2014 1:56:40 PM</text:p>
          </table:table-cell>
          <table:table-cell table:style-name="ce23" office:value-type="float" office:value="2407.7">
            <text:p>2407.7</text:p>
          </table:table-cell>
          <table:table-cell table:style-name="ce23" office:value-type="float" office:value="2431.6">
            <text:p>2431.6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3:56:41">
            <text:p>7/25/2014 1:56:41 PM</text:p>
          </table:table-cell>
          <table:table-cell table:style-name="ce23" office:value-type="float" office:value="2289.6">
            <text:p>2289.6</text:p>
          </table:table-cell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*((13 - [.A8])/13)" office:value-type="float" office:value="-7.69230769230769">
            <text:p>-7.6923076923</text:p>
          </table:table-cell>
          <table:table-cell table:style-name="ce6" office:value-type="time" office:time-value="PT13H56M40S">
            <text:p>01:56:40 PM</text:p>
          </table:table-cell>
          <table:table-cell table:style-name="ce6" office:value-type="time" office:time-value="PT13H59M40S">
            <text:p>01:59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57:40">
            <text:p>7/25/2014 1:57:40 PM</text:p>
          </table:table-cell>
          <table:table-cell table:style-name="ce24" office:value-type="float" office:value="2456.8">
            <text:p>2456.8</text:p>
          </table:table-cell>
          <table:table-cell table:style-name="ce24" office:value-type="float" office:value="2501">
            <text:p>2501.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2 - [.J8])/10.2)" office:value-type="float" office:value="-27.4509803921569">
            <text:p>-27.4509803922</text:p>
          </table:table-cell>
          <table:table-cell table:style-name="ce6" office:value-type="time" office:time-value="PT13H56M40S">
            <text:p>01:56:40 PM</text:p>
          </table:table-cell>
          <table:table-cell table:style-name="ce6" office:value-type="time" office:time-value="PT13H59M40S">
            <text:p>01:59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3:57:41">
            <text:p>7/25/2014 1:57:41 PM</text:p>
          </table:table-cell>
          <table:table-cell table:style-name="ce24" office:value-type="float" office:value="2443">
            <text:p>2443.0</text:p>
          </table:table-cell>
        </table:table-row>
        <table:table-row table:style-name="ro5"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3:58:40">
            <text:p>7/25/2014 1:58:40 PM</text:p>
          </table:table-cell>
          <table:table-cell table:style-name="ce24" office:value-type="float" office:value="2443.6">
            <text:p>2443.6</text:p>
          </table:table-cell>
          <table:table-cell table:style-name="ce24" office:value-type="float" office:value="2486.2">
            <text:p>2486.2</text:p>
          </table:table-cell>
          <table:table-cell/>
          <table:table-cell table:style-name="ce3" office:value-type="string">
            <text:p>13 for #001, <text:s/>14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3:58:41">
            <text:p>7/25/2014 1:58:41 PM</text:p>
          </table:table-cell>
          <table:table-cell table:style-name="ce24" office:value-type="float" office:value="2425.3">
            <text:p>2425.3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9:40">
            <text:p>7/25/2014 1:59:40 PM</text:p>
          </table:table-cell>
          <table:table-cell table:style-name="ce24" office:value-type="float" office:value="2343.7">
            <text:p>2343.7</text:p>
          </table:table-cell>
          <table:table-cell table:style-name="ce24" office:value-type="float" office:value="2335.6">
            <text:p>2335.6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3:59:41">
            <text:p>7/25/2014 1:59:41 PM</text:p>
          </table:table-cell>
          <table:table-cell table:style-name="ce24" office:value-type="float" office:value="2097.5">
            <text:p>2097.5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00:40">
            <text:p>7/25/2014 2:00:40 PM</text:p>
          </table:table-cell>
          <table:table-cell table:style-name="ce23" office:value-type="float" office:value="2402.1">
            <text:p>2402.1</text:p>
          </table:table-cell>
          <table:table-cell table:style-name="ce23" office:value-type="float" office:value="2020">
            <text:p>2020.0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00:41">
            <text:p>7/25/2014 2:00:41 PM</text:p>
          </table:table-cell>
          <table:table-cell table:style-name="ce23" office:value-type="float" office:value="2397.4">
            <text:p>2397.4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01:40">
            <text:p>7/25/2014 2:01:40 PM</text:p>
          </table:table-cell>
          <table:table-cell table:style-name="ce23" office:value-type="float" office:value="733.7">
            <text:p>733.7</text:p>
          </table:table-cell>
          <table:table-cell table:style-name="ce23" office:value-type="float" office:value="477.7">
            <text:p>477.7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01:41">
            <text:p>7/25/2014 2:01:41 PM</text:p>
          </table:table-cell>
          <table:table-cell table:style-name="ce23" office:value-type="float" office:value="1022.6">
            <text:p>1022.6</text:p>
          </table:table-cell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table:formula="of:=100*((13 - [.A13])/13)" office:value-type="float" office:value="0">
            <text:p>0</text:p>
          </table:table-cell>
          <table:table-cell table:style-name="ce6" office:value-type="time" office:time-value="PT14H01M06S">
            <text:p>02:01:06 PM</text:p>
          </table:table-cell>
          <table:table-cell table:style-name="ce6" office:value-type="time" office:time-value="PT02H04M20S">
            <text:p>02:04:20 A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02:40">
            <text:p>7/25/2014 2:02:40 PM</text:p>
          </table:table-cell>
          <table:table-cell table:style-name="ce24" office:value-type="float" office:value="610">
            <text:p>610.0</text:p>
          </table:table-cell>
          <table:table-cell table:style-name="ce24" office:value-type="float" office:value="382.9">
            <text:p>382.9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2 - [.J13])/10.2)" office:value-type="float" office:value="-17.6470588235294">
            <text:p>-17.6470588235</text:p>
          </table:table-cell>
          <table:table-cell table:style-name="ce6" office:value-type="time" office:time-value="PT14H01M06S">
            <text:p>02:01:06 PM</text:p>
          </table:table-cell>
          <table:table-cell table:style-name="ce6" office:value-type="time" office:time-value="PT02H04M20S">
            <text:p>02:04:20 A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02:41">
            <text:p>7/25/2014 2:02:41 PM</text:p>
          </table:table-cell>
          <table:table-cell table:style-name="ce24" office:value-type="float" office:value="563.4">
            <text:p>563.4</text:p>
          </table:table-cell>
        </table:table-row>
        <table:table-row table:style-name="ro5">
          <table:table-cell table:style-name="ce3" office:value-type="string">
            <text:p>12 for #001, <text:s/>13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03:40">
            <text:p>7/25/2014 2:03:40 PM</text:p>
          </table:table-cell>
          <table:table-cell table:style-name="ce24" office:value-type="float" office:value="595.2">
            <text:p>595.2</text:p>
          </table:table-cell>
          <table:table-cell table:style-name="ce24" office:value-type="float" office:value="413.6">
            <text:p>413.6</text:p>
          </table:table-cell>
          <table:table-cell/>
          <table:table-cell table:style-name="ce3" office:value-type="string">
            <text:p>12 for #001, <text:s/>13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03:41">
            <text:p>7/25/2014 2:03:41 PM</text:p>
          </table:table-cell>
          <table:table-cell table:style-name="ce24" office:value-type="float" office:value="544.3">
            <text:p>544.3</text:p>
          </table:table-cell>
        </table:table-row>
        <table:table-row table:style-name="ro5">
          <table:table-cell table:style-name="ce4" office:value-type="string">
            <text:p>cloudy</text:p>
          </table:table-cell>
          <table:table-cell table:style-name="ce3" table:number-columns-repeated="3"/>
          <table:table-cell table:style-name="ce19" office:value-type="string">
            <text:p>SUM</text:p>
          </table:table-cell>
          <table:table-cell table:style-name="ce21" office:value-type="date" office:date-value="2014-07-25T14:04:40">
            <text:p>7/25/2014 2:04:40 PM</text:p>
          </table:table-cell>
          <table:table-cell table:style-name="ce23" office:value-type="float" office:value="557.9">
            <text:p>557.9</text:p>
          </table:table-cell>
          <table:table-cell table:style-name="ce23" office:value-type="float" office:value="385.8">
            <text:p>385.8</text:p>
          </table:table-cell>
          <table:table-cell/>
          <table:table-cell table:style-name="ce4" office:value-type="string">
            <text:p>cloudy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04:41">
            <text:p>7/25/2014 2:04:41 PM</text:p>
          </table:table-cell>
          <table:table-cell table:style-name="ce24" office:value-type="float" office:value="483.2">
            <text:p>483.2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05:40">
            <text:p>7/25/2014 2:05:40 PM</text:p>
          </table:table-cell>
          <table:table-cell table:style-name="ce23" office:value-type="float" office:value="542.2">
            <text:p>542.2</text:p>
          </table:table-cell>
          <table:table-cell table:style-name="ce23" office:value-type="float" office:value="294.5">
            <text:p>294.5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05:41">
            <text:p>7/25/2014 2:05:41 PM</text:p>
          </table:table-cell>
          <table:table-cell table:style-name="ce23" office:value-type="float" office:value="501.6">
            <text:p>501.6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06:40">
            <text:p>7/25/2014 2:06:40 PM</text:p>
          </table:table-cell>
          <table:table-cell table:style-name="ce23" office:value-type="float" office:value="598.8">
            <text:p>598.8</text:p>
          </table:table-cell>
          <table:table-cell table:style-name="ce23" office:value-type="float" office:value="292.8">
            <text:p>292.8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06:41">
            <text:p>7/25/2014 2:06:41 PM</text:p>
          </table:table-cell>
          <table:table-cell table:style-name="ce23" office:value-type="float" office:value="532.1">
            <text:p>532.1</text:p>
          </table:table-cell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table:formula="of:=100*((13 - [.A18])/13)" office:value-type="float" office:value="7.69230769230769">
            <text:p>7.6923076923</text:p>
          </table:table-cell>
          <table:table-cell table:style-name="ce6" office:value-type="time" office:time-value="PT14H05M55S">
            <text:p>02:05:55 PM</text:p>
          </table:table-cell>
          <table:table-cell table:style-name="ce6" office:value-type="time" office:time-value="PT14H08M55S">
            <text:p>02:08:5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07:40">
            <text:p>7/25/2014 2:07:40 PM</text:p>
          </table:table-cell>
          <table:table-cell table:style-name="ce24" office:value-type="float" office:value="1887.8">
            <text:p>1887.8</text:p>
          </table:table-cell>
          <table:table-cell table:style-name="ce24" office:value-type="float" office:value="1134.6">
            <text:p>1134.6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2 - [.J18])/10.2)" office:value-type="float" office:value="-7.84313725490197">
            <text:p>-7.8431372549</text:p>
          </table:table-cell>
          <table:table-cell table:style-name="ce6" office:value-type="time" office:time-value="PT14H05M55S">
            <text:p>02:05:55 PM</text:p>
          </table:table-cell>
          <table:table-cell table:style-name="ce6" office:value-type="time" office:time-value="PT14H08M55S">
            <text:p>02:08:5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07:41">
            <text:p>7/25/2014 2:07:41 PM</text:p>
          </table:table-cell>
          <table:table-cell table:style-name="ce24" office:value-type="float" office:value="1697.9">
            <text:p>1697.9</text:p>
          </table:table-cell>
        </table:table-row>
        <table:table-row table:style-name="ro5">
          <table:table-cell table:style-name="ce3" office:value-type="string">
            <text:p>11 for #001, <text:s/>12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08:40">
            <text:p>7/25/2014 2:08:40 PM</text:p>
          </table:table-cell>
          <table:table-cell table:style-name="ce24" office:value-type="float" office:value="1899.4">
            <text:p>1899.4</text:p>
          </table:table-cell>
          <table:table-cell table:style-name="ce24" office:value-type="float" office:value="1136.9">
            <text:p>1136.9</text:p>
          </table:table-cell>
          <table:table-cell/>
          <table:table-cell table:style-name="ce3" office:value-type="string">
            <text:p>11 for #001, <text:s/>12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08:41">
            <text:p>7/25/2014 2:08:41 PM</text:p>
          </table:table-cell>
          <table:table-cell table:style-name="ce24" office:value-type="float" office:value="2002.4">
            <text:p>2002.4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09:40">
            <text:p>7/25/2014 2:09:40 PM</text:p>
          </table:table-cell>
          <table:table-cell table:style-name="ce23" office:value-type="float" office:value="647.1">
            <text:p>647.1</text:p>
          </table:table-cell>
          <table:table-cell table:style-name="ce23" office:value-type="float" office:value="385.9">
            <text:p>385.9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09:41">
            <text:p>7/25/2014 2:09:41 PM</text:p>
          </table:table-cell>
          <table:table-cell table:style-name="ce23" office:value-type="float" office:value="569.1">
            <text:p>569.1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10:40">
            <text:p>7/25/2014 2:10:40 PM</text:p>
          </table:table-cell>
          <table:table-cell table:style-name="ce23" office:value-type="float" office:value="759.8">
            <text:p>759.8</text:p>
          </table:table-cell>
          <table:table-cell table:style-name="ce23" office:value-type="float" office:value="331.8">
            <text:p>331.8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10:41">
            <text:p>7/25/2014 2:10:41 PM</text:p>
          </table:table-cell>
          <table:table-cell table:style-name="ce23" office:value-type="float" office:value="562">
            <text:p>562.0</text:p>
          </table:table-cell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table:formula="of:=100*((13 - [.A22])/13)" office:value-type="float" office:value="15.3846153846154">
            <text:p>15.3846153846</text:p>
          </table:table-cell>
          <table:table-cell table:style-name="ce6" office:value-type="time" office:time-value="PT14H10M08S">
            <text:p>02:10:08 PM</text:p>
          </table:table-cell>
          <table:table-cell table:style-name="ce6" office:value-type="time" office:time-value="PT14H13M08S">
            <text:p>02:13:08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11:40">
            <text:p>7/25/2014 2:11:40 PM</text:p>
          </table:table-cell>
          <table:table-cell table:style-name="ce24" office:value-type="float" office:value="1606.4">
            <text:p>1606.4</text:p>
          </table:table-cell>
          <table:table-cell table:style-name="ce24" office:value-type="float" office:value="689">
            <text:p>689.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2 - [.J22])/10.2)" office:value-type="float" office:value="1.96078431372548">
            <text:p>1.9607843137</text:p>
          </table:table-cell>
          <table:table-cell table:style-name="ce6" office:value-type="time" office:time-value="PT14H10M08S">
            <text:p>02:10:08 PM</text:p>
          </table:table-cell>
          <table:table-cell table:style-name="ce6" office:value-type="time" office:time-value="PT14H13M08S">
            <text:p>02:13:08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11:41">
            <text:p>7/25/2014 2:11:41 PM</text:p>
          </table:table-cell>
          <table:table-cell table:style-name="ce24" office:value-type="float" office:value="1426.9">
            <text:p>1426.9</text:p>
          </table:table-cell>
        </table:table-row>
        <table:table-row table:style-name="ro5">
          <table:table-cell table:style-name="ce3" office:value-type="string">
            <text:p>10 for #001, <text:s/>11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12:40">
            <text:p>7/25/2014 2:12:40 PM</text:p>
          </table:table-cell>
          <table:table-cell table:style-name="ce24" office:value-type="float" office:value="2329.7">
            <text:p>2329.7</text:p>
          </table:table-cell>
          <table:table-cell table:style-name="ce24" office:value-type="float" office:value="1225.7">
            <text:p>1225.7</text:p>
          </table:table-cell>
          <table:table-cell/>
          <table:table-cell table:style-name="ce3" office:value-type="string">
            <text:p>10 for #001, <text:s/>11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12:41">
            <text:p>7/25/2014 2:12:41 PM</text:p>
          </table:table-cell>
          <table:table-cell table:style-name="ce24" office:value-type="float" office:value="2045.2">
            <text:p>2045.2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13:40">
            <text:p>7/25/2014 2:13:40 PM</text:p>
          </table:table-cell>
          <table:table-cell table:style-name="ce23" office:value-type="float" office:value="2379">
            <text:p>2379.0</text:p>
          </table:table-cell>
          <table:table-cell table:style-name="ce23" office:value-type="float" office:value="663.7">
            <text:p>663.7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13:41">
            <text:p>7/25/2014 2:13:41 PM</text:p>
          </table:table-cell>
          <table:table-cell table:style-name="ce23" office:value-type="float" office:value="1061.6">
            <text:p>1061.6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14:40">
            <text:p>7/25/2014 2:14:40 PM</text:p>
          </table:table-cell>
          <table:table-cell table:style-name="ce23" office:value-type="float" office:value="2319.7">
            <text:p>2319.7</text:p>
          </table:table-cell>
          <table:table-cell table:style-name="ce23" office:value-type="float" office:value="679.2">
            <text:p>679.2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14:41">
            <text:p>7/25/2014 2:14:41 PM</text:p>
          </table:table-cell>
          <table:table-cell table:style-name="ce23" office:value-type="float" office:value="1543.2">
            <text:p>1543.2</text:p>
          </table:table-cell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table:formula="of:=100*((13 - [.A26])/13)" office:value-type="float" office:value="23.0769230769231">
            <text:p>23.0769230769</text:p>
          </table:table-cell>
          <table:table-cell table:style-name="ce6" office:value-type="time" office:time-value="PT14H14M10S">
            <text:p>02:14:10 PM</text:p>
          </table:table-cell>
          <table:table-cell table:style-name="ce6" office:value-type="time" office:time-value="PT14H17M10S">
            <text:p>02:17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15:40">
            <text:p>7/25/2014 2:15:40 PM</text:p>
          </table:table-cell>
          <table:table-cell table:style-name="ce24" office:value-type="float" office:value="1877.3">
            <text:p>1877.3</text:p>
          </table:table-cell>
          <table:table-cell table:style-name="ce24" office:value-type="float" office:value="662">
            <text:p>662.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2 - [.J26])/10.2)" office:value-type="float" office:value="11.7647058823529">
            <text:p>11.7647058824</text:p>
          </table:table-cell>
          <table:table-cell table:style-name="ce6" office:value-type="time" office:time-value="PT14H14M10S">
            <text:p>02:14:10 PM</text:p>
          </table:table-cell>
          <table:table-cell table:style-name="ce6" office:value-type="time" office:time-value="PT14H17M10S">
            <text:p>02:17:1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15:41">
            <text:p>7/25/2014 2:15:41 PM</text:p>
          </table:table-cell>
          <table:table-cell table:style-name="ce24" office:value-type="float" office:value="1502.1">
            <text:p>1502.1</text:p>
          </table:table-cell>
        </table:table-row>
        <table:table-row table:style-name="ro5">
          <table:table-cell table:style-name="ce3" office:value-type="string">
            <text:p>9 for #001, <text:s/>10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16:40">
            <text:p>7/25/2014 2:16:40 PM</text:p>
          </table:table-cell>
          <table:table-cell table:style-name="ce24" office:value-type="float" office:value="2333.9">
            <text:p>2333.9</text:p>
          </table:table-cell>
          <table:table-cell table:style-name="ce24" office:value-type="float" office:value="594.2">
            <text:p>594.2</text:p>
          </table:table-cell>
          <table:table-cell/>
          <table:table-cell table:style-name="ce3" office:value-type="string">
            <text:p>9 for #001, <text:s/>10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16:41">
            <text:p>7/25/2014 2:16:41 PM</text:p>
          </table:table-cell>
          <table:table-cell table:style-name="ce24" office:value-type="float" office:value="1331.4">
            <text:p>1331.4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17:40">
            <text:p>7/25/2014 2:17:40 PM</text:p>
          </table:table-cell>
          <table:table-cell table:style-name="ce23" office:value-type="float" office:value="2384.1">
            <text:p>2384.1</text:p>
          </table:table-cell>
          <table:table-cell table:style-name="ce23" office:value-type="float" office:value="936">
            <text:p>936.0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17:41">
            <text:p>7/25/2014 2:17:41 PM</text:p>
          </table:table-cell>
          <table:table-cell table:style-name="ce23" office:value-type="float" office:value="681.1">
            <text:p>681.1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18:40">
            <text:p>7/25/2014 2:18:40 PM</text:p>
          </table:table-cell>
          <table:table-cell table:style-name="ce23" office:value-type="float" office:value="2343.3">
            <text:p>2343.3</text:p>
          </table:table-cell>
          <table:table-cell table:style-name="ce23" office:value-type="float" office:value="502.3">
            <text:p>502.3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18:41">
            <text:p>7/25/2014 2:18:41 PM</text:p>
          </table:table-cell>
          <table:table-cell table:style-name="ce23" office:value-type="float" office:value="912.4">
            <text:p>912.4</text:p>
          </table:table-cell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table:formula="of:=100*((13 - [.A30])/13)" office:value-type="float" office:value="30.7692307692308">
            <text:p>30.7692307692</text:p>
          </table:table-cell>
          <table:table-cell table:style-name="ce6" office:value-type="time" office:time-value="PT14H18M45S">
            <text:p>02:18:45 PM</text:p>
          </table:table-cell>
          <table:table-cell table:style-name="ce6" office:value-type="time" office:time-value="PT14H21M45S">
            <text:p>02:21:4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19:40">
            <text:p>7/25/2014 2:19:40 PM</text:p>
          </table:table-cell>
          <table:table-cell table:style-name="ce24" office:value-type="float" office:value="762.7">
            <text:p>762.7</text:p>
          </table:table-cell>
          <table:table-cell table:style-name="ce24" office:value-type="float" office:value="205.3">
            <text:p>205.3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2 - [.J30])/10.2)" office:value-type="float" office:value="21.5686274509804">
            <text:p>21.568627451</text:p>
          </table:table-cell>
          <table:table-cell table:style-name="ce6" office:value-type="time" office:time-value="PT14H18M45S">
            <text:p>02:18:45 PM</text:p>
          </table:table-cell>
          <table:table-cell table:style-name="ce6" office:value-type="time" office:time-value="PT14H21M45S">
            <text:p>02:21:4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19:41">
            <text:p>7/25/2014 2:19:41 PM</text:p>
          </table:table-cell>
          <table:table-cell table:style-name="ce24" office:value-type="float" office:value="337.7">
            <text:p>337.7</text:p>
          </table:table-cell>
        </table:table-row>
        <table:table-row table:style-name="ro5">
          <table:table-cell table:style-name="ce3" office:value-type="string">
            <text:p>8 for #001, <text:s/>9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20:40">
            <text:p>7/25/2014 2:20:40 PM</text:p>
          </table:table-cell>
          <table:table-cell table:style-name="ce24" office:value-type="float" office:value="671.2">
            <text:p>671.2</text:p>
          </table:table-cell>
          <table:table-cell table:style-name="ce24" office:value-type="float" office:value="184">
            <text:p>184.0</text:p>
          </table:table-cell>
          <table:table-cell/>
          <table:table-cell table:style-name="ce3" office:value-type="string">
            <text:p>8 for #001, <text:s/>9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20:41">
            <text:p>7/25/2014 2:20:41 PM</text:p>
          </table:table-cell>
          <table:table-cell table:style-name="ce24" office:value-type="float" office:value="267">
            <text:p>267.0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21:40">
            <text:p>7/25/2014 2:21:40 PM</text:p>
          </table:table-cell>
          <table:table-cell table:style-name="ce24" office:value-type="float" office:value="668.1">
            <text:p>668.1</text:p>
          </table:table-cell>
          <table:table-cell table:style-name="ce24" office:value-type="float" office:value="202.9">
            <text:p>202.9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21:41">
            <text:p>7/25/2014 2:21:41 PM</text:p>
          </table:table-cell>
          <table:table-cell table:style-name="ce24" office:value-type="float" office:value="249.5">
            <text:p>249.5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22:40">
            <text:p>7/25/2014 2:22:40 PM</text:p>
          </table:table-cell>
          <table:table-cell table:style-name="ce23" office:value-type="float" office:value="720.5">
            <text:p>720.5</text:p>
          </table:table-cell>
          <table:table-cell table:style-name="ce23" office:value-type="float" office:value="187.4">
            <text:p>187.4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22:41">
            <text:p>7/25/2014 2:22:41 PM</text:p>
          </table:table-cell>
          <table:table-cell table:style-name="ce23" office:value-type="float" office:value="230.3">
            <text:p>230.3</text:p>
          </table:table-cell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table:formula="of:=100*((13 - [.A34])/13)" office:value-type="float" office:value="38.4615384615385">
            <text:p>38.4615384615</text:p>
          </table:table-cell>
          <table:table-cell table:style-name="ce6" office:value-type="time" office:time-value="PT14H22M50S">
            <text:p>02:22:50 PM</text:p>
          </table:table-cell>
          <table:table-cell table:style-name="ce6" office:value-type="time" office:time-value="PT14H25M50S">
            <text:p>02:25:5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23:40">
            <text:p>7/25/2014 2:23:40 PM</text:p>
          </table:table-cell>
          <table:table-cell table:style-name="ce24" office:value-type="float" office:value="2215.3">
            <text:p>2215.3</text:p>
          </table:table-cell>
          <table:table-cell table:style-name="ce24" office:value-type="float" office:value="613.6">
            <text:p>613.6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2 - [.J34])/10.2)" office:value-type="float" office:value="31.3725490196078">
            <text:p>31.3725490196</text:p>
          </table:table-cell>
          <table:table-cell table:style-name="ce6" office:value-type="time" office:time-value="PT14H22M50S">
            <text:p>02:22:50 PM</text:p>
          </table:table-cell>
          <table:table-cell table:style-name="ce6" office:value-type="time" office:time-value="PT14H25M50S">
            <text:p>02:25:5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23:41">
            <text:p>7/25/2014 2:23:41 PM</text:p>
          </table:table-cell>
          <table:table-cell table:style-name="ce24" office:value-type="float" office:value="385">
            <text:p>385.0</text:p>
          </table:table-cell>
        </table:table-row>
        <table:table-row table:style-name="ro5">
          <table:table-cell table:style-name="ce3" office:value-type="string">
            <text:p>7 for #001, <text:s/>8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24:40">
            <text:p>7/25/2014 2:24:40 PM</text:p>
          </table:table-cell>
          <table:table-cell table:style-name="ce24" office:value-type="float" office:value="1848.9">
            <text:p>1848.9</text:p>
          </table:table-cell>
          <table:table-cell table:style-name="ce24" office:value-type="float" office:value="486.6">
            <text:p>486.6</text:p>
          </table:table-cell>
          <table:table-cell/>
          <table:table-cell table:style-name="ce3" office:value-type="string">
            <text:p>7 for #001, <text:s/>8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24:41">
            <text:p>7/25/2014 2:24:41 PM</text:p>
          </table:table-cell>
          <table:table-cell table:style-name="ce24" office:value-type="float" office:value="338.1">
            <text:p>338.1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25:40">
            <text:p>7/25/2014 2:25:40 PM</text:p>
          </table:table-cell>
          <table:table-cell table:style-name="ce24" office:value-type="float" office:value="1095.3">
            <text:p>1095.3</text:p>
          </table:table-cell>
          <table:table-cell table:style-name="ce24" office:value-type="float" office:value="271.4">
            <text:p>271.4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25:41">
            <text:p>7/25/2014 2:25:41 PM</text:p>
          </table:table-cell>
          <table:table-cell table:style-name="ce24" office:value-type="float" office:value="400.2">
            <text:p>400.2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26:40">
            <text:p>7/25/2014 2:26:40 PM</text:p>
          </table:table-cell>
          <table:table-cell table:style-name="ce23" office:value-type="float" office:value="731.3">
            <text:p>731.3</text:p>
          </table:table-cell>
          <table:table-cell table:style-name="ce23" office:value-type="float" office:value="186.5">
            <text:p>186.5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26:41">
            <text:p>7/25/2014 2:26:41 PM</text:p>
          </table:table-cell>
          <table:table-cell table:style-name="ce23" office:value-type="float" office:value="211.1">
            <text:p>211.1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27:40">
            <text:p>7/25/2014 2:27:40 PM</text:p>
          </table:table-cell>
          <table:table-cell table:style-name="ce23" office:value-type="float" office:value="791.5">
            <text:p>791.5</text:p>
          </table:table-cell>
          <table:table-cell table:style-name="ce23" office:value-type="float" office:value="205.6">
            <text:p>205.6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27:41">
            <text:p>7/25/2014 2:27:41 PM</text:p>
          </table:table-cell>
          <table:table-cell table:style-name="ce23" office:value-type="float" office:value="245">
            <text:p>245.0</text:p>
          </table:table-cell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table:formula="of:=100*((13 - [.A39])/13)" office:value-type="float" office:value="46.1538461538462">
            <text:p>46.1538461538</text:p>
          </table:table-cell>
          <table:table-cell table:style-name="ce6" office:value-type="time" office:time-value="PT14H27M30S">
            <text:p>02:27:30 PM</text:p>
          </table:table-cell>
          <table:table-cell table:style-name="ce6" office:value-type="time" office:time-value="PT14H30M20S">
            <text:p>02:30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28:40">
            <text:p>7/25/2014 2:28:40 PM</text:p>
          </table:table-cell>
          <table:table-cell table:style-name="ce24" office:value-type="float" office:value="2370.7">
            <text:p>2370.7</text:p>
          </table:table-cell>
          <table:table-cell table:style-name="ce24" office:value-type="float" office:value="858.1">
            <text:p>858.1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2 - [.J39])/10.2)" office:value-type="float" office:value="41.1764705882353">
            <text:p>41.1764705882</text:p>
          </table:table-cell>
          <table:table-cell table:style-name="ce6" office:value-type="time" office:time-value="PT14H27M30S">
            <text:p>02:27:30 PM</text:p>
          </table:table-cell>
          <table:table-cell table:style-name="ce6" office:value-type="time" office:time-value="PT14H30M20S">
            <text:p>02:30:2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28:41">
            <text:p>7/25/2014 2:28:41 PM</text:p>
          </table:table-cell>
          <table:table-cell table:style-name="ce24" office:value-type="float" office:value="551.5">
            <text:p>551.5</text:p>
          </table:table-cell>
        </table:table-row>
        <table:table-row table:style-name="ro5">
          <table:table-cell table:style-name="ce3" office:value-type="string">
            <text:p>6 for #001, <text:s/>7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29:40">
            <text:p>7/25/2014 2:29:40 PM</text:p>
          </table:table-cell>
          <table:table-cell table:style-name="ce24" office:value-type="float" office:value="2380.4">
            <text:p>2380.4</text:p>
          </table:table-cell>
          <table:table-cell table:style-name="ce24" office:value-type="float" office:value="1020.6">
            <text:p>1020.6</text:p>
          </table:table-cell>
          <table:table-cell/>
          <table:table-cell table:style-name="ce3" office:value-type="string">
            <text:p>6 for #001, <text:s/>7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29:41">
            <text:p>7/25/2014 2:29:41 PM</text:p>
          </table:table-cell>
          <table:table-cell table:style-name="ce24" office:value-type="float" office:value="577.2">
            <text:p>577.2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0:40">
            <text:p>7/25/2014 2:30:40 PM</text:p>
          </table:table-cell>
          <table:table-cell table:style-name="ce23" office:value-type="float" office:value="2409.7">
            <text:p>2409.7</text:p>
          </table:table-cell>
          <table:table-cell table:style-name="ce23" office:value-type="float" office:value="689.1">
            <text:p>689.1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0:41">
            <text:p>7/25/2014 2:30:41 PM</text:p>
          </table:table-cell>
          <table:table-cell table:style-name="ce23" office:value-type="float" office:value="732.6">
            <text:p>732.6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1:40">
            <text:p>7/25/2014 2:31:40 PM</text:p>
          </table:table-cell>
          <table:table-cell table:style-name="ce23" office:value-type="float" office:value="903.7">
            <text:p>903.7</text:p>
          </table:table-cell>
          <table:table-cell table:style-name="ce23" office:value-type="float" office:value="219.8">
            <text:p>219.8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1:41">
            <text:p>7/25/2014 2:31:41 PM</text:p>
          </table:table-cell>
          <table:table-cell table:style-name="ce23" office:value-type="float" office:value="264.6">
            <text:p>264.6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2:40">
            <text:p>7/25/2014 2:32:40 PM</text:p>
          </table:table-cell>
          <table:table-cell table:style-name="ce23" office:value-type="float" office:value="743.6">
            <text:p>743.6</text:p>
          </table:table-cell>
          <table:table-cell table:style-name="ce23" office:value-type="float" office:value="143.7">
            <text:p>143.7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2:41">
            <text:p>7/25/2014 2:32:41 PM</text:p>
          </table:table-cell>
          <table:table-cell table:style-name="ce23" office:value-type="float" office:value="215.5">
            <text:p>215.5</text:p>
          </table:table-cell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table:formula="of:=100*((13 - [.A44])/13)" office:value-type="float" office:value="53.8461538461539">
            <text:p>53.8461538462</text:p>
          </table:table-cell>
          <table:table-cell table:style-name="ce6" office:value-type="time" office:time-value="PT14H32M05S">
            <text:p>02:32:05 PM</text:p>
          </table:table-cell>
          <table:table-cell table:style-name="ce6" office:value-type="time" office:time-value="PT14H35M05S">
            <text:p>02:35:0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33:40">
            <text:p>7/25/2014 2:33:40 PM</text:p>
          </table:table-cell>
          <table:table-cell table:style-name="ce24" office:value-type="float" office:value="929.6">
            <text:p>929.6</text:p>
          </table:table-cell>
          <table:table-cell table:style-name="ce24" office:value-type="float" office:value="152.2">
            <text:p>152.2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2 - [.J44])/10.2)" office:value-type="float" office:value="41.1764705882353">
            <text:p>41.1764705882</text:p>
          </table:table-cell>
          <table:table-cell table:style-name="ce6" office:value-type="time" office:time-value="PT14H32M05S">
            <text:p>02:32:05 PM</text:p>
          </table:table-cell>
          <table:table-cell table:style-name="ce6" office:value-type="time" office:time-value="PT14H35M05S">
            <text:p>02:35:05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33:41">
            <text:p>7/25/2014 2:33:41 PM</text:p>
          </table:table-cell>
          <table:table-cell table:style-name="ce24" office:value-type="float" office:value="291.3">
            <text:p>291.3</text:p>
          </table:table-cell>
        </table:table-row>
        <table:table-row table:style-name="ro5">
          <table:table-cell table:style-name="ce3" office:value-type="string">
            <text:p>6 for #001, <text:s/>6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34:40">
            <text:p>7/25/2014 2:34:40 PM</text:p>
          </table:table-cell>
          <table:table-cell table:style-name="ce24" office:value-type="float" office:value="716.1">
            <text:p>716.1</text:p>
          </table:table-cell>
          <table:table-cell table:style-name="ce24" office:value-type="float" office:value="121">
            <text:p>121.0</text:p>
          </table:table-cell>
          <table:table-cell/>
          <table:table-cell table:style-name="ce3" office:value-type="string">
            <text:p>6 for #001, <text:s/>6 for #002</text:p>
          </table:table-cell>
          <table:table-cell table:style-name="ce3" table:number-columns-repeated="3"/>
          <table:table-cell table:style-name="ce20" office:value-type="string">
            <text:p>SUM</text:p>
          </table:table-cell>
          <table:table-cell table:style-name="ce22" office:value-type="date" office:date-value="2014-07-25T14:34:41">
            <text:p>7/25/2014 2:34:41 PM</text:p>
          </table:table-cell>
          <table:table-cell table:style-name="ce24" office:value-type="float" office:value="217.4">
            <text:p>217.4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5:40">
            <text:p>7/25/2014 2:35:40 PM</text:p>
          </table:table-cell>
          <table:table-cell table:style-name="ce23" office:value-type="float" office:value="643.4">
            <text:p>643.4</text:p>
          </table:table-cell>
          <table:table-cell table:style-name="ce23" office:value-type="float" office:value="100.8">
            <text:p>100.8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5:41">
            <text:p>7/25/2014 2:35:41 PM</text:p>
          </table:table-cell>
          <table:table-cell table:style-name="ce23" office:value-type="float" office:value="197.5">
            <text:p>197.5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6:40">
            <text:p>7/25/2014 2:36:40 PM</text:p>
          </table:table-cell>
          <table:table-cell table:style-name="ce23" office:value-type="float" office:value="622.9">
            <text:p>622.9</text:p>
          </table:table-cell>
          <table:table-cell table:style-name="ce23" office:value-type="float" office:value="87.5">
            <text:p>87.5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6:41">
            <text:p>7/25/2014 2:36:41 PM</text:p>
          </table:table-cell>
          <table:table-cell table:style-name="ce23" office:value-type="float" office:value="193.6">
            <text:p>193.6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7:40">
            <text:p>7/25/2014 2:37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20.3">
            <text:p>120.3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7:41">
            <text:p>7/25/2014 2:37:41 PM</text:p>
          </table:table-cell>
          <table:table-cell table:style-name="ce23" office:value-type="float" office:value="203.3">
            <text:p>203.3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8:40">
            <text:p>7/25/2014 2:38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31.1">
            <text:p>131.1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8:41">
            <text:p>7/25/2014 2:38:41 PM</text:p>
          </table:table-cell>
          <table:table-cell table:style-name="ce23" office:value-type="float" office:value="177.8">
            <text:p>177.8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39:40">
            <text:p>7/25/2014 2:39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30.9">
            <text:p>130.9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39:41">
            <text:p>7/25/2014 2:39:41 PM</text:p>
          </table:table-cell>
          <table:table-cell table:style-name="ce23" office:value-type="float" office:value="181.4">
            <text:p>181.4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40:40">
            <text:p>7/25/2014 2:40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22.8">
            <text:p>122.8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40:41">
            <text:p>7/25/2014 2:40:41 PM</text:p>
          </table:table-cell>
          <table:table-cell table:style-name="ce23" office:value-type="float" office:value="185.5">
            <text:p>185.5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41:40">
            <text:p>7/25/2014 2:41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15.2">
            <text:p>115.2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41:41">
            <text:p>7/25/2014 2:41:41 PM</text:p>
          </table:table-cell>
          <table:table-cell table:style-name="ce23" office:value-type="float" office:value="179.5">
            <text:p>179.5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42:40">
            <text:p>7/25/2014 2:42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14.5">
            <text:p>114.5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42:41">
            <text:p>7/25/2014 2:42:41 PM</text:p>
          </table:table-cell>
          <table:table-cell table:style-name="ce23" office:value-type="float" office:value="170.8">
            <text:p>170.8</text:p>
          </table:table-cell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table:formula="of:=100*((13 - [.A54])/13)" office:value-type="float" office:value="61.5384615384615">
            <text:p>61.5384615385</text:p>
          </table:table-cell>
          <table:table-cell table:style-name="ce6" office:value-type="time" office:time-value="PT14H42M40S">
            <text:p>02:42:40 PM</text:p>
          </table:table-cell>
          <table:table-cell table:style-name="ce6" office:value-type="time" office:time-value="PT14H45M40S">
            <text:p>02:45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43:40">
            <text:p>7/25/2014 2:43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7.5">
            <text:p>107.5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2 - [.J54])/10.2)" office:value-type="float" office:value="50.9803921568627">
            <text:p>50.9803921569</text:p>
          </table:table-cell>
          <table:table-cell table:style-name="ce6" office:value-type="time" office:time-value="PT14H42M40S">
            <text:p>02:42:40 PM</text:p>
          </table:table-cell>
          <table:table-cell table:style-name="ce6" office:value-type="time" office:time-value="PT14H45M40S">
            <text:p>02:45:4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43:41">
            <text:p>7/25/2014 2:43:41 PM</text:p>
          </table:table-cell>
          <table:table-cell table:style-name="ce24" office:value-type="float" office:value="172.6">
            <text:p>172.6</text:p>
          </table:table-cell>
        </table:table-row>
        <table:table-row table:style-name="ro5"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4:40">
            <text:p>7/25/2014 2:44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03.3">
            <text:p>103.3</text:p>
          </table:table-cell>
          <table:table-cell/>
          <table:table-cell table:style-name="ce3" table:number-columns-repeated="4"/>
          <table:table-cell table:style-name="ce20" office:value-type="string">
            <text:p>SUM</text:p>
          </table:table-cell>
          <table:table-cell table:style-name="ce22" office:value-type="date" office:date-value="2014-07-25T14:44:41">
            <text:p>7/25/2014 2:44:41 PM</text:p>
          </table:table-cell>
          <table:table-cell table:style-name="ce24" office:value-type="float" office:value="165.8">
            <text:p>165.8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45:40">
            <text:p>7/25/2014 2:45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10">
            <text:p>110.0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45:41">
            <text:p>7/25/2014 2:45:41 PM</text:p>
          </table:table-cell>
          <table:table-cell table:style-name="ce23" office:value-type="float" office:value="155.8">
            <text:p>155.8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46:40">
            <text:p>7/25/2014 2:46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348.2">
            <text:p>348.2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46:41">
            <text:p>7/25/2014 2:46:41 PM</text:p>
          </table:table-cell>
          <table:table-cell table:style-name="ce23" office:value-type="float" office:value="356.4">
            <text:p>356.4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47:40">
            <text:p>7/25/2014 2:47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630.6">
            <text:p>630.6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47:41">
            <text:p>7/25/2014 2:47:41 PM</text:p>
          </table:table-cell>
          <table:table-cell table:style-name="ce23" office:value-type="float" office:value="599.6">
            <text:p>599.6</text:p>
          </table:table-cell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table:formula="of:=100*((13 - [.A59])/13)" office:value-type="float" office:value="69.2307692307692">
            <text:p>69.2307692308</text:p>
          </table:table-cell>
          <table:table-cell table:style-name="ce6" office:value-type="time" office:time-value="PT14H47M00S">
            <text:p>02:47:00 PM</text:p>
          </table:table-cell>
          <table:table-cell table:style-name="ce6" office:value-type="time" office:time-value="PT14H49M00S">
            <text:p>02:49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48:40">
            <text:p>7/25/2014 2:48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22.6">
            <text:p>722.6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2 - [.J59])/10.2)" office:value-type="float" office:value="60.7843137254902">
            <text:p>60.7843137255</text:p>
          </table:table-cell>
          <table:table-cell table:style-name="ce6" office:value-type="time" office:time-value="PT14H47M00S">
            <text:p>02:47:00 PM</text:p>
          </table:table-cell>
          <table:table-cell table:style-name="ce6" office:value-type="time" office:time-value="PT14H49M00S">
            <text:p>02:49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48:41">
            <text:p>7/25/2014 2:48:41 PM</text:p>
          </table:table-cell>
          <table:table-cell table:style-name="ce24" office:value-type="float" office:value="725.6">
            <text:p>725.6</text:p>
          </table:table-cell>
        </table:table-row>
        <table:table-row table:style-name="ro5">
          <table:table-cell office:value-type="string">
            <text:p>LOTS OF SUN</text:p>
          </table:table-cell>
          <table:table-cell table:number-columns-repeated="3"/>
          <table:table-cell table:style-name="ce19" office:value-type="string">
            <text:p>SUM</text:p>
          </table:table-cell>
          <table:table-cell table:style-name="ce21" office:value-type="date" office:date-value="2014-07-25T14:49:40">
            <text:p>7/25/2014 2:49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373.2">
            <text:p>373.2</text:p>
          </table:table-cell>
          <table:table-cell/>
          <table:table-cell office:value-type="string">
            <text:p>LOTS OF SUN</text:p>
          </table:table-cell>
          <table:table-cell table:number-columns-repeated="3"/>
          <table:table-cell table:style-name="ce19" office:value-type="string">
            <text:p>SUM</text:p>
          </table:table-cell>
          <table:table-cell table:style-name="ce21" office:value-type="date" office:date-value="2014-07-25T14:49:41">
            <text:p>7/25/2014 2:49:41 PM</text:p>
          </table:table-cell>
          <table:table-cell table:style-name="ce23" office:value-type="float" office:value="804.5">
            <text:p>804.5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50:40">
            <text:p>7/25/2014 2:50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238.9">
            <text:p>238.9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50:41">
            <text:p>7/25/2014 2:50:41 PM</text:p>
          </table:table-cell>
          <table:table-cell table:style-name="ce23" office:value-type="float" office:value="405.1">
            <text:p>405.1</text:p>
          </table:table-cell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table:formula="of:=100*((13 - [.A62])/13)" office:value-type="float" office:value="76.9230769230769">
            <text:p>76.9230769231</text:p>
          </table:table-cell>
          <table:table-cell table:style-name="ce6" office:value-type="time" office:time-value="PT14H50M00S">
            <text:p>02:50:00 PM</text:p>
          </table:table-cell>
          <table:table-cell table:style-name="ce6" office:value-type="time" office:time-value="PT14H52M00S">
            <text:p>02:52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51:40">
            <text:p>7/25/2014 2:51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220.5">
            <text:p>220.5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2 - [.J62])/10.2)" office:value-type="float" office:value="70.5882352941176">
            <text:p>70.5882352941</text:p>
          </table:table-cell>
          <table:table-cell table:style-name="ce6" office:value-type="time" office:time-value="PT14H50M00S">
            <text:p>02:50:00 PM</text:p>
          </table:table-cell>
          <table:table-cell table:style-name="ce6" office:value-type="time" office:time-value="PT14H52M00S">
            <text:p>02:52:00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51:41">
            <text:p>7/25/2014 2:51:41 PM</text:p>
          </table:table-cell>
          <table:table-cell table:style-name="ce24" office:value-type="float" office:value="499.8">
            <text:p>499.8</text:p>
          </table:table-cell>
        </table:table-row>
        <table:table-row table:style-name="ro5">
          <table:table-cell office:value-type="string">
            <text:p>LOTS OF SUN</text:p>
          </table:table-cell>
          <table:table-cell table:number-columns-repeated="3"/>
          <table:table-cell table:style-name="ce19" office:value-type="string">
            <text:p>SUM</text:p>
          </table:table-cell>
          <table:table-cell table:style-name="ce21" office:value-type="date" office:date-value="2014-07-25T14:52:40">
            <text:p>7/25/2014 2:52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209.3">
            <text:p>209.3</text:p>
          </table:table-cell>
          <table:table-cell/>
          <table:table-cell office:value-type="string">
            <text:p>LOTS OF SUN</text:p>
          </table:table-cell>
          <table:table-cell table:number-columns-repeated="3"/>
          <table:table-cell table:style-name="ce19" office:value-type="string">
            <text:p>SUM</text:p>
          </table:table-cell>
          <table:table-cell table:style-name="ce21" office:value-type="date" office:date-value="2014-07-25T14:52:41">
            <text:p>7/25/2014 2:52:41 PM</text:p>
          </table:table-cell>
          <table:table-cell table:style-name="ce23" office:value-type="float" office:value="636.3">
            <text:p>636.3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53:40">
            <text:p>7/25/2014 2:53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27.5">
            <text:p>127.5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53:41">
            <text:p>7/25/2014 2:53:41 PM</text:p>
          </table:table-cell>
          <table:table-cell table:style-name="ce23" office:value-type="float" office:value="223.6">
            <text:p>223.6</text:p>
          </table:table-cell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table:formula="of:=100*((13 - [.A65])/13)" office:value-type="float" office:value="84.6153846153846">
            <text:p>84.6153846154</text:p>
          </table:table-cell>
          <table:table-cell table:style-name="ce6" office:value-type="time" office:time-value="PT14H53M33S">
            <text:p>02:53:33 PM</text:p>
          </table:table-cell>
          <table:table-cell table:style-name="ce6" office:value-type="time" office:time-value="PT14H55M33S">
            <text:p>02:55:33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54:40">
            <text:p>7/25/2014 2:54:40 PM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118.3">
            <text:p>118.3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*((10.2 - [.J65])/10.2)" office:value-type="float" office:value="80.3921568627451">
            <text:p>80.3921568627</text:p>
          </table:table-cell>
          <table:table-cell table:style-name="ce6" office:value-type="time" office:time-value="PT14H53M33S">
            <text:p>02:53:33 PM</text:p>
          </table:table-cell>
          <table:table-cell table:style-name="ce6" office:value-type="time" office:time-value="PT14H55M33S">
            <text:p>02:55:33 PM</text:p>
          </table:table-cell>
          <table:table-cell table:style-name="ce20" office:value-type="string">
            <text:p>SUM</text:p>
          </table:table-cell>
          <table:table-cell table:style-name="ce22" office:value-type="date" office:date-value="2014-07-25T14:54:41">
            <text:p>7/25/2014 2:54:41 PM</text:p>
          </table:table-cell>
          <table:table-cell table:style-name="ce24" office:value-type="float" office:value="163.8">
            <text:p>163.8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55:40">
            <text:p>7/25/2014 2:55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111.7">
            <text:p>111.7</text:p>
          </table:table-cell>
          <table:table-cell table:number-columns-repeated="5"/>
          <table:table-cell table:style-name="ce19" office:value-type="string">
            <text:p>SUM</text:p>
          </table:table-cell>
          <table:table-cell table:style-name="ce21" office:value-type="date" office:date-value="2014-07-25T14:55:41">
            <text:p>7/25/2014 2:55:41 PM</text:p>
          </table:table-cell>
          <table:table-cell table:style-name="ce23" office:value-type="float" office:value="153.2">
            <text:p>153.2</text:p>
          </table:table-cell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56:40">
            <text:p>7/25/2014 2:56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79.4">
            <text:p>79.4</text:p>
          </table:table-cell>
          <table:table-cell table:number-columns-repeated="8"/>
        </table:table-row>
        <table:table-row table:style-name="ro5">
          <table:table-cell table:number-columns-repeated="4"/>
          <table:table-cell table:style-name="ce19" office:value-type="string">
            <text:p>SUM</text:p>
          </table:table-cell>
          <table:table-cell table:style-name="ce21" office:value-type="date" office:date-value="2014-07-25T14:57:40">
            <text:p>7/25/2014 2:57:40 PM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83.8">
            <text:p>83.8</text:p>
          </table:table-cell>
          <table:table-cell table:number-columns-repeated="8"/>
        </table:table-row>
        <table:table-row table:style-name="ro1" table:number-rows-repeated="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ting density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office:value-type="string">
            <text:p>Both of these RILs were planted at the same density</text:p>
          </table:table-cell>
          <table:table-cell table:number-columns-repeated="12"/>
        </table:table-row>
        <table:table-row table:style-name="ro1">
          <table:table-cell office:value-type="string">
            <text:p>We counted the effective planting density on 07/23/2014 and 07/24/2014 by counting the number of plants in the middle 5 feet of each row of the 4 row plot for each RI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RIL 63</text:p>
          </table:table-cell>
          <table:table-cell table:number-columns-repeated="6"/>
          <table:table-cell office:value-type="string">
            <text:p>RIL 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29" office:value-type="string">
            <text:p>AVG</text:p>
          </table:table-cell>
          <table:table-cell table:number-columns-repeated="2"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29" office:value-type="string">
            <text:p>AVG</text:p>
          </table:table-cell>
        </table:table-row>
        <table:table-row table:style-name="ro1">
          <table:table-cell office:value-type="string">
            <text:p># of plants counted by RFM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AVERAGE([.B6:.E6])" office:value-type="float" office:value="30.5">
            <text:p>30.5</text:p>
          </table:table-cell>
          <table:table-cell/>
          <table:table-cell office:value-type="string">
            <text:p># of plants counted by RFM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formula="of:=AVERAGE([.I6:.L6])" office:value-type="float" office:value="33">
            <text:p>33</text:p>
          </table:table-cell>
        </table:table-row>
        <table:table-row table:style-name="ro1">
          <table:table-cell office:value-type="string">
            <text:p># of plants counted by SKT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AVERAGE([.B7:.E7])" office:value-type="float" office:value="27.75">
            <text:p>27.75</text:p>
          </table:table-cell>
          <table:table-cell/>
          <table:table-cell office:value-type="string">
            <text:p># of plants counted by SKT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AVERAGE([.I7:.L7])" office:value-type="float" office:value="31">
            <text:p>31</text:p>
          </table:table-cell>
        </table:table-row>
        <table:table-row table:style-name="ro1">
          <table:table-cell office:value-type="string">
            <text:p># of plants (avg)</text:p>
          </table:table-cell>
          <table:table-cell table:formula="of:=AVERAGE([.B6:.B7])" office:value-type="float" office:value="30">
            <text:p>30</text:p>
          </table:table-cell>
          <table:table-cell table:formula="of:=AVERAGE([.C6:.C7])" office:value-type="float" office:value="28.5">
            <text:p>28.5</text:p>
          </table:table-cell>
          <table:table-cell table:formula="of:=AVERAGE([.D6:.D7])" office:value-type="float" office:value="27.5">
            <text:p>27.5</text:p>
          </table:table-cell>
          <table:table-cell table:formula="of:=AVERAGE([.E6:.E7])" office:value-type="float" office:value="30.5">
            <text:p>30.5</text:p>
          </table:table-cell>
          <table:table-cell table:formula="of:=AVERAGE([.B8:.E8])" office:value-type="float" office:value="29.125">
            <text:p>29.125</text:p>
          </table:table-cell>
          <table:table-cell/>
          <table:table-cell office:value-type="string">
            <text:p># of plants (avg)</text:p>
          </table:table-cell>
          <table:table-cell table:formula="of:=AVERAGE([.I6:.I7])" office:value-type="float" office:value="30">
            <text:p>30</text:p>
          </table:table-cell>
          <table:table-cell table:formula="of:=AVERAGE([.J6:.J7])" office:value-type="float" office:value="30.5">
            <text:p>30.5</text:p>
          </table:table-cell>
          <table:table-cell table:formula="of:=AVERAGE([.K6:.K7])" office:value-type="float" office:value="36">
            <text:p>36</text:p>
          </table:table-cell>
          <table:table-cell table:formula="of:=AVERAGE([.L6:.L7])" office:value-type="float" office:value="31.5">
            <text:p>31.5</text:p>
          </table:table-cell>
          <table:table-cell table:formula="of:=AVERAGE([.I8:.L8])" office:value-type="float" office:value="32">
            <text:p>32</text:p>
          </table:table-cell>
        </table:table-row>
        <table:table-row table:style-name="ro1">
          <table:table-cell office:value-type="string">
            <text:p># of plants (avg) / 1 ft</text:p>
          </table:table-cell>
          <table:table-cell table:formula="of:=[.B8]/5" office:value-type="float" office:value="6">
            <text:p>6</text:p>
          </table:table-cell>
          <table:table-cell table:formula="of:=[.C8]/5" office:value-type="float" office:value="5.7">
            <text:p>5.7</text:p>
          </table:table-cell>
          <table:table-cell table:formula="of:=[.D8]/5" office:value-type="float" office:value="5.5">
            <text:p>5.5</text:p>
          </table:table-cell>
          <table:table-cell table:formula="of:=[.E8]/5" office:value-type="float" office:value="6.1">
            <text:p>6.1</text:p>
          </table:table-cell>
          <table:table-cell table:formula="of:=AVERAGE([.B9:.E9])" office:value-type="float" office:value="5.825">
            <text:p>5.825</text:p>
          </table:table-cell>
          <table:table-cell/>
          <table:table-cell office:value-type="string">
            <text:p># of plants (avg) / 1 ft</text:p>
          </table:table-cell>
          <table:table-cell table:formula="of:=[.I8]/5" office:value-type="float" office:value="6">
            <text:p>6</text:p>
          </table:table-cell>
          <table:table-cell table:formula="of:=[.J8]/5" office:value-type="float" office:value="6.1">
            <text:p>6.1</text:p>
          </table:table-cell>
          <table:table-cell table:formula="of:=[.K8]/5" office:value-type="float" office:value="7.2">
            <text:p>7.2</text:p>
          </table:table-cell>
          <table:table-cell table:formula="of:=[.L8]/5" office:value-type="float" office:value="6.3">
            <text:p>6.3</text:p>
          </table:table-cell>
          <table:table-cell table:formula="of:=AVERAGE([.I9:.L9])" office:value-type="float" office:value="6.4">
            <text:p>6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fter light measurements were taken on 07/24/2014, both of the plots were thinned to have a plant every 5 inches. And the final thinning, light measurements were taken on 07/25/2014</text:p>
          </table:table-cell>
          <table:table-cell table:number-columns-repeated="12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0" number:min-integer-digits="1"/>
      <number:text>°</number:text>
    </number:number-style>
    <number:number-style style:name="N128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4-08-14T16:53:19</meta:creation-date>
    <dc:date>2014-08-20T12:50:47</dc:date>
    <dc:creator>SKT </dc:creator>
    <meta:editing-duration>PT18H13M35S</meta:editing-duration>
    <meta:editing-cycles>9</meta:editing-cycles>
    <meta:generator>LibreOffice/3.5$Linux_X86_64 LibreOffice_project/350m1$Build-2</meta:generator>
    <meta:document-statistic meta:table-count="8" meta:cell-count="4833" meta:object-count="0"/>
  </office:meta>
</office:document-meta>
</file>